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7" table:default-cell-style-name="ce11"/>
        <table:table-column table:style-name="co2" table:number-columns-repeated="1007" table:default-cell-style-name="ce11"/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Which of the following roles describes you best?</text:p>
          </table:table-cell>
          <table:table-cell table:style-name="ce9" office:value-type="string" calcext:value-type="string">
            <text:p>What is your level of expertise with SPARQL?</text:p>
          </table:table-cell>
          <table:table-cell table:style-name="ce9" office:value-type="string" calcext:value-type="string">
            <text:p>What is your level of expertise with JSON?</text:p>
          </table:table-cell>
          <table:table-cell table:style-name="ce9" office:value-type="string" calcext:value-type="string">
            <text:p>As a (technically-minded) end user, would you prefer the interface of System A or System B in this particular case?</text:p>
          </table:table-cell>
          <table:table-cell table:style-name="ce9" office:value-type="string" calcext:value-type="string">
            <text:p>As a developer, would you prefer System A or System B in this particular case, to process the JSON representations?</text:p>
          </table:table-cell>
          <table:table-cell table:style-name="ce9" office:value-type="string" calcext:value-type="string">
            <text:p>As a (technically-minded) end user, would you prefer the interface of System A or System B in this particular case?</text:p>
          </table:table-cell>
          <table:table-cell table:style-name="ce9" office:value-type="string" calcext:value-type="string">
            <text:p>As a developer, would you prefer System A or System B in this particular case, to process the JSON representations?</text:p>
          </table:table-cell>
          <table:table-cell table:style-name="ce9" office:value-type="string" calcext:value-type="string">
            <text:p>As a (technically-minded) end user, would you prefer the interface of System A or System B in this particular case?</text:p>
          </table:table-cell>
          <table:table-cell table:style-name="ce9" office:value-type="string" calcext:value-type="string">
            <text:p>As a developer, would you prefer System A or System B in this particular case, to process the JSON representations?</text:p>
          </table:table-cell>
          <table:table-cell table:style-name="ce9" office:value-type="string" calcext:value-type="string">
            <text:p>If you have further feedback, you can write it below (optional).</text:p>
          </table:table-cell>
          <table:table-cell table:style-name="ce9" table:number-columns-repeated="1013"/>
        </table:table-row>
        <table:table-row table:style-name="ro1">
          <table:table-cell table:style-name="ce10" office:value-type="date" office:date-value="2019-04-05T15:11:43.991" calcext:value-type="date">
            <text:p>4/5/2019 15:11:4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12:50.827" calcext:value-type="date">
            <text:p>4/5/2019 15:12:51</text:p>
          </table:table-cell>
          <table:table-cell table:style-name="ce12" office:value-type="string" calcext:value-type="string">
            <text:p>develop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14:58.592" calcext:value-type="date">
            <text:p>4/5/2019 15:14:59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2:13.148" calcext:value-type="date">
            <text:p>4/5/2019 15:22:1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number-columns-repeated="4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5:39.311" calcext:value-type="date">
            <text:p>4/5/2019 15:25:39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6:02.425" calcext:value-type="date">
            <text:p>4/5/2019 15:26:0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5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6:49.665" calcext:value-type="date">
            <text:p>4/5/2019 15:26:50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30:55.109" calcext:value-type="date">
            <text:p>4/5/2019 15:30:5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34:41.582" calcext:value-type="date">
            <text:p>4/5/2019 15:34:42</text:p>
          </table:table-cell>
          <table:table-cell table:style-name="ce12" office:value-type="string" calcext:value-type="string">
            <text:p>develop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Indifferent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8:22:56.970999" calcext:value-type="date">
            <text:p>4/5/2019 18:22:57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23:58:29.408" calcext:value-type="date">
            <text:p>4/5/2019 23:58:29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5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6T01:06:55.969" calcext:value-type="date">
            <text:p>4/6/2019 1:06:56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3"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6T02:06:27.021" calcext:value-type="date">
            <text:p>4/6/2019 2:06:2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5" table:style-name="ce12" office:value-type="string" calcext:value-type="string">
            <text:p>Strong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6T10:02:34.210999" calcext:value-type="date">
            <text:p>4/6/2019 10:02:3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Most of the time I would prefer interface A, but I am not sure the nested boxes/tables would be the right graphical solution. But I got the point of course. Thanks!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6T21:52:45.024" calcext:value-type="date">
            <text:p>4/6/2019 21:52:4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10:10:36.258" calcext:value-type="date">
            <text:p>4/7/2019 10:10:36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10:11:39.683" calcext:value-type="date">
            <text:p>4/7/2019 10:11:40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5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Nice work! Would have been nice to see the queries too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7T15:49:39.368" calcext:value-type="date">
            <text:p>4/7/2019 15:49:39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16:41:41.638" calcext:value-type="date">
            <text:p>4/7/2019 16:41:42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21:24:56.083" calcext:value-type="date">
            <text:p>4/7/2019 21:24:56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00:50:13.158" calcext:value-type="date">
            <text:p>4/8/2019 0:50:1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3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09:46:16.992" calcext:value-type="date">
            <text:p>4/8/2019 9:46:1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0:56:22.707" calcext:value-type="date">
            <text:p>4/8/2019 10:56:23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03:20.967001" calcext:value-type="date">
            <text:p>4/8/2019 11:03:21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14:43.451001" calcext:value-type="date">
            <text:p>4/8/2019 11:14:4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43:03.407001" calcext:value-type="date">
            <text:p>4/8/2019 11:43:0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43:18.619" calcext:value-type="date">
            <text:p>4/8/2019 11:43:19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49:33.294" calcext:value-type="date">
            <text:p>4/8/2019 11:49:33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59:18.933" calcext:value-type="date">
            <text:p>4/8/2019 11:59:19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Indifferent</text:p>
          </table:table-cell>
          <table:table-cell table:number-columns-repeated="2"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59:54.466001" calcext:value-type="date">
            <text:p>4/8/2019 11:59:5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2:28:01.568" calcext:value-type="date">
            <text:p>4/8/2019 12:28:0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string" calcext:value-type="string">
            <text:p>Strong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2:47:51.008" calcext:value-type="date">
            <text:p>4/8/2019 12:47:51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27:32.482" calcext:value-type="date">
            <text:p>4/8/2019 13:27:3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3"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28:40.204999" calcext:value-type="date">
            <text:p>4/8/2019 13:28:40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29:27.811" calcext:value-type="date">
            <text:p>4/8/2019 13:29:28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5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42:26.447" calcext:value-type="date">
            <text:p>4/8/2019 13:42:26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4:10:59.622" calcext:value-type="date">
            <text:p>4/8/2019 14:11:00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5:55:46.946" calcext:value-type="date">
            <text:p>4/8/2019 15:55:4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Especially for JSON, it depends a lot of what you want to do with the data. <text:s/>The SPARQL result set version is less natural JSON, but uniform and non-ambiguous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8T16:09:49.896" calcext:value-type="date">
            <text:p>4/8/2019 16:09:50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7:52:48.569" calcext:value-type="date">
            <text:p>4/8/2019 17:52:49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20:30:33.235" calcext:value-type="date">
            <text:p>4/8/2019 20:30:3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0:20:41.441" calcext:value-type="date">
            <text:p>4/9/2019 0:20:41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5:53:02.198" calcext:value-type="date">
            <text:p>4/9/2019 5:53:0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8:13:45.333" calcext:value-type="date">
            <text:p>4/9/2019 8:13:4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I slightly prefer the json B, specially because you omit the variable header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9T08:51:11.448" calcext:value-type="date">
            <text:p>4/9/2019 8:51:11</text:p>
          </table:table-cell>
          <table:table-cell table:style-name="ce12" office:value-type="string" calcext:value-type="string">
            <text:p>ot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string" calcext:value-type="string">
            <text:p>Slightly prefer B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9:16:57.337" calcext:value-type="date">
            <text:p>4/9/2019 9:16:57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For the SPARQL cases I would doubt about the ordering of results with this kind of interface. Ordering would be probably be better in the systems B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9T10:28:28.818" calcext:value-type="date">
            <text:p>4/9/2019 10:28:29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1:58:22.048" calcext:value-type="date">
            <text:p>4/9/2019 11:58:2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3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2:20:07.046" calcext:value-type="date">
            <text:p>4/9/2019 12:20:0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2:31:14.607" calcext:value-type="date">
            <text:p>4/9/2019 12:31:1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B</text:p>
          </table:table-cell>
          <table:table-cell table:number-columns-repeated="5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3:44:04.374" calcext:value-type="date">
            <text:p>4/9/2019 13:44:0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For the serialization of rdf as json I recommend to use json-ld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9T16:03:41.381" calcext:value-type="date">
            <text:p>4/9/2019 16:03:41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7:43:17.228001" calcext:value-type="date">
            <text:p>4/9/2019 17:43:17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8:53:11.943" calcext:value-type="date">
            <text:p>4/9/2019 18:53:1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10T10:51:32.501" calcext:value-type="date">
            <text:p>4/10/2019 10:51:33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ce11"/>
        <table:table-row table:style-name="ro1">
          <table:table-cell table:style-name="ce13" office:value-type="string" calcext:value-type="string">
            <text:p>role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JSON</text:p>
          </table:table-cell>
          <table:table-cell table:style-name="ce13" office:value-type="string" calcext:value-type="string">
            <text:p>Q1 Interface</text:p>
          </table:table-cell>
          <table:table-cell table:style-name="ce13" office:value-type="string" calcext:value-type="string">
            <text:p>Q1 JSON</text:p>
          </table:table-cell>
          <table:table-cell table:style-name="ce13" office:value-type="string" calcext:value-type="string">
            <text:p>Q2 Interface</text:p>
          </table:table-cell>
          <table:table-cell table:style-name="ce13" office:value-type="string" calcext:value-type="string">
            <text:p>Q2 JSON</text:p>
          </table:table-cell>
          <table:table-cell table:style-name="ce13" office:value-type="string" calcext:value-type="string">
            <text:p>Q3 Interface</text:p>
          </table:table-cell>
          <table:table-cell table:style-name="ce13" office:value-type="string" calcext:value-type="string">
            <text:p>Q3 JSON</text:p>
          </table:table-cell>
          <table:table-cell table:style-name="ce18" table:number-columns-repeated="17"/>
          <table:table-cell table:number-columns-repeated="998"/>
        </table:table-row>
        <table:table-row table:style-name="ro1">
          <table:table-cell table:formula="of:=[$'Form Responses 1'.B2]" office:value-type="string" office:string-value="researcher" calcext:value-type="string">
            <text:p>researcher</text:p>
          </table:table-cell>
          <table:table-cell table:formula="of:=[$'Form Responses 1'.C2]" office:value-type="float" office:value="0" calcext:value-type="float">
            <text:p>0</text:p>
          </table:table-cell>
          <table:table-cell table:formula="of:=[$'Form Responses 1'.D2]" office:value-type="float" office:value="0" calcext:value-type="float">
            <text:p>0</text:p>
          </table:table-cell>
          <table:table-cell table:formula="of:=IF([$'Form Responses 1'.E2]=&quot;&quot;;&quot;&quot;;IF(LEFT([$'Form Responses 1'.E2];8)=&quot;Slightly&quot;; 1; IF(LEFT([$'Form Responses 1'.E2];8)=&quot;Strongly&quot;; 2; 0))*IF(RIGHT([$'Form Responses 1'.E2];1)=&quot;B&quot;;-1;1))" office:value-type="float" office:value="-1" calcext:value-type="float">
            <text:p>-1</text:p>
          </table:table-cell>
          <table:table-cell table:formula="of:=IF([$'Form Responses 1'.F2]=&quot;&quot;;&quot;&quot;;IF(LEFT([$'Form Responses 1'.F2];8)=&quot;Slightly&quot;; 1; IF(LEFT([$'Form Responses 1'.F2];8)=&quot;Strongly&quot;; 2; 0))*IF(RIGHT([$'Form Responses 1'.F2];1)=&quot;B&quot;;-1;1))" office:value-type="float" office:value="-1" calcext:value-type="float">
            <text:p>-1</text:p>
          </table:table-cell>
          <table:table-cell table:formula="of:=IF([$'Form Responses 1'.G2]=&quot;&quot;;&quot;&quot;;IF(LEFT([$'Form Responses 1'.G2];8)=&quot;Slightly&quot;; 1; IF(LEFT([$'Form Responses 1'.G2];8)=&quot;Strongly&quot;; 2; 0))*IF(RIGHT([$'Form Responses 1'.G2];1)=&quot;B&quot;;-1;1))" office:value-type="float" office:value="-1" calcext:value-type="float">
            <text:p>-1</text:p>
          </table:table-cell>
          <table:table-cell table:formula="of:=IF([$'Form Responses 1'.H2]=&quot;&quot;;&quot;&quot;;IF(LEFT([$'Form Responses 1'.H2];8)=&quot;Slightly&quot;; 1; IF(LEFT([$'Form Responses 1'.H2];8)=&quot;Strongly&quot;; 2; 0))*IF(RIGHT([$'Form Responses 1'.H2];1)=&quot;B&quot;;-1;1))" office:value-type="float" office:value="2" calcext:value-type="float">
            <text:p>2</text:p>
          </table:table-cell>
          <table:table-cell table:formula="of:=IF([$'Form Responses 1'.I2]=&quot;&quot;;&quot;&quot;;IF(LEFT([$'Form Responses 1'.I2];8)=&quot;Slightly&quot;; 1; IF(LEFT([$'Form Responses 1'.I2];8)=&quot;Strongly&quot;; 2; 0))*IF(RIGHT([$'Form Responses 1'.I2];1)=&quot;B&quot;;-1;1))" office:value-type="float" office:value="-1" calcext:value-type="float">
            <text:p>-1</text:p>
          </table:table-cell>
          <table:table-cell table:formula="of:=IF([$'Form Responses 1'.J2]=&quot;&quot;;&quot;&quot;;IF(LEFT([$'Form Responses 1'.J2];8)=&quot;Slightly&quot;; 1; IF(LEFT([$'Form Responses 1'.J2];8)=&quot;Strongly&quot;; 2; 0))*IF(RIGHT([$'Form Responses 1'.J2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3]" office:value-type="string" office:string-value="developer" calcext:value-type="string">
            <text:p>developer</text:p>
          </table:table-cell>
          <table:table-cell table:formula="of:=[$'Form Responses 1'.C3]" office:value-type="float" office:value="4" calcext:value-type="float">
            <text:p>4</text:p>
          </table:table-cell>
          <table:table-cell table:formula="of:=[$'Form Responses 1'.D3]" office:value-type="float" office:value="4" calcext:value-type="float">
            <text:p>4</text:p>
          </table:table-cell>
          <table:table-cell table:formula="of:=IF([$'Form Responses 1'.E3]=&quot;&quot;;&quot;&quot;;IF(LEFT([$'Form Responses 1'.E3];8)=&quot;Slightly&quot;; 1; IF(LEFT([$'Form Responses 1'.E3];8)=&quot;Strongly&quot;; 2; 0))*IF(RIGHT([$'Form Responses 1'.E3];1)=&quot;B&quot;;-1;1))" office:value-type="float" office:value="-1" calcext:value-type="float">
            <text:p>-1</text:p>
          </table:table-cell>
          <table:table-cell table:formula="of:=IF([$'Form Responses 1'.F3]=&quot;&quot;;&quot;&quot;;IF(LEFT([$'Form Responses 1'.F3];8)=&quot;Slightly&quot;; 1; IF(LEFT([$'Form Responses 1'.F3];8)=&quot;Strongly&quot;; 2; 0))*IF(RIGHT([$'Form Responses 1'.F3];1)=&quot;B&quot;;-1;1))" office:value-type="float" office:value="2" calcext:value-type="float">
            <text:p>2</text:p>
          </table:table-cell>
          <table:table-cell table:formula="of:=IF([$'Form Responses 1'.G3]=&quot;&quot;;&quot;&quot;;IF(LEFT([$'Form Responses 1'.G3];8)=&quot;Slightly&quot;; 1; IF(LEFT([$'Form Responses 1'.G3];8)=&quot;Strongly&quot;; 2; 0))*IF(RIGHT([$'Form Responses 1'.G3];1)=&quot;B&quot;;-1;1))" office:value-type="float" office:value="-1" calcext:value-type="float">
            <text:p>-1</text:p>
          </table:table-cell>
          <table:table-cell table:formula="of:=IF([$'Form Responses 1'.H3]=&quot;&quot;;&quot;&quot;;IF(LEFT([$'Form Responses 1'.H3];8)=&quot;Slightly&quot;; 1; IF(LEFT([$'Form Responses 1'.H3];8)=&quot;Strongly&quot;; 2; 0))*IF(RIGHT([$'Form Responses 1'.H3];1)=&quot;B&quot;;-1;1))" office:value-type="float" office:value="2" calcext:value-type="float">
            <text:p>2</text:p>
          </table:table-cell>
          <table:table-cell table:formula="of:=IF([$'Form Responses 1'.I3]=&quot;&quot;;&quot;&quot;;IF(LEFT([$'Form Responses 1'.I3];8)=&quot;Slightly&quot;; 1; IF(LEFT([$'Form Responses 1'.I3];8)=&quot;Strongly&quot;; 2; 0))*IF(RIGHT([$'Form Responses 1'.I3];1)=&quot;B&quot;;-1;1))" office:value-type="float" office:value="1" calcext:value-type="float">
            <text:p>1</text:p>
          </table:table-cell>
          <table:table-cell table:formula="of:=IF([$'Form Responses 1'.J3]=&quot;&quot;;&quot;&quot;;IF(LEFT([$'Form Responses 1'.J3];8)=&quot;Slightly&quot;; 1; IF(LEFT([$'Form Responses 1'.J3];8)=&quot;Strongly&quot;; 2; 0))*IF(RIGHT([$'Form Responses 1'.J3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4]" office:value-type="string" office:string-value="researcher" calcext:value-type="string">
            <text:p>researcher</text:p>
          </table:table-cell>
          <table:table-cell table:formula="of:=[$'Form Responses 1'.C4]" office:value-type="float" office:value="2" calcext:value-type="float">
            <text:p>2</text:p>
          </table:table-cell>
          <table:table-cell table:formula="of:=[$'Form Responses 1'.D4]" office:value-type="float" office:value="2" calcext:value-type="float">
            <text:p>2</text:p>
          </table:table-cell>
          <table:table-cell table:formula="of:=IF([$'Form Responses 1'.E4]=&quot;&quot;;&quot;&quot;;IF(LEFT([$'Form Responses 1'.E4];8)=&quot;Slightly&quot;; 1; IF(LEFT([$'Form Responses 1'.E4];8)=&quot;Strongly&quot;; 2; 0))*IF(RIGHT([$'Form Responses 1'.E4];1)=&quot;B&quot;;-1;1))" office:value-type="float" office:value="2" calcext:value-type="float">
            <text:p>2</text:p>
          </table:table-cell>
          <table:table-cell table:formula="of:=IF([$'Form Responses 1'.F4]=&quot;&quot;;&quot;&quot;;IF(LEFT([$'Form Responses 1'.F4];8)=&quot;Slightly&quot;; 1; IF(LEFT([$'Form Responses 1'.F4];8)=&quot;Strongly&quot;; 2; 0))*IF(RIGHT([$'Form Responses 1'.F4];1)=&quot;B&quot;;-1;1))" office:value-type="float" office:value="2" calcext:value-type="float">
            <text:p>2</text:p>
          </table:table-cell>
          <table:table-cell table:formula="of:=IF([$'Form Responses 1'.G4]=&quot;&quot;;&quot;&quot;;IF(LEFT([$'Form Responses 1'.G4];8)=&quot;Slightly&quot;; 1; IF(LEFT([$'Form Responses 1'.G4];8)=&quot;Strongly&quot;; 2; 0))*IF(RIGHT([$'Form Responses 1'.G4];1)=&quot;B&quot;;-1;1))" office:value-type="float" office:value="1" calcext:value-type="float">
            <text:p>1</text:p>
          </table:table-cell>
          <table:table-cell table:formula="of:=IF([$'Form Responses 1'.H4]=&quot;&quot;;&quot;&quot;;IF(LEFT([$'Form Responses 1'.H4];8)=&quot;Slightly&quot;; 1; IF(LEFT([$'Form Responses 1'.H4];8)=&quot;Strongly&quot;; 2; 0))*IF(RIGHT([$'Form Responses 1'.H4];1)=&quot;B&quot;;-1;1))" office:value-type="float" office:value="2" calcext:value-type="float">
            <text:p>2</text:p>
          </table:table-cell>
          <table:table-cell table:formula="of:=IF([$'Form Responses 1'.I4]=&quot;&quot;;&quot;&quot;;IF(LEFT([$'Form Responses 1'.I4];8)=&quot;Slightly&quot;; 1; IF(LEFT([$'Form Responses 1'.I4];8)=&quot;Strongly&quot;; 2; 0))*IF(RIGHT([$'Form Responses 1'.I4];1)=&quot;B&quot;;-1;1))" office:value-type="float" office:value="1" calcext:value-type="float">
            <text:p>1</text:p>
          </table:table-cell>
          <table:table-cell table:formula="of:=IF([$'Form Responses 1'.J4]=&quot;&quot;;&quot;&quot;;IF(LEFT([$'Form Responses 1'.J4];8)=&quot;Slightly&quot;; 1; IF(LEFT([$'Form Responses 1'.J4];8)=&quot;Strongly&quot;; 2; 0))*IF(RIGHT([$'Form Responses 1'.J4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5]" office:value-type="string" office:string-value="researcher" calcext:value-type="string">
            <text:p>researcher</text:p>
          </table:table-cell>
          <table:table-cell table:formula="of:=[$'Form Responses 1'.C5]" office:value-type="float" office:value="3" calcext:value-type="float">
            <text:p>3</text:p>
          </table:table-cell>
          <table:table-cell table:formula="of:=[$'Form Responses 1'.D5]" office:value-type="float" office:value="1" calcext:value-type="float">
            <text:p>1</text:p>
          </table:table-cell>
          <table:table-cell table:formula="of:=IF([$'Form Responses 1'.E5]=&quot;&quot;;&quot;&quot;;IF(LEFT([$'Form Responses 1'.E5];8)=&quot;Slightly&quot;; 1; IF(LEFT([$'Form Responses 1'.E5];8)=&quot;Strongly&quot;; 2; 0))*IF(RIGHT([$'Form Responses 1'.E5];1)=&quot;B&quot;;-1;1))" office:value-type="float" office:value="1" calcext:value-type="float">
            <text:p>1</text:p>
          </table:table-cell>
          <table:table-cell table:formula="of:=IF([$'Form Responses 1'.F5]=&quot;&quot;;&quot;&quot;;IF(LEFT([$'Form Responses 1'.F5];8)=&quot;Slightly&quot;; 1; IF(LEFT([$'Form Responses 1'.F5];8)=&quot;Strongly&quot;; 2; 0))*IF(RIGHT([$'Form Responses 1'.F5];1)=&quot;B&quot;;-1;1))" office:value-type="float" office:value="1" calcext:value-type="float">
            <text:p>1</text:p>
          </table:table-cell>
          <table:table-cell table:formula="of:=IF([$'Form Responses 1'.G5]=&quot;&quot;;&quot;&quot;;IF(LEFT([$'Form Responses 1'.G5];8)=&quot;Slightly&quot;; 1; IF(LEFT([$'Form Responses 1'.G5];8)=&quot;Strongly&quot;; 2; 0))*IF(RIGHT([$'Form Responses 1'.G5];1)=&quot;B&quot;;-1;1))" office:value-type="float" office:value="2" calcext:value-type="float">
            <text:p>2</text:p>
          </table:table-cell>
          <table:table-cell table:formula="of:=IF([$'Form Responses 1'.H5]=&quot;&quot;;&quot;&quot;;IF(LEFT([$'Form Responses 1'.H5];8)=&quot;Slightly&quot;; 1; IF(LEFT([$'Form Responses 1'.H5];8)=&quot;Strongly&quot;; 2; 0))*IF(RIGHT([$'Form Responses 1'.H5];1)=&quot;B&quot;;-1;1))" office:value-type="float" office:value="2" calcext:value-type="float">
            <text:p>2</text:p>
          </table:table-cell>
          <table:table-cell table:formula="of:=IF([$'Form Responses 1'.I5]=&quot;&quot;;&quot;&quot;;IF(LEFT([$'Form Responses 1'.I5];8)=&quot;Slightly&quot;; 1; IF(LEFT([$'Form Responses 1'.I5];8)=&quot;Strongly&quot;; 2; 0))*IF(RIGHT([$'Form Responses 1'.I5];1)=&quot;B&quot;;-1;1))" office:value-type="float" office:value="2" calcext:value-type="float">
            <text:p>2</text:p>
          </table:table-cell>
          <table:table-cell table:formula="of:=IF([$'Form Responses 1'.J5]=&quot;&quot;;&quot;&quot;;IF(LEFT([$'Form Responses 1'.J5];8)=&quot;Slightly&quot;; 1; IF(LEFT([$'Form Responses 1'.J5];8)=&quot;Strongly&quot;; 2; 0))*IF(RIGHT([$'Form Responses 1'.J5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6]" office:value-type="string" office:string-value="researcher" calcext:value-type="string">
            <text:p>researcher</text:p>
          </table:table-cell>
          <table:table-cell table:formula="of:=[$'Form Responses 1'.C6]" office:value-type="float" office:value="4" calcext:value-type="float">
            <text:p>4</text:p>
          </table:table-cell>
          <table:table-cell table:formula="of:=[$'Form Responses 1'.D6]" office:value-type="float" office:value="2" calcext:value-type="float">
            <text:p>2</text:p>
          </table:table-cell>
          <table:table-cell table:formula="of:=IF([$'Form Responses 1'.E6]=&quot;&quot;;&quot;&quot;;IF(LEFT([$'Form Responses 1'.E6];8)=&quot;Slightly&quot;; 1; IF(LEFT([$'Form Responses 1'.E6];8)=&quot;Strongly&quot;; 2; 0))*IF(RIGHT([$'Form Responses 1'.E6];1)=&quot;B&quot;;-1;1))" office:value-type="float" office:value="2" calcext:value-type="float">
            <text:p>2</text:p>
          </table:table-cell>
          <table:table-cell table:formula="of:=IF([$'Form Responses 1'.F6]=&quot;&quot;;&quot;&quot;;IF(LEFT([$'Form Responses 1'.F6];8)=&quot;Slightly&quot;; 1; IF(LEFT([$'Form Responses 1'.F6];8)=&quot;Strongly&quot;; 2; 0))*IF(RIGHT([$'Form Responses 1'.F6];1)=&quot;B&quot;;-1;1))" office:value-type="float" office:value="0" calcext:value-type="float">
            <text:p>0</text:p>
          </table:table-cell>
          <table:table-cell table:formula="of:=IF([$'Form Responses 1'.G6]=&quot;&quot;;&quot;&quot;;IF(LEFT([$'Form Responses 1'.G6];8)=&quot;Slightly&quot;; 1; IF(LEFT([$'Form Responses 1'.G6];8)=&quot;Strongly&quot;; 2; 0))*IF(RIGHT([$'Form Responses 1'.G6];1)=&quot;B&quot;;-1;1))" office:value-type="float" office:value="2" calcext:value-type="float">
            <text:p>2</text:p>
          </table:table-cell>
          <table:table-cell table:formula="of:=IF([$'Form Responses 1'.H6]=&quot;&quot;;&quot;&quot;;IF(LEFT([$'Form Responses 1'.H6];8)=&quot;Slightly&quot;; 1; IF(LEFT([$'Form Responses 1'.H6];8)=&quot;Strongly&quot;; 2; 0))*IF(RIGHT([$'Form Responses 1'.H6];1)=&quot;B&quot;;-1;1))" office:value-type="float" office:value="-1" calcext:value-type="float">
            <text:p>-1</text:p>
          </table:table-cell>
          <table:table-cell table:formula="of:=IF([$'Form Responses 1'.I6]=&quot;&quot;;&quot;&quot;;IF(LEFT([$'Form Responses 1'.I6];8)=&quot;Slightly&quot;; 1; IF(LEFT([$'Form Responses 1'.I6];8)=&quot;Strongly&quot;; 2; 0))*IF(RIGHT([$'Form Responses 1'.I6];1)=&quot;B&quot;;-1;1))" office:value-type="float" office:value="1" calcext:value-type="float">
            <text:p>1</text:p>
          </table:table-cell>
          <table:table-cell table:formula="of:=IF([$'Form Responses 1'.J6]=&quot;&quot;;&quot;&quot;;IF(LEFT([$'Form Responses 1'.J6];8)=&quot;Slightly&quot;; 1; IF(LEFT([$'Form Responses 1'.J6];8)=&quot;Strongly&quot;; 2; 0))*IF(RIGHT([$'Form Responses 1'.J6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7]" office:value-type="string" office:string-value="researcher" calcext:value-type="string">
            <text:p>researcher</text:p>
          </table:table-cell>
          <table:table-cell table:formula="of:=[$'Form Responses 1'.C7]" office:value-type="float" office:value="0" calcext:value-type="float">
            <text:p>0</text:p>
          </table:table-cell>
          <table:table-cell table:formula="of:=[$'Form Responses 1'.D7]" office:value-type="float" office:value="2" calcext:value-type="float">
            <text:p>2</text:p>
          </table:table-cell>
          <table:table-cell table:formula="of:=IF([$'Form Responses 1'.E7]=&quot;&quot;;&quot;&quot;;IF(LEFT([$'Form Responses 1'.E7];8)=&quot;Slightly&quot;; 1; IF(LEFT([$'Form Responses 1'.E7];8)=&quot;Strongly&quot;; 2; 0))*IF(RIGHT([$'Form Responses 1'.E7];1)=&quot;B&quot;;-1;1))" office:value-type="float" office:value="1" calcext:value-type="float">
            <text:p>1</text:p>
          </table:table-cell>
          <table:table-cell table:formula="of:=IF([$'Form Responses 1'.F7]=&quot;&quot;;&quot;&quot;;IF(LEFT([$'Form Responses 1'.F7];8)=&quot;Slightly&quot;; 1; IF(LEFT([$'Form Responses 1'.F7];8)=&quot;Strongly&quot;; 2; 0))*IF(RIGHT([$'Form Responses 1'.F7];1)=&quot;B&quot;;-1;1))" office:value-type="float" office:value="2" calcext:value-type="float">
            <text:p>2</text:p>
          </table:table-cell>
          <table:table-cell table:formula="of:=IF([$'Form Responses 1'.G7]=&quot;&quot;;&quot;&quot;;IF(LEFT([$'Form Responses 1'.G7];8)=&quot;Slightly&quot;; 1; IF(LEFT([$'Form Responses 1'.G7];8)=&quot;Strongly&quot;; 2; 0))*IF(RIGHT([$'Form Responses 1'.G7];1)=&quot;B&quot;;-1;1))" office:value-type="float" office:value="2" calcext:value-type="float">
            <text:p>2</text:p>
          </table:table-cell>
          <table:table-cell table:formula="of:=IF([$'Form Responses 1'.H7]=&quot;&quot;;&quot;&quot;;IF(LEFT([$'Form Responses 1'.H7];8)=&quot;Slightly&quot;; 1; IF(LEFT([$'Form Responses 1'.H7];8)=&quot;Strongly&quot;; 2; 0))*IF(RIGHT([$'Form Responses 1'.H7];1)=&quot;B&quot;;-1;1))" office:value-type="float" office:value="2" calcext:value-type="float">
            <text:p>2</text:p>
          </table:table-cell>
          <table:table-cell table:formula="of:=IF([$'Form Responses 1'.I7]=&quot;&quot;;&quot;&quot;;IF(LEFT([$'Form Responses 1'.I7];8)=&quot;Slightly&quot;; 1; IF(LEFT([$'Form Responses 1'.I7];8)=&quot;Strongly&quot;; 2; 0))*IF(RIGHT([$'Form Responses 1'.I7];1)=&quot;B&quot;;-1;1))" office:value-type="float" office:value="2" calcext:value-type="float">
            <text:p>2</text:p>
          </table:table-cell>
          <table:table-cell table:formula="of:=IF([$'Form Responses 1'.J7]=&quot;&quot;;&quot;&quot;;IF(LEFT([$'Form Responses 1'.J7];8)=&quot;Slightly&quot;; 1; IF(LEFT([$'Form Responses 1'.J7];8)=&quot;Strongly&quot;; 2; 0))*IF(RIGHT([$'Form Responses 1'.J7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8]" office:value-type="string" office:string-value="researcher" calcext:value-type="string">
            <text:p>researcher</text:p>
          </table:table-cell>
          <table:table-cell table:formula="of:=[$'Form Responses 1'.C8]" office:value-type="float" office:value="3" calcext:value-type="float">
            <text:p>3</text:p>
          </table:table-cell>
          <table:table-cell table:formula="of:=[$'Form Responses 1'.D8]" office:value-type="float" office:value="1" calcext:value-type="float">
            <text:p>1</text:p>
          </table:table-cell>
          <table:table-cell table:formula="of:=IF([$'Form Responses 1'.E8]=&quot;&quot;;&quot;&quot;;IF(LEFT([$'Form Responses 1'.E8];8)=&quot;Slightly&quot;; 1; IF(LEFT([$'Form Responses 1'.E8];8)=&quot;Strongly&quot;; 2; 0))*IF(RIGHT([$'Form Responses 1'.E8];1)=&quot;B&quot;;-1;1))" office:value-type="float" office:value="1" calcext:value-type="float">
            <text:p>1</text:p>
          </table:table-cell>
          <table:table-cell table:formula="of:=IF([$'Form Responses 1'.F8]=&quot;&quot;;&quot;&quot;;IF(LEFT([$'Form Responses 1'.F8];8)=&quot;Slightly&quot;; 1; IF(LEFT([$'Form Responses 1'.F8];8)=&quot;Strongly&quot;; 2; 0))*IF(RIGHT([$'Form Responses 1'.F8];1)=&quot;B&quot;;-1;1))" office:value-type="float" office:value="2" calcext:value-type="float">
            <text:p>2</text:p>
          </table:table-cell>
          <table:table-cell table:formula="of:=IF([$'Form Responses 1'.G8]=&quot;&quot;;&quot;&quot;;IF(LEFT([$'Form Responses 1'.G8];8)=&quot;Slightly&quot;; 1; IF(LEFT([$'Form Responses 1'.G8];8)=&quot;Strongly&quot;; 2; 0))*IF(RIGHT([$'Form Responses 1'.G8];1)=&quot;B&quot;;-1;1))" office:value-type="float" office:value="1" calcext:value-type="float">
            <text:p>1</text:p>
          </table:table-cell>
          <table:table-cell table:formula="of:=IF([$'Form Responses 1'.H8]=&quot;&quot;;&quot;&quot;;IF(LEFT([$'Form Responses 1'.H8];8)=&quot;Slightly&quot;; 1; IF(LEFT([$'Form Responses 1'.H8];8)=&quot;Strongly&quot;; 2; 0))*IF(RIGHT([$'Form Responses 1'.H8];1)=&quot;B&quot;;-1;1))" office:value-type="float" office:value="2" calcext:value-type="float">
            <text:p>2</text:p>
          </table:table-cell>
          <table:table-cell table:formula="of:=IF([$'Form Responses 1'.I8]=&quot;&quot;;&quot;&quot;;IF(LEFT([$'Form Responses 1'.I8];8)=&quot;Slightly&quot;; 1; IF(LEFT([$'Form Responses 1'.I8];8)=&quot;Strongly&quot;; 2; 0))*IF(RIGHT([$'Form Responses 1'.I8];1)=&quot;B&quot;;-1;1))" office:value-type="float" office:value="1" calcext:value-type="float">
            <text:p>1</text:p>
          </table:table-cell>
          <table:table-cell table:formula="of:=IF([$'Form Responses 1'.J8]=&quot;&quot;;&quot;&quot;;IF(LEFT([$'Form Responses 1'.J8];8)=&quot;Slightly&quot;; 1; IF(LEFT([$'Form Responses 1'.J8];8)=&quot;Strongly&quot;; 2; 0))*IF(RIGHT([$'Form Responses 1'.J8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9]" office:value-type="string" office:string-value="researcher" calcext:value-type="string">
            <text:p>researcher</text:p>
          </table:table-cell>
          <table:table-cell table:formula="of:=[$'Form Responses 1'.C9]" office:value-type="float" office:value="4" calcext:value-type="float">
            <text:p>4</text:p>
          </table:table-cell>
          <table:table-cell table:formula="of:=[$'Form Responses 1'.D9]" office:value-type="float" office:value="4" calcext:value-type="float">
            <text:p>4</text:p>
          </table:table-cell>
          <table:table-cell table:formula="of:=IF([$'Form Responses 1'.E9]=&quot;&quot;;&quot;&quot;;IF(LEFT([$'Form Responses 1'.E9];8)=&quot;Slightly&quot;; 1; IF(LEFT([$'Form Responses 1'.E9];8)=&quot;Strongly&quot;; 2; 0))*IF(RIGHT([$'Form Responses 1'.E9];1)=&quot;B&quot;;-1;1))" office:value-type="float" office:value="1" calcext:value-type="float">
            <text:p>1</text:p>
          </table:table-cell>
          <table:table-cell table:formula="of:=IF([$'Form Responses 1'.F9]=&quot;&quot;;&quot;&quot;;IF(LEFT([$'Form Responses 1'.F9];8)=&quot;Slightly&quot;; 1; IF(LEFT([$'Form Responses 1'.F9];8)=&quot;Strongly&quot;; 2; 0))*IF(RIGHT([$'Form Responses 1'.F9];1)=&quot;B&quot;;-1;1))" office:value-type="float" office:value="2" calcext:value-type="float">
            <text:p>2</text:p>
          </table:table-cell>
          <table:table-cell table:formula="of:=IF([$'Form Responses 1'.G9]=&quot;&quot;;&quot;&quot;;IF(LEFT([$'Form Responses 1'.G9];8)=&quot;Slightly&quot;; 1; IF(LEFT([$'Form Responses 1'.G9];8)=&quot;Strongly&quot;; 2; 0))*IF(RIGHT([$'Form Responses 1'.G9];1)=&quot;B&quot;;-1;1))" office:value-type="float" office:value="1" calcext:value-type="float">
            <text:p>1</text:p>
          </table:table-cell>
          <table:table-cell table:formula="of:=IF([$'Form Responses 1'.H9]=&quot;&quot;;&quot;&quot;;IF(LEFT([$'Form Responses 1'.H9];8)=&quot;Slightly&quot;; 1; IF(LEFT([$'Form Responses 1'.H9];8)=&quot;Strongly&quot;; 2; 0))*IF(RIGHT([$'Form Responses 1'.H9];1)=&quot;B&quot;;-1;1))" office:value-type="float" office:value="2" calcext:value-type="float">
            <text:p>2</text:p>
          </table:table-cell>
          <table:table-cell table:formula="of:=IF([$'Form Responses 1'.I9]=&quot;&quot;;&quot;&quot;;IF(LEFT([$'Form Responses 1'.I9];8)=&quot;Slightly&quot;; 1; IF(LEFT([$'Form Responses 1'.I9];8)=&quot;Strongly&quot;; 2; 0))*IF(RIGHT([$'Form Responses 1'.I9];1)=&quot;B&quot;;-1;1))" office:value-type="float" office:value="-1" calcext:value-type="float">
            <text:p>-1</text:p>
          </table:table-cell>
          <table:table-cell table:formula="of:=IF([$'Form Responses 1'.J9]=&quot;&quot;;&quot;&quot;;IF(LEFT([$'Form Responses 1'.J9];8)=&quot;Slightly&quot;; 1; IF(LEFT([$'Form Responses 1'.J9];8)=&quot;Strongly&quot;; 2; 0))*IF(RIGHT([$'Form Responses 1'.J9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10]" office:value-type="string" office:string-value="developer" calcext:value-type="string">
            <text:p>developer</text:p>
          </table:table-cell>
          <table:table-cell table:formula="of:=[$'Form Responses 1'.C10]" office:value-type="float" office:value="4" calcext:value-type="float">
            <text:p>4</text:p>
          </table:table-cell>
          <table:table-cell table:formula="of:=[$'Form Responses 1'.D10]" office:value-type="float" office:value="4" calcext:value-type="float">
            <text:p>4</text:p>
          </table:table-cell>
          <table:table-cell table:formula="of:=IF([$'Form Responses 1'.E10]=&quot;&quot;;&quot;&quot;;IF(LEFT([$'Form Responses 1'.E10];8)=&quot;Slightly&quot;; 1; IF(LEFT([$'Form Responses 1'.E10];8)=&quot;Strongly&quot;; 2; 0))*IF(RIGHT([$'Form Responses 1'.E10];1)=&quot;B&quot;;-1;1))" office:value-type="float" office:value="0" calcext:value-type="float">
            <text:p>0</text:p>
          </table:table-cell>
          <table:table-cell table:formula="of:=IF([$'Form Responses 1'.F10]=&quot;&quot;;&quot;&quot;;IF(LEFT([$'Form Responses 1'.F10];8)=&quot;Slightly&quot;; 1; IF(LEFT([$'Form Responses 1'.F10];8)=&quot;Strongly&quot;; 2; 0))*IF(RIGHT([$'Form Responses 1'.F10];1)=&quot;B&quot;;-1;1))" office:value-type="float" office:value="0" calcext:value-type="float">
            <text:p>0</text:p>
          </table:table-cell>
          <table:table-cell table:formula="of:=IF([$'Form Responses 1'.G10]=&quot;&quot;;&quot;&quot;;IF(LEFT([$'Form Responses 1'.G10];8)=&quot;Slightly&quot;; 1; IF(LEFT([$'Form Responses 1'.G10];8)=&quot;Strongly&quot;; 2; 0))*IF(RIGHT([$'Form Responses 1'.G10];1)=&quot;B&quot;;-1;1))" office:value-type="float" office:value="1" calcext:value-type="float">
            <text:p>1</text:p>
          </table:table-cell>
          <table:table-cell table:formula="of:=IF([$'Form Responses 1'.H10]=&quot;&quot;;&quot;&quot;;IF(LEFT([$'Form Responses 1'.H10];8)=&quot;Slightly&quot;; 1; IF(LEFT([$'Form Responses 1'.H10];8)=&quot;Strongly&quot;; 2; 0))*IF(RIGHT([$'Form Responses 1'.H10];1)=&quot;B&quot;;-1;1))" office:value-type="float" office:value="1" calcext:value-type="float">
            <text:p>1</text:p>
          </table:table-cell>
          <table:table-cell table:formula="of:=IF([$'Form Responses 1'.I10]=&quot;&quot;;&quot;&quot;;IF(LEFT([$'Form Responses 1'.I10];8)=&quot;Slightly&quot;; 1; IF(LEFT([$'Form Responses 1'.I10];8)=&quot;Strongly&quot;; 2; 0))*IF(RIGHT([$'Form Responses 1'.I10];1)=&quot;B&quot;;-1;1))" office:value-type="float" office:value="1" calcext:value-type="float">
            <text:p>1</text:p>
          </table:table-cell>
          <table:table-cell table:formula="of:=IF([$'Form Responses 1'.J10]=&quot;&quot;;&quot;&quot;;IF(LEFT([$'Form Responses 1'.J10];8)=&quot;Slightly&quot;; 1; IF(LEFT([$'Form Responses 1'.J10];8)=&quot;Strongly&quot;; 2; 0))*IF(RIGHT([$'Form Responses 1'.J10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11]" office:value-type="string" office:string-value="other" calcext:value-type="string">
            <text:p>other</text:p>
          </table:table-cell>
          <table:table-cell table:formula="of:=[$'Form Responses 1'.C11]" office:value-type="float" office:value="1" calcext:value-type="float">
            <text:p>1</text:p>
          </table:table-cell>
          <table:table-cell table:formula="of:=[$'Form Responses 1'.D11]" office:value-type="float" office:value="4" calcext:value-type="float">
            <text:p>4</text:p>
          </table:table-cell>
          <table:table-cell table:formula="of:=IF([$'Form Responses 1'.E11]=&quot;&quot;;&quot;&quot;;IF(LEFT([$'Form Responses 1'.E11];8)=&quot;Slightly&quot;; 1; IF(LEFT([$'Form Responses 1'.E11];8)=&quot;Strongly&quot;; 2; 0))*IF(RIGHT([$'Form Responses 1'.E11];1)=&quot;B&quot;;-1;1))" office:value-type="float" office:value="0" calcext:value-type="float">
            <text:p>0</text:p>
          </table:table-cell>
          <table:table-cell table:formula="of:=IF([$'Form Responses 1'.F11]=&quot;&quot;;&quot;&quot;;IF(LEFT([$'Form Responses 1'.F11];8)=&quot;Slightly&quot;; 1; IF(LEFT([$'Form Responses 1'.F11];8)=&quot;Strongly&quot;; 2; 0))*IF(RIGHT([$'Form Responses 1'.F11];1)=&quot;B&quot;;-1;1))" office:value-type="float" office:value="-2" calcext:value-type="float">
            <text:p>-2</text:p>
          </table:table-cell>
          <table:table-cell table:formula="of:=IF([$'Form Responses 1'.G11]=&quot;&quot;;&quot;&quot;;IF(LEFT([$'Form Responses 1'.G11];8)=&quot;Slightly&quot;; 1; IF(LEFT([$'Form Responses 1'.G11];8)=&quot;Strongly&quot;; 2; 0))*IF(RIGHT([$'Form Responses 1'.G11];1)=&quot;B&quot;;-1;1))" office:value-type="float" office:value="0" calcext:value-type="float">
            <text:p>0</text:p>
          </table:table-cell>
          <table:table-cell table:formula="of:=IF([$'Form Responses 1'.H11]=&quot;&quot;;&quot;&quot;;IF(LEFT([$'Form Responses 1'.H11];8)=&quot;Slightly&quot;; 1; IF(LEFT([$'Form Responses 1'.H11];8)=&quot;Strongly&quot;; 2; 0))*IF(RIGHT([$'Form Responses 1'.H11];1)=&quot;B&quot;;-1;1))" office:value-type="float" office:value="-2" calcext:value-type="float">
            <text:p>-2</text:p>
          </table:table-cell>
          <table:table-cell table:formula="of:=IF([$'Form Responses 1'.I11]=&quot;&quot;;&quot;&quot;;IF(LEFT([$'Form Responses 1'.I11];8)=&quot;Slightly&quot;; 1; IF(LEFT([$'Form Responses 1'.I11];8)=&quot;Strongly&quot;; 2; 0))*IF(RIGHT([$'Form Responses 1'.I11];1)=&quot;B&quot;;-1;1))" office:value-type="float" office:value="0" calcext:value-type="float">
            <text:p>0</text:p>
          </table:table-cell>
          <table:table-cell table:formula="of:=IF([$'Form Responses 1'.J11]=&quot;&quot;;&quot;&quot;;IF(LEFT([$'Form Responses 1'.J11];8)=&quot;Slightly&quot;; 1; IF(LEFT([$'Form Responses 1'.J11];8)=&quot;Strongly&quot;; 2; 0))*IF(RIGHT([$'Form Responses 1'.J11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12]" office:value-type="string" office:string-value="developer" calcext:value-type="string">
            <text:p>developer</text:p>
          </table:table-cell>
          <table:table-cell table:formula="of:=[$'Form Responses 1'.C12]" office:value-type="float" office:value="2" calcext:value-type="float">
            <text:p>2</text:p>
          </table:table-cell>
          <table:table-cell table:formula="of:=[$'Form Responses 1'.D12]" office:value-type="float" office:value="1" calcext:value-type="float">
            <text:p>1</text:p>
          </table:table-cell>
          <table:table-cell table:formula="of:=IF([$'Form Responses 1'.E12]=&quot;&quot;;&quot;&quot;;IF(LEFT([$'Form Responses 1'.E12];8)=&quot;Slightly&quot;; 1; IF(LEFT([$'Form Responses 1'.E12];8)=&quot;Strongly&quot;; 2; 0))*IF(RIGHT([$'Form Responses 1'.E12];1)=&quot;B&quot;;-1;1))" office:value-type="float" office:value="-1" calcext:value-type="float">
            <text:p>-1</text:p>
          </table:table-cell>
          <table:table-cell table:formula="of:=IF([$'Form Responses 1'.F12]=&quot;&quot;;&quot;&quot;;IF(LEFT([$'Form Responses 1'.F12];8)=&quot;Slightly&quot;; 1; IF(LEFT([$'Form Responses 1'.F12];8)=&quot;Strongly&quot;; 2; 0))*IF(RIGHT([$'Form Responses 1'.F12];1)=&quot;B&quot;;-1;1))" office:value-type="float" office:value="1" calcext:value-type="float">
            <text:p>1</text:p>
          </table:table-cell>
          <table:table-cell table:formula="of:=IF([$'Form Responses 1'.G12]=&quot;&quot;;&quot;&quot;;IF(LEFT([$'Form Responses 1'.G12];8)=&quot;Slightly&quot;; 1; IF(LEFT([$'Form Responses 1'.G12];8)=&quot;Strongly&quot;; 2; 0))*IF(RIGHT([$'Form Responses 1'.G12];1)=&quot;B&quot;;-1;1))" office:value-type="float" office:value="1" calcext:value-type="float">
            <text:p>1</text:p>
          </table:table-cell>
          <table:table-cell table:formula="of:=IF([$'Form Responses 1'.H12]=&quot;&quot;;&quot;&quot;;IF(LEFT([$'Form Responses 1'.H12];8)=&quot;Slightly&quot;; 1; IF(LEFT([$'Form Responses 1'.H12];8)=&quot;Strongly&quot;; 2; 0))*IF(RIGHT([$'Form Responses 1'.H12];1)=&quot;B&quot;;-1;1))" office:value-type="float" office:value="1" calcext:value-type="float">
            <text:p>1</text:p>
          </table:table-cell>
          <table:table-cell table:formula="of:=IF([$'Form Responses 1'.I12]=&quot;&quot;;&quot;&quot;;IF(LEFT([$'Form Responses 1'.I12];8)=&quot;Slightly&quot;; 1; IF(LEFT([$'Form Responses 1'.I12];8)=&quot;Strongly&quot;; 2; 0))*IF(RIGHT([$'Form Responses 1'.I12];1)=&quot;B&quot;;-1;1))" office:value-type="float" office:value="1" calcext:value-type="float">
            <text:p>1</text:p>
          </table:table-cell>
          <table:table-cell table:formula="of:=IF([$'Form Responses 1'.J12]=&quot;&quot;;&quot;&quot;;IF(LEFT([$'Form Responses 1'.J12];8)=&quot;Slightly&quot;; 1; IF(LEFT([$'Form Responses 1'.J12];8)=&quot;Strongly&quot;; 2; 0))*IF(RIGHT([$'Form Responses 1'.J12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13]" office:value-type="string" office:string-value="researcher" calcext:value-type="string">
            <text:p>researcher</text:p>
          </table:table-cell>
          <table:table-cell table:formula="of:=[$'Form Responses 1'.C13]" office:value-type="float" office:value="3" calcext:value-type="float">
            <text:p>3</text:p>
          </table:table-cell>
          <table:table-cell table:formula="of:=[$'Form Responses 1'.D13]" office:value-type="float" office:value="1" calcext:value-type="float">
            <text:p>1</text:p>
          </table:table-cell>
          <table:table-cell table:formula="of:=IF([$'Form Responses 1'.E13]=&quot;&quot;;&quot;&quot;;IF(LEFT([$'Form Responses 1'.E13];8)=&quot;Slightly&quot;; 1; IF(LEFT([$'Form Responses 1'.E13];8)=&quot;Strongly&quot;; 2; 0))*IF(RIGHT([$'Form Responses 1'.E13];1)=&quot;B&quot;;-1;1))" office:value-type="float" office:value="2" calcext:value-type="float">
            <text:p>2</text:p>
          </table:table-cell>
          <table:table-cell table:formula="of:=IF([$'Form Responses 1'.F13]=&quot;&quot;;&quot;&quot;;IF(LEFT([$'Form Responses 1'.F13];8)=&quot;Slightly&quot;; 1; IF(LEFT([$'Form Responses 1'.F13];8)=&quot;Strongly&quot;; 2; 0))*IF(RIGHT([$'Form Responses 1'.F13];1)=&quot;B&quot;;-1;1))" office:value-type="float" office:value="-1" calcext:value-type="float">
            <text:p>-1</text:p>
          </table:table-cell>
          <table:table-cell table:formula="of:=IF([$'Form Responses 1'.G13]=&quot;&quot;;&quot;&quot;;IF(LEFT([$'Form Responses 1'.G13];8)=&quot;Slightly&quot;; 1; IF(LEFT([$'Form Responses 1'.G13];8)=&quot;Strongly&quot;; 2; 0))*IF(RIGHT([$'Form Responses 1'.G13];1)=&quot;B&quot;;-1;1))" office:value-type="float" office:value="-1" calcext:value-type="float">
            <text:p>-1</text:p>
          </table:table-cell>
          <table:table-cell table:formula="of:=IF([$'Form Responses 1'.H13]=&quot;&quot;;&quot;&quot;;IF(LEFT([$'Form Responses 1'.H13];8)=&quot;Slightly&quot;; 1; IF(LEFT([$'Form Responses 1'.H13];8)=&quot;Strongly&quot;; 2; 0))*IF(RIGHT([$'Form Responses 1'.H13];1)=&quot;B&quot;;-1;1))" office:value-type="float" office:value="-1" calcext:value-type="float">
            <text:p>-1</text:p>
          </table:table-cell>
          <table:table-cell table:formula="of:=IF([$'Form Responses 1'.I13]=&quot;&quot;;&quot;&quot;;IF(LEFT([$'Form Responses 1'.I13];8)=&quot;Slightly&quot;; 1; IF(LEFT([$'Form Responses 1'.I13];8)=&quot;Strongly&quot;; 2; 0))*IF(RIGHT([$'Form Responses 1'.I13];1)=&quot;B&quot;;-1;1))" office:value-type="float" office:value="2" calcext:value-type="float">
            <text:p>2</text:p>
          </table:table-cell>
          <table:table-cell table:formula="of:=IF([$'Form Responses 1'.J13]=&quot;&quot;;&quot;&quot;;IF(LEFT([$'Form Responses 1'.J13];8)=&quot;Slightly&quot;; 1; IF(LEFT([$'Form Responses 1'.J13];8)=&quot;Strongly&quot;; 2; 0))*IF(RIGHT([$'Form Responses 1'.J13];1)=&quot;B&quot;;-1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$'Form Responses 1'.B14]" office:value-type="string" office:string-value="researcher" calcext:value-type="string">
            <text:p>researcher</text:p>
          </table:table-cell>
          <table:table-cell table:formula="of:=[$'Form Responses 1'.C14]" office:value-type="float" office:value="4" calcext:value-type="float">
            <text:p>4</text:p>
          </table:table-cell>
          <table:table-cell table:formula="of:=[$'Form Responses 1'.D14]" office:value-type="float" office:value="1" calcext:value-type="float">
            <text:p>1</text:p>
          </table:table-cell>
          <table:table-cell table:formula="of:=IF([$'Form Responses 1'.E14]=&quot;&quot;;&quot;&quot;;IF(LEFT([$'Form Responses 1'.E14];8)=&quot;Slightly&quot;; 1; IF(LEFT([$'Form Responses 1'.E14];8)=&quot;Strongly&quot;; 2; 0))*IF(RIGHT([$'Form Responses 1'.E14];1)=&quot;B&quot;;-1;1))" office:value-type="float" office:value="1" calcext:value-type="float">
            <text:p>1</text:p>
          </table:table-cell>
          <table:table-cell table:formula="of:=IF([$'Form Responses 1'.F14]=&quot;&quot;;&quot;&quot;;IF(LEFT([$'Form Responses 1'.F14];8)=&quot;Slightly&quot;; 1; IF(LEFT([$'Form Responses 1'.F14];8)=&quot;Strongly&quot;; 2; 0))*IF(RIGHT([$'Form Responses 1'.F14];1)=&quot;B&quot;;-1;1))" office:value-type="float" office:value="-2" calcext:value-type="float">
            <text:p>-2</text:p>
          </table:table-cell>
          <table:table-cell table:formula="of:=IF([$'Form Responses 1'.G14]=&quot;&quot;;&quot;&quot;;IF(LEFT([$'Form Responses 1'.G14];8)=&quot;Slightly&quot;; 1; IF(LEFT([$'Form Responses 1'.G14];8)=&quot;Strongly&quot;; 2; 0))*IF(RIGHT([$'Form Responses 1'.G14];1)=&quot;B&quot;;-1;1))" office:value-type="float" office:value="-2" calcext:value-type="float">
            <text:p>-2</text:p>
          </table:table-cell>
          <table:table-cell table:formula="of:=IF([$'Form Responses 1'.H14]=&quot;&quot;;&quot;&quot;;IF(LEFT([$'Form Responses 1'.H14];8)=&quot;Slightly&quot;; 1; IF(LEFT([$'Form Responses 1'.H14];8)=&quot;Strongly&quot;; 2; 0))*IF(RIGHT([$'Form Responses 1'.H14];1)=&quot;B&quot;;-1;1))" office:value-type="float" office:value="-2" calcext:value-type="float">
            <text:p>-2</text:p>
          </table:table-cell>
          <table:table-cell table:formula="of:=IF([$'Form Responses 1'.I14]=&quot;&quot;;&quot;&quot;;IF(LEFT([$'Form Responses 1'.I14];8)=&quot;Slightly&quot;; 1; IF(LEFT([$'Form Responses 1'.I14];8)=&quot;Strongly&quot;; 2; 0))*IF(RIGHT([$'Form Responses 1'.I14];1)=&quot;B&quot;;-1;1))" office:value-type="float" office:value="-2" calcext:value-type="float">
            <text:p>-2</text:p>
          </table:table-cell>
          <table:table-cell table:formula="of:=IF([$'Form Responses 1'.J14]=&quot;&quot;;&quot;&quot;;IF(LEFT([$'Form Responses 1'.J14];8)=&quot;Slightly&quot;; 1; IF(LEFT([$'Form Responses 1'.J14];8)=&quot;Strongly&quot;; 2; 0))*IF(RIGHT([$'Form Responses 1'.J14];1)=&quot;B&quot;;-1;1))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[$'Form Responses 1'.B15]" office:value-type="string" office:string-value="researcher" calcext:value-type="string">
            <text:p>researcher</text:p>
          </table:table-cell>
          <table:table-cell table:formula="of:=[$'Form Responses 1'.C15]" office:value-type="float" office:value="3" calcext:value-type="float">
            <text:p>3</text:p>
          </table:table-cell>
          <table:table-cell table:formula="of:=[$'Form Responses 1'.D15]" office:value-type="float" office:value="3" calcext:value-type="float">
            <text:p>3</text:p>
          </table:table-cell>
          <table:table-cell table:formula="of:=IF([$'Form Responses 1'.E15]=&quot;&quot;;&quot;&quot;;IF(LEFT([$'Form Responses 1'.E15];8)=&quot;Slightly&quot;; 1; IF(LEFT([$'Form Responses 1'.E15];8)=&quot;Strongly&quot;; 2; 0))*IF(RIGHT([$'Form Responses 1'.E15];1)=&quot;B&quot;;-1;1))" office:value-type="float" office:value="1" calcext:value-type="float">
            <text:p>1</text:p>
          </table:table-cell>
          <table:table-cell table:formula="of:=IF([$'Form Responses 1'.F15]=&quot;&quot;;&quot;&quot;;IF(LEFT([$'Form Responses 1'.F15];8)=&quot;Slightly&quot;; 1; IF(LEFT([$'Form Responses 1'.F15];8)=&quot;Strongly&quot;; 2; 0))*IF(RIGHT([$'Form Responses 1'.F15];1)=&quot;B&quot;;-1;1))" office:value-type="float" office:value="2" calcext:value-type="float">
            <text:p>2</text:p>
          </table:table-cell>
          <table:table-cell table:formula="of:=IF([$'Form Responses 1'.G15]=&quot;&quot;;&quot;&quot;;IF(LEFT([$'Form Responses 1'.G15];8)=&quot;Slightly&quot;; 1; IF(LEFT([$'Form Responses 1'.G15];8)=&quot;Strongly&quot;; 2; 0))*IF(RIGHT([$'Form Responses 1'.G15];1)=&quot;B&quot;;-1;1))" office:value-type="float" office:value="1" calcext:value-type="float">
            <text:p>1</text:p>
          </table:table-cell>
          <table:table-cell table:formula="of:=IF([$'Form Responses 1'.H15]=&quot;&quot;;&quot;&quot;;IF(LEFT([$'Form Responses 1'.H15];8)=&quot;Slightly&quot;; 1; IF(LEFT([$'Form Responses 1'.H15];8)=&quot;Strongly&quot;; 2; 0))*IF(RIGHT([$'Form Responses 1'.H15];1)=&quot;B&quot;;-1;1))" office:value-type="float" office:value="1" calcext:value-type="float">
            <text:p>1</text:p>
          </table:table-cell>
          <table:table-cell table:formula="of:=IF([$'Form Responses 1'.I15]=&quot;&quot;;&quot;&quot;;IF(LEFT([$'Form Responses 1'.I15];8)=&quot;Slightly&quot;; 1; IF(LEFT([$'Form Responses 1'.I15];8)=&quot;Strongly&quot;; 2; 0))*IF(RIGHT([$'Form Responses 1'.I15];1)=&quot;B&quot;;-1;1))" office:value-type="float" office:value="1" calcext:value-type="float">
            <text:p>1</text:p>
          </table:table-cell>
          <table:table-cell table:formula="of:=IF([$'Form Responses 1'.J15]=&quot;&quot;;&quot;&quot;;IF(LEFT([$'Form Responses 1'.J15];8)=&quot;Slightly&quot;; 1; IF(LEFT([$'Form Responses 1'.J15];8)=&quot;Strongly&quot;; 2; 0))*IF(RIGHT([$'Form Responses 1'.J15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16]" office:value-type="string" office:string-value="researcher" calcext:value-type="string">
            <text:p>researcher</text:p>
          </table:table-cell>
          <table:table-cell table:formula="of:=[$'Form Responses 1'.C16]" office:value-type="float" office:value="4" calcext:value-type="float">
            <text:p>4</text:p>
          </table:table-cell>
          <table:table-cell table:formula="of:=[$'Form Responses 1'.D16]" office:value-type="float" office:value="4" calcext:value-type="float">
            <text:p>4</text:p>
          </table:table-cell>
          <table:table-cell table:formula="of:=IF([$'Form Responses 1'.E16]=&quot;&quot;;&quot;&quot;;IF(LEFT([$'Form Responses 1'.E16];8)=&quot;Slightly&quot;; 1; IF(LEFT([$'Form Responses 1'.E16];8)=&quot;Strongly&quot;; 2; 0))*IF(RIGHT([$'Form Responses 1'.E16];1)=&quot;B&quot;;-1;1))" office:value-type="float" office:value="1" calcext:value-type="float">
            <text:p>1</text:p>
          </table:table-cell>
          <table:table-cell table:formula="of:=IF([$'Form Responses 1'.F16]=&quot;&quot;;&quot;&quot;;IF(LEFT([$'Form Responses 1'.F16];8)=&quot;Slightly&quot;; 1; IF(LEFT([$'Form Responses 1'.F16];8)=&quot;Strongly&quot;; 2; 0))*IF(RIGHT([$'Form Responses 1'.F16];1)=&quot;B&quot;;-1;1))" office:value-type="float" office:value="2" calcext:value-type="float">
            <text:p>2</text:p>
          </table:table-cell>
          <table:table-cell table:formula="of:=IF([$'Form Responses 1'.G16]=&quot;&quot;;&quot;&quot;;IF(LEFT([$'Form Responses 1'.G16];8)=&quot;Slightly&quot;; 1; IF(LEFT([$'Form Responses 1'.G16];8)=&quot;Strongly&quot;; 2; 0))*IF(RIGHT([$'Form Responses 1'.G16];1)=&quot;B&quot;;-1;1))" office:value-type="float" office:value="1" calcext:value-type="float">
            <text:p>1</text:p>
          </table:table-cell>
          <table:table-cell table:formula="of:=IF([$'Form Responses 1'.H16]=&quot;&quot;;&quot;&quot;;IF(LEFT([$'Form Responses 1'.H16];8)=&quot;Slightly&quot;; 1; IF(LEFT([$'Form Responses 1'.H16];8)=&quot;Strongly&quot;; 2; 0))*IF(RIGHT([$'Form Responses 1'.H16];1)=&quot;B&quot;;-1;1))" office:value-type="float" office:value="-2" calcext:value-type="float">
            <text:p>-2</text:p>
          </table:table-cell>
          <table:table-cell table:formula="of:=IF([$'Form Responses 1'.I16]=&quot;&quot;;&quot;&quot;;IF(LEFT([$'Form Responses 1'.I16];8)=&quot;Slightly&quot;; 1; IF(LEFT([$'Form Responses 1'.I16];8)=&quot;Strongly&quot;; 2; 0))*IF(RIGHT([$'Form Responses 1'.I16];1)=&quot;B&quot;;-1;1))" office:value-type="float" office:value="-1" calcext:value-type="float">
            <text:p>-1</text:p>
          </table:table-cell>
          <table:table-cell table:formula="of:=IF([$'Form Responses 1'.J16]=&quot;&quot;;&quot;&quot;;IF(LEFT([$'Form Responses 1'.J16];8)=&quot;Slightly&quot;; 1; IF(LEFT([$'Form Responses 1'.J16];8)=&quot;Strongly&quot;; 2; 0))*IF(RIGHT([$'Form Responses 1'.J16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17]" office:value-type="string" office:string-value="developer" calcext:value-type="string">
            <text:p>developer</text:p>
          </table:table-cell>
          <table:table-cell table:formula="of:=[$'Form Responses 1'.C17]" office:value-type="float" office:value="4" calcext:value-type="float">
            <text:p>4</text:p>
          </table:table-cell>
          <table:table-cell table:formula="of:=[$'Form Responses 1'.D17]" office:value-type="float" office:value="2" calcext:value-type="float">
            <text:p>2</text:p>
          </table:table-cell>
          <table:table-cell table:formula="of:=IF([$'Form Responses 1'.E17]=&quot;&quot;;&quot;&quot;;IF(LEFT([$'Form Responses 1'.E17];8)=&quot;Slightly&quot;; 1; IF(LEFT([$'Form Responses 1'.E17];8)=&quot;Strongly&quot;; 2; 0))*IF(RIGHT([$'Form Responses 1'.E17];1)=&quot;B&quot;;-1;1))" office:value-type="float" office:value="2" calcext:value-type="float">
            <text:p>2</text:p>
          </table:table-cell>
          <table:table-cell table:formula="of:=IF([$'Form Responses 1'.F17]=&quot;&quot;;&quot;&quot;;IF(LEFT([$'Form Responses 1'.F17];8)=&quot;Slightly&quot;; 1; IF(LEFT([$'Form Responses 1'.F17];8)=&quot;Strongly&quot;; 2; 0))*IF(RIGHT([$'Form Responses 1'.F17];1)=&quot;B&quot;;-1;1))" office:value-type="float" office:value="1" calcext:value-type="float">
            <text:p>1</text:p>
          </table:table-cell>
          <table:table-cell table:formula="of:=IF([$'Form Responses 1'.G17]=&quot;&quot;;&quot;&quot;;IF(LEFT([$'Form Responses 1'.G17];8)=&quot;Slightly&quot;; 1; IF(LEFT([$'Form Responses 1'.G17];8)=&quot;Strongly&quot;; 2; 0))*IF(RIGHT([$'Form Responses 1'.G17];1)=&quot;B&quot;;-1;1))" office:value-type="float" office:value="-1" calcext:value-type="float">
            <text:p>-1</text:p>
          </table:table-cell>
          <table:table-cell table:formula="of:=IF([$'Form Responses 1'.H17]=&quot;&quot;;&quot;&quot;;IF(LEFT([$'Form Responses 1'.H17];8)=&quot;Slightly&quot;; 1; IF(LEFT([$'Form Responses 1'.H17];8)=&quot;Strongly&quot;; 2; 0))*IF(RIGHT([$'Form Responses 1'.H17];1)=&quot;B&quot;;-1;1))" office:value-type="float" office:value="1" calcext:value-type="float">
            <text:p>1</text:p>
          </table:table-cell>
          <table:table-cell table:formula="of:=IF([$'Form Responses 1'.I17]=&quot;&quot;;&quot;&quot;;IF(LEFT([$'Form Responses 1'.I17];8)=&quot;Slightly&quot;; 1; IF(LEFT([$'Form Responses 1'.I17];8)=&quot;Strongly&quot;; 2; 0))*IF(RIGHT([$'Form Responses 1'.I17];1)=&quot;B&quot;;-1;1))" office:value-type="float" office:value="-1" calcext:value-type="float">
            <text:p>-1</text:p>
          </table:table-cell>
          <table:table-cell table:formula="of:=IF([$'Form Responses 1'.J17]=&quot;&quot;;&quot;&quot;;IF(LEFT([$'Form Responses 1'.J17];8)=&quot;Slightly&quot;; 1; IF(LEFT([$'Form Responses 1'.J17];8)=&quot;Strongly&quot;; 2; 0))*IF(RIGHT([$'Form Responses 1'.J17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18]" office:value-type="string" office:string-value="researcher" calcext:value-type="string">
            <text:p>researcher</text:p>
          </table:table-cell>
          <table:table-cell table:formula="of:=[$'Form Responses 1'.C18]" office:value-type="float" office:value="2" calcext:value-type="float">
            <text:p>2</text:p>
          </table:table-cell>
          <table:table-cell table:formula="of:=[$'Form Responses 1'.D18]" office:value-type="float" office:value="3" calcext:value-type="float">
            <text:p>3</text:p>
          </table:table-cell>
          <table:table-cell table:formula="of:=IF([$'Form Responses 1'.E18]=&quot;&quot;;&quot;&quot;;IF(LEFT([$'Form Responses 1'.E18];8)=&quot;Slightly&quot;; 1; IF(LEFT([$'Form Responses 1'.E18];8)=&quot;Strongly&quot;; 2; 0))*IF(RIGHT([$'Form Responses 1'.E18];1)=&quot;B&quot;;-1;1))" office:value-type="float" office:value="2" calcext:value-type="float">
            <text:p>2</text:p>
          </table:table-cell>
          <table:table-cell table:formula="of:=IF([$'Form Responses 1'.F18]=&quot;&quot;;&quot;&quot;;IF(LEFT([$'Form Responses 1'.F18];8)=&quot;Slightly&quot;; 1; IF(LEFT([$'Form Responses 1'.F18];8)=&quot;Strongly&quot;; 2; 0))*IF(RIGHT([$'Form Responses 1'.F18];1)=&quot;B&quot;;-1;1))" office:value-type="float" office:value="1" calcext:value-type="float">
            <text:p>1</text:p>
          </table:table-cell>
          <table:table-cell table:formula="of:=IF([$'Form Responses 1'.G18]=&quot;&quot;;&quot;&quot;;IF(LEFT([$'Form Responses 1'.G18];8)=&quot;Slightly&quot;; 1; IF(LEFT([$'Form Responses 1'.G18];8)=&quot;Strongly&quot;; 2; 0))*IF(RIGHT([$'Form Responses 1'.G18];1)=&quot;B&quot;;-1;1))" office:value-type="float" office:value="1" calcext:value-type="float">
            <text:p>1</text:p>
          </table:table-cell>
          <table:table-cell table:formula="of:=IF([$'Form Responses 1'.H18]=&quot;&quot;;&quot;&quot;;IF(LEFT([$'Form Responses 1'.H18];8)=&quot;Slightly&quot;; 1; IF(LEFT([$'Form Responses 1'.H18];8)=&quot;Strongly&quot;; 2; 0))*IF(RIGHT([$'Form Responses 1'.H18];1)=&quot;B&quot;;-1;1))" office:value-type="float" office:value="1" calcext:value-type="float">
            <text:p>1</text:p>
          </table:table-cell>
          <table:table-cell table:formula="of:=IF([$'Form Responses 1'.I18]=&quot;&quot;;&quot;&quot;;IF(LEFT([$'Form Responses 1'.I18];8)=&quot;Slightly&quot;; 1; IF(LEFT([$'Form Responses 1'.I18];8)=&quot;Strongly&quot;; 2; 0))*IF(RIGHT([$'Form Responses 1'.I18];1)=&quot;B&quot;;-1;1))" office:value-type="float" office:value="1" calcext:value-type="float">
            <text:p>1</text:p>
          </table:table-cell>
          <table:table-cell table:formula="of:=IF([$'Form Responses 1'.J18]=&quot;&quot;;&quot;&quot;;IF(LEFT([$'Form Responses 1'.J18];8)=&quot;Slightly&quot;; 1; IF(LEFT([$'Form Responses 1'.J18];8)=&quot;Strongly&quot;; 2; 0))*IF(RIGHT([$'Form Responses 1'.J18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19]" office:value-type="string" office:string-value="other" calcext:value-type="string">
            <text:p>other</text:p>
          </table:table-cell>
          <table:table-cell table:formula="of:=[$'Form Responses 1'.C19]" office:value-type="float" office:value="0" calcext:value-type="float">
            <text:p>0</text:p>
          </table:table-cell>
          <table:table-cell table:formula="of:=[$'Form Responses 1'.D19]" office:value-type="float" office:value="3" calcext:value-type="float">
            <text:p>3</text:p>
          </table:table-cell>
          <table:table-cell table:formula="of:=IF([$'Form Responses 1'.E19]=&quot;&quot;;&quot;&quot;;IF(LEFT([$'Form Responses 1'.E19];8)=&quot;Slightly&quot;; 1; IF(LEFT([$'Form Responses 1'.E19];8)=&quot;Strongly&quot;; 2; 0))*IF(RIGHT([$'Form Responses 1'.E19];1)=&quot;B&quot;;-1;1))" office:value-type="float" office:value="1" calcext:value-type="float">
            <text:p>1</text:p>
          </table:table-cell>
          <table:table-cell table:formula="of:=IF([$'Form Responses 1'.F19]=&quot;&quot;;&quot;&quot;;IF(LEFT([$'Form Responses 1'.F19];8)=&quot;Slightly&quot;; 1; IF(LEFT([$'Form Responses 1'.F19];8)=&quot;Strongly&quot;; 2; 0))*IF(RIGHT([$'Form Responses 1'.F19];1)=&quot;B&quot;;-1;1))" office:value-type="float" office:value="-2" calcext:value-type="float">
            <text:p>-2</text:p>
          </table:table-cell>
          <table:table-cell table:formula="of:=IF([$'Form Responses 1'.G19]=&quot;&quot;;&quot;&quot;;IF(LEFT([$'Form Responses 1'.G19];8)=&quot;Slightly&quot;; 1; IF(LEFT([$'Form Responses 1'.G19];8)=&quot;Strongly&quot;; 2; 0))*IF(RIGHT([$'Form Responses 1'.G19];1)=&quot;B&quot;;-1;1))" office:value-type="float" office:value="1" calcext:value-type="float">
            <text:p>1</text:p>
          </table:table-cell>
          <table:table-cell table:formula="of:=IF([$'Form Responses 1'.H19]=&quot;&quot;;&quot;&quot;;IF(LEFT([$'Form Responses 1'.H19];8)=&quot;Slightly&quot;; 1; IF(LEFT([$'Form Responses 1'.H19];8)=&quot;Strongly&quot;; 2; 0))*IF(RIGHT([$'Form Responses 1'.H19];1)=&quot;B&quot;;-1;1))" office:value-type="float" office:value="0" calcext:value-type="float">
            <text:p>0</text:p>
          </table:table-cell>
          <table:table-cell table:formula="of:=IF([$'Form Responses 1'.I19]=&quot;&quot;;&quot;&quot;;IF(LEFT([$'Form Responses 1'.I19];8)=&quot;Slightly&quot;; 1; IF(LEFT([$'Form Responses 1'.I19];8)=&quot;Strongly&quot;; 2; 0))*IF(RIGHT([$'Form Responses 1'.I19];1)=&quot;B&quot;;-1;1))" office:value-type="float" office:value="2" calcext:value-type="float">
            <text:p>2</text:p>
          </table:table-cell>
          <table:table-cell table:formula="of:=IF([$'Form Responses 1'.J19]=&quot;&quot;;&quot;&quot;;IF(LEFT([$'Form Responses 1'.J19];8)=&quot;Slightly&quot;; 1; IF(LEFT([$'Form Responses 1'.J19];8)=&quot;Strongly&quot;; 2; 0))*IF(RIGHT([$'Form Responses 1'.J19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20]" office:value-type="string" office:string-value="developer" calcext:value-type="string">
            <text:p>developer</text:p>
          </table:table-cell>
          <table:table-cell table:formula="of:=[$'Form Responses 1'.C20]" office:value-type="float" office:value="1" calcext:value-type="float">
            <text:p>1</text:p>
          </table:table-cell>
          <table:table-cell table:formula="of:=[$'Form Responses 1'.D20]" office:value-type="float" office:value="4" calcext:value-type="float">
            <text:p>4</text:p>
          </table:table-cell>
          <table:table-cell table:formula="of:=IF([$'Form Responses 1'.E20]=&quot;&quot;;&quot;&quot;;IF(LEFT([$'Form Responses 1'.E20];8)=&quot;Slightly&quot;; 1; IF(LEFT([$'Form Responses 1'.E20];8)=&quot;Strongly&quot;; 2; 0))*IF(RIGHT([$'Form Responses 1'.E20];1)=&quot;B&quot;;-1;1))" office:value-type="float" office:value="2" calcext:value-type="float">
            <text:p>2</text:p>
          </table:table-cell>
          <table:table-cell table:formula="of:=IF([$'Form Responses 1'.F20]=&quot;&quot;;&quot;&quot;;IF(LEFT([$'Form Responses 1'.F20];8)=&quot;Slightly&quot;; 1; IF(LEFT([$'Form Responses 1'.F20];8)=&quot;Strongly&quot;; 2; 0))*IF(RIGHT([$'Form Responses 1'.F20];1)=&quot;B&quot;;-1;1))" office:value-type="float" office:value="2" calcext:value-type="float">
            <text:p>2</text:p>
          </table:table-cell>
          <table:table-cell table:formula="of:=IF([$'Form Responses 1'.G20]=&quot;&quot;;&quot;&quot;;IF(LEFT([$'Form Responses 1'.G20];8)=&quot;Slightly&quot;; 1; IF(LEFT([$'Form Responses 1'.G20];8)=&quot;Strongly&quot;; 2; 0))*IF(RIGHT([$'Form Responses 1'.G20];1)=&quot;B&quot;;-1;1))" office:value-type="float" office:value="2" calcext:value-type="float">
            <text:p>2</text:p>
          </table:table-cell>
          <table:table-cell table:formula="of:=IF([$'Form Responses 1'.H20]=&quot;&quot;;&quot;&quot;;IF(LEFT([$'Form Responses 1'.H20];8)=&quot;Slightly&quot;; 1; IF(LEFT([$'Form Responses 1'.H20];8)=&quot;Strongly&quot;; 2; 0))*IF(RIGHT([$'Form Responses 1'.H20];1)=&quot;B&quot;;-1;1))" office:value-type="float" office:value="2" calcext:value-type="float">
            <text:p>2</text:p>
          </table:table-cell>
          <table:table-cell table:formula="of:=IF([$'Form Responses 1'.I20]=&quot;&quot;;&quot;&quot;;IF(LEFT([$'Form Responses 1'.I20];8)=&quot;Slightly&quot;; 1; IF(LEFT([$'Form Responses 1'.I20];8)=&quot;Strongly&quot;; 2; 0))*IF(RIGHT([$'Form Responses 1'.I20];1)=&quot;B&quot;;-1;1))" office:value-type="float" office:value="2" calcext:value-type="float">
            <text:p>2</text:p>
          </table:table-cell>
          <table:table-cell table:formula="of:=IF([$'Form Responses 1'.J20]=&quot;&quot;;&quot;&quot;;IF(LEFT([$'Form Responses 1'.J20];8)=&quot;Slightly&quot;; 1; IF(LEFT([$'Form Responses 1'.J20];8)=&quot;Strongly&quot;; 2; 0))*IF(RIGHT([$'Form Responses 1'.J20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21]" office:value-type="string" office:string-value="other" calcext:value-type="string">
            <text:p>other</text:p>
          </table:table-cell>
          <table:table-cell table:formula="of:=[$'Form Responses 1'.C21]" office:value-type="float" office:value="2" calcext:value-type="float">
            <text:p>2</text:p>
          </table:table-cell>
          <table:table-cell table:formula="of:=[$'Form Responses 1'.D21]" office:value-type="float" office:value="4" calcext:value-type="float">
            <text:p>4</text:p>
          </table:table-cell>
          <table:table-cell table:formula="of:=IF([$'Form Responses 1'.E21]=&quot;&quot;;&quot;&quot;;IF(LEFT([$'Form Responses 1'.E21];8)=&quot;Slightly&quot;; 1; IF(LEFT([$'Form Responses 1'.E21];8)=&quot;Strongly&quot;; 2; 0))*IF(RIGHT([$'Form Responses 1'.E21];1)=&quot;B&quot;;-1;1))" office:value-type="float" office:value="2" calcext:value-type="float">
            <text:p>2</text:p>
          </table:table-cell>
          <table:table-cell table:formula="of:=IF([$'Form Responses 1'.F21]=&quot;&quot;;&quot;&quot;;IF(LEFT([$'Form Responses 1'.F21];8)=&quot;Slightly&quot;; 1; IF(LEFT([$'Form Responses 1'.F21];8)=&quot;Strongly&quot;; 2; 0))*IF(RIGHT([$'Form Responses 1'.F21];1)=&quot;B&quot;;-1;1))" office:value-type="float" office:value="2" calcext:value-type="float">
            <text:p>2</text:p>
          </table:table-cell>
          <table:table-cell table:formula="of:=IF([$'Form Responses 1'.G21]=&quot;&quot;;&quot;&quot;;IF(LEFT([$'Form Responses 1'.G21];8)=&quot;Slightly&quot;; 1; IF(LEFT([$'Form Responses 1'.G21];8)=&quot;Strongly&quot;; 2; 0))*IF(RIGHT([$'Form Responses 1'.G21];1)=&quot;B&quot;;-1;1))" office:value-type="float" office:value="2" calcext:value-type="float">
            <text:p>2</text:p>
          </table:table-cell>
          <table:table-cell table:formula="of:=IF([$'Form Responses 1'.H21]=&quot;&quot;;&quot;&quot;;IF(LEFT([$'Form Responses 1'.H21];8)=&quot;Slightly&quot;; 1; IF(LEFT([$'Form Responses 1'.H21];8)=&quot;Strongly&quot;; 2; 0))*IF(RIGHT([$'Form Responses 1'.H21];1)=&quot;B&quot;;-1;1))" office:value-type="float" office:value="2" calcext:value-type="float">
            <text:p>2</text:p>
          </table:table-cell>
          <table:table-cell table:formula="of:=IF([$'Form Responses 1'.I21]=&quot;&quot;;&quot;&quot;;IF(LEFT([$'Form Responses 1'.I21];8)=&quot;Slightly&quot;; 1; IF(LEFT([$'Form Responses 1'.I21];8)=&quot;Strongly&quot;; 2; 0))*IF(RIGHT([$'Form Responses 1'.I21];1)=&quot;B&quot;;-1;1))" office:value-type="float" office:value="2" calcext:value-type="float">
            <text:p>2</text:p>
          </table:table-cell>
          <table:table-cell table:formula="of:=IF([$'Form Responses 1'.J21]=&quot;&quot;;&quot;&quot;;IF(LEFT([$'Form Responses 1'.J21];8)=&quot;Slightly&quot;; 1; IF(LEFT([$'Form Responses 1'.J21];8)=&quot;Strongly&quot;; 2; 0))*IF(RIGHT([$'Form Responses 1'.J21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22]" office:value-type="string" office:string-value="researcher" calcext:value-type="string">
            <text:p>researcher</text:p>
          </table:table-cell>
          <table:table-cell table:formula="of:=[$'Form Responses 1'.C22]" office:value-type="float" office:value="0" calcext:value-type="float">
            <text:p>0</text:p>
          </table:table-cell>
          <table:table-cell table:formula="of:=[$'Form Responses 1'.D22]" office:value-type="float" office:value="2" calcext:value-type="float">
            <text:p>2</text:p>
          </table:table-cell>
          <table:table-cell table:formula="of:=IF([$'Form Responses 1'.E22]=&quot;&quot;;&quot;&quot;;IF(LEFT([$'Form Responses 1'.E22];8)=&quot;Slightly&quot;; 1; IF(LEFT([$'Form Responses 1'.E22];8)=&quot;Strongly&quot;; 2; 0))*IF(RIGHT([$'Form Responses 1'.E22];1)=&quot;B&quot;;-1;1))" office:value-type="float" office:value="-2" calcext:value-type="float">
            <text:p>-2</text:p>
          </table:table-cell>
          <table:table-cell table:formula="of:=IF([$'Form Responses 1'.F22]=&quot;&quot;;&quot;&quot;;IF(LEFT([$'Form Responses 1'.F22];8)=&quot;Slightly&quot;; 1; IF(LEFT([$'Form Responses 1'.F22];8)=&quot;Strongly&quot;; 2; 0))*IF(RIGHT([$'Form Responses 1'.F22];1)=&quot;B&quot;;-1;1))" office:value-type="float" office:value="2" calcext:value-type="float">
            <text:p>2</text:p>
          </table:table-cell>
          <table:table-cell table:formula="of:=IF([$'Form Responses 1'.G22]=&quot;&quot;;&quot;&quot;;IF(LEFT([$'Form Responses 1'.G22];8)=&quot;Slightly&quot;; 1; IF(LEFT([$'Form Responses 1'.G22];8)=&quot;Strongly&quot;; 2; 0))*IF(RIGHT([$'Form Responses 1'.G22];1)=&quot;B&quot;;-1;1))" office:value-type="float" office:value="1" calcext:value-type="float">
            <text:p>1</text:p>
          </table:table-cell>
          <table:table-cell table:formula="of:=IF([$'Form Responses 1'.H22]=&quot;&quot;;&quot;&quot;;IF(LEFT([$'Form Responses 1'.H22];8)=&quot;Slightly&quot;; 1; IF(LEFT([$'Form Responses 1'.H22];8)=&quot;Strongly&quot;; 2; 0))*IF(RIGHT([$'Form Responses 1'.H22];1)=&quot;B&quot;;-1;1))" office:value-type="float" office:value="2" calcext:value-type="float">
            <text:p>2</text:p>
          </table:table-cell>
          <table:table-cell table:formula="of:=IF([$'Form Responses 1'.I22]=&quot;&quot;;&quot;&quot;;IF(LEFT([$'Form Responses 1'.I22];8)=&quot;Slightly&quot;; 1; IF(LEFT([$'Form Responses 1'.I22];8)=&quot;Strongly&quot;; 2; 0))*IF(RIGHT([$'Form Responses 1'.I22];1)=&quot;B&quot;;-1;1))" office:value-type="float" office:value="2" calcext:value-type="float">
            <text:p>2</text:p>
          </table:table-cell>
          <table:table-cell table:formula="of:=IF([$'Form Responses 1'.J22]=&quot;&quot;;&quot;&quot;;IF(LEFT([$'Form Responses 1'.J22];8)=&quot;Slightly&quot;; 1; IF(LEFT([$'Form Responses 1'.J22];8)=&quot;Strongly&quot;; 2; 0))*IF(RIGHT([$'Form Responses 1'.J22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23]" office:value-type="string" office:string-value="researcher" calcext:value-type="string">
            <text:p>researcher</text:p>
          </table:table-cell>
          <table:table-cell table:formula="of:=[$'Form Responses 1'.C23]" office:value-type="float" office:value="3" calcext:value-type="float">
            <text:p>3</text:p>
          </table:table-cell>
          <table:table-cell table:formula="of:=[$'Form Responses 1'.D23]" office:value-type="float" office:value="4" calcext:value-type="float">
            <text:p>4</text:p>
          </table:table-cell>
          <table:table-cell table:formula="of:=IF([$'Form Responses 1'.E23]=&quot;&quot;;&quot;&quot;;IF(LEFT([$'Form Responses 1'.E23];8)=&quot;Slightly&quot;; 1; IF(LEFT([$'Form Responses 1'.E23];8)=&quot;Strongly&quot;; 2; 0))*IF(RIGHT([$'Form Responses 1'.E23];1)=&quot;B&quot;;-1;1))" office:value-type="float" office:value="2" calcext:value-type="float">
            <text:p>2</text:p>
          </table:table-cell>
          <table:table-cell table:formula="of:=IF([$'Form Responses 1'.F23]=&quot;&quot;;&quot;&quot;;IF(LEFT([$'Form Responses 1'.F23];8)=&quot;Slightly&quot;; 1; IF(LEFT([$'Form Responses 1'.F23];8)=&quot;Strongly&quot;; 2; 0))*IF(RIGHT([$'Form Responses 1'.F23];1)=&quot;B&quot;;-1;1))" office:value-type="float" office:value="1" calcext:value-type="float">
            <text:p>1</text:p>
          </table:table-cell>
          <table:table-cell table:formula="of:=IF([$'Form Responses 1'.G23]=&quot;&quot;;&quot;&quot;;IF(LEFT([$'Form Responses 1'.G23];8)=&quot;Slightly&quot;; 1; IF(LEFT([$'Form Responses 1'.G23];8)=&quot;Strongly&quot;; 2; 0))*IF(RIGHT([$'Form Responses 1'.G23];1)=&quot;B&quot;;-1;1))" office:value-type="float" office:value="2" calcext:value-type="float">
            <text:p>2</text:p>
          </table:table-cell>
          <table:table-cell table:formula="of:=IF([$'Form Responses 1'.H23]=&quot;&quot;;&quot;&quot;;IF(LEFT([$'Form Responses 1'.H23];8)=&quot;Slightly&quot;; 1; IF(LEFT([$'Form Responses 1'.H23];8)=&quot;Strongly&quot;; 2; 0))*IF(RIGHT([$'Form Responses 1'.H23];1)=&quot;B&quot;;-1;1))" office:value-type="float" office:value="1" calcext:value-type="float">
            <text:p>1</text:p>
          </table:table-cell>
          <table:table-cell table:formula="of:=IF([$'Form Responses 1'.I23]=&quot;&quot;;&quot;&quot;;IF(LEFT([$'Form Responses 1'.I23];8)=&quot;Slightly&quot;; 1; IF(LEFT([$'Form Responses 1'.I23];8)=&quot;Strongly&quot;; 2; 0))*IF(RIGHT([$'Form Responses 1'.I23];1)=&quot;B&quot;;-1;1))" office:value-type="float" office:value="2" calcext:value-type="float">
            <text:p>2</text:p>
          </table:table-cell>
          <table:table-cell table:formula="of:=IF([$'Form Responses 1'.J23]=&quot;&quot;;&quot;&quot;;IF(LEFT([$'Form Responses 1'.J23];8)=&quot;Slightly&quot;; 1; IF(LEFT([$'Form Responses 1'.J23];8)=&quot;Strongly&quot;; 2; 0))*IF(RIGHT([$'Form Responses 1'.J23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24]" office:value-type="string" office:string-value="developer" calcext:value-type="string">
            <text:p>developer</text:p>
          </table:table-cell>
          <table:table-cell table:formula="of:=[$'Form Responses 1'.C24]" office:value-type="float" office:value="1" calcext:value-type="float">
            <text:p>1</text:p>
          </table:table-cell>
          <table:table-cell table:formula="of:=[$'Form Responses 1'.D24]" office:value-type="float" office:value="4" calcext:value-type="float">
            <text:p>4</text:p>
          </table:table-cell>
          <table:table-cell table:formula="of:=IF([$'Form Responses 1'.E24]=&quot;&quot;;&quot;&quot;;IF(LEFT([$'Form Responses 1'.E24];8)=&quot;Slightly&quot;; 1; IF(LEFT([$'Form Responses 1'.E24];8)=&quot;Strongly&quot;; 2; 0))*IF(RIGHT([$'Form Responses 1'.E24];1)=&quot;B&quot;;-1;1))" office:value-type="float" office:value="1" calcext:value-type="float">
            <text:p>1</text:p>
          </table:table-cell>
          <table:table-cell table:formula="of:=IF([$'Form Responses 1'.F24]=&quot;&quot;;&quot;&quot;;IF(LEFT([$'Form Responses 1'.F24];8)=&quot;Slightly&quot;; 1; IF(LEFT([$'Form Responses 1'.F24];8)=&quot;Strongly&quot;; 2; 0))*IF(RIGHT([$'Form Responses 1'.F24];1)=&quot;B&quot;;-1;1))" office:value-type="float" office:value="2" calcext:value-type="float">
            <text:p>2</text:p>
          </table:table-cell>
          <table:table-cell table:formula="of:=IF([$'Form Responses 1'.G24]=&quot;&quot;;&quot;&quot;;IF(LEFT([$'Form Responses 1'.G24];8)=&quot;Slightly&quot;; 1; IF(LEFT([$'Form Responses 1'.G24];8)=&quot;Strongly&quot;; 2; 0))*IF(RIGHT([$'Form Responses 1'.G24];1)=&quot;B&quot;;-1;1))" office:value-type="float" office:value="0" calcext:value-type="float">
            <text:p>0</text:p>
          </table:table-cell>
          <table:table-cell table:formula="of:=IF([$'Form Responses 1'.H24]=&quot;&quot;;&quot;&quot;;IF(LEFT([$'Form Responses 1'.H24];8)=&quot;Slightly&quot;; 1; IF(LEFT([$'Form Responses 1'.H24];8)=&quot;Strongly&quot;; 2; 0))*IF(RIGHT([$'Form Responses 1'.H24];1)=&quot;B&quot;;-1;1))" office:value-type="float" office:value="2" calcext:value-type="float">
            <text:p>2</text:p>
          </table:table-cell>
          <table:table-cell table:formula="of:=IF([$'Form Responses 1'.I24]=&quot;&quot;;&quot;&quot;;IF(LEFT([$'Form Responses 1'.I24];8)=&quot;Slightly&quot;; 1; IF(LEFT([$'Form Responses 1'.I24];8)=&quot;Strongly&quot;; 2; 0))*IF(RIGHT([$'Form Responses 1'.I24];1)=&quot;B&quot;;-1;1))" office:value-type="float" office:value="-1" calcext:value-type="float">
            <text:p>-1</text:p>
          </table:table-cell>
          <table:table-cell table:formula="of:=IF([$'Form Responses 1'.J24]=&quot;&quot;;&quot;&quot;;IF(LEFT([$'Form Responses 1'.J24];8)=&quot;Slightly&quot;; 1; IF(LEFT([$'Form Responses 1'.J24];8)=&quot;Strongly&quot;; 2; 0))*IF(RIGHT([$'Form Responses 1'.J24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25]" office:value-type="string" office:string-value="researcher" calcext:value-type="string">
            <text:p>researcher</text:p>
          </table:table-cell>
          <table:table-cell table:formula="of:=[$'Form Responses 1'.C25]" office:value-type="float" office:value="3" calcext:value-type="float">
            <text:p>3</text:p>
          </table:table-cell>
          <table:table-cell table:formula="of:=[$'Form Responses 1'.D25]" office:value-type="float" office:value="2" calcext:value-type="float">
            <text:p>2</text:p>
          </table:table-cell>
          <table:table-cell table:formula="of:=IF([$'Form Responses 1'.E25]=&quot;&quot;;&quot;&quot;;IF(LEFT([$'Form Responses 1'.E25];8)=&quot;Slightly&quot;; 1; IF(LEFT([$'Form Responses 1'.E25];8)=&quot;Strongly&quot;; 2; 0))*IF(RIGHT([$'Form Responses 1'.E25];1)=&quot;B&quot;;-1;1))" office:value-type="float" office:value="1" calcext:value-type="float">
            <text:p>1</text:p>
          </table:table-cell>
          <table:table-cell table:formula="of:=IF([$'Form Responses 1'.F25]=&quot;&quot;;&quot;&quot;;IF(LEFT([$'Form Responses 1'.F25];8)=&quot;Slightly&quot;; 1; IF(LEFT([$'Form Responses 1'.F25];8)=&quot;Strongly&quot;; 2; 0))*IF(RIGHT([$'Form Responses 1'.F25];1)=&quot;B&quot;;-1;1))" office:value-type="float" office:value="2" calcext:value-type="float">
            <text:p>2</text:p>
          </table:table-cell>
          <table:table-cell table:formula="of:=IF([$'Form Responses 1'.G25]=&quot;&quot;;&quot;&quot;;IF(LEFT([$'Form Responses 1'.G25];8)=&quot;Slightly&quot;; 1; IF(LEFT([$'Form Responses 1'.G25];8)=&quot;Strongly&quot;; 2; 0))*IF(RIGHT([$'Form Responses 1'.G25];1)=&quot;B&quot;;-1;1))" office:value-type="float" office:value="1" calcext:value-type="float">
            <text:p>1</text:p>
          </table:table-cell>
          <table:table-cell table:formula="of:=IF([$'Form Responses 1'.H25]=&quot;&quot;;&quot;&quot;;IF(LEFT([$'Form Responses 1'.H25];8)=&quot;Slightly&quot;; 1; IF(LEFT([$'Form Responses 1'.H25];8)=&quot;Strongly&quot;; 2; 0))*IF(RIGHT([$'Form Responses 1'.H25];1)=&quot;B&quot;;-1;1))" office:value-type="float" office:value="1" calcext:value-type="float">
            <text:p>1</text:p>
          </table:table-cell>
          <table:table-cell table:formula="of:=IF([$'Form Responses 1'.I25]=&quot;&quot;;&quot;&quot;;IF(LEFT([$'Form Responses 1'.I25];8)=&quot;Slightly&quot;; 1; IF(LEFT([$'Form Responses 1'.I25];8)=&quot;Strongly&quot;; 2; 0))*IF(RIGHT([$'Form Responses 1'.I25];1)=&quot;B&quot;;-1;1))" office:value-type="float" office:value="2" calcext:value-type="float">
            <text:p>2</text:p>
          </table:table-cell>
          <table:table-cell table:formula="of:=IF([$'Form Responses 1'.J25]=&quot;&quot;;&quot;&quot;;IF(LEFT([$'Form Responses 1'.J25];8)=&quot;Slightly&quot;; 1; IF(LEFT([$'Form Responses 1'.J25];8)=&quot;Strongly&quot;; 2; 0))*IF(RIGHT([$'Form Responses 1'.J25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26]" office:value-type="string" office:string-value="researcher" calcext:value-type="string">
            <text:p>researcher</text:p>
          </table:table-cell>
          <table:table-cell table:formula="of:=[$'Form Responses 1'.C26]" office:value-type="float" office:value="2" calcext:value-type="float">
            <text:p>2</text:p>
          </table:table-cell>
          <table:table-cell table:formula="of:=[$'Form Responses 1'.D26]" office:value-type="float" office:value="4" calcext:value-type="float">
            <text:p>4</text:p>
          </table:table-cell>
          <table:table-cell table:formula="of:=IF([$'Form Responses 1'.E26]=&quot;&quot;;&quot;&quot;;IF(LEFT([$'Form Responses 1'.E26];8)=&quot;Slightly&quot;; 1; IF(LEFT([$'Form Responses 1'.E26];8)=&quot;Strongly&quot;; 2; 0))*IF(RIGHT([$'Form Responses 1'.E26];1)=&quot;B&quot;;-1;1))" office:value-type="float" office:value="2" calcext:value-type="float">
            <text:p>2</text:p>
          </table:table-cell>
          <table:table-cell table:formula="of:=IF([$'Form Responses 1'.F26]=&quot;&quot;;&quot;&quot;;IF(LEFT([$'Form Responses 1'.F26];8)=&quot;Slightly&quot;; 1; IF(LEFT([$'Form Responses 1'.F26];8)=&quot;Strongly&quot;; 2; 0))*IF(RIGHT([$'Form Responses 1'.F26];1)=&quot;B&quot;;-1;1))" office:value-type="float" office:value="2" calcext:value-type="float">
            <text:p>2</text:p>
          </table:table-cell>
          <table:table-cell table:formula="of:=IF([$'Form Responses 1'.G26]=&quot;&quot;;&quot;&quot;;IF(LEFT([$'Form Responses 1'.G26];8)=&quot;Slightly&quot;; 1; IF(LEFT([$'Form Responses 1'.G26];8)=&quot;Strongly&quot;; 2; 0))*IF(RIGHT([$'Form Responses 1'.G26];1)=&quot;B&quot;;-1;1))" office:value-type="float" office:value="2" calcext:value-type="float">
            <text:p>2</text:p>
          </table:table-cell>
          <table:table-cell table:formula="of:=IF([$'Form Responses 1'.H26]=&quot;&quot;;&quot;&quot;;IF(LEFT([$'Form Responses 1'.H26];8)=&quot;Slightly&quot;; 1; IF(LEFT([$'Form Responses 1'.H26];8)=&quot;Strongly&quot;; 2; 0))*IF(RIGHT([$'Form Responses 1'.H26];1)=&quot;B&quot;;-1;1))" office:value-type="float" office:value="2" calcext:value-type="float">
            <text:p>2</text:p>
          </table:table-cell>
          <table:table-cell table:formula="of:=IF([$'Form Responses 1'.I26]=&quot;&quot;;&quot;&quot;;IF(LEFT([$'Form Responses 1'.I26];8)=&quot;Slightly&quot;; 1; IF(LEFT([$'Form Responses 1'.I26];8)=&quot;Strongly&quot;; 2; 0))*IF(RIGHT([$'Form Responses 1'.I26];1)=&quot;B&quot;;-1;1))" office:value-type="float" office:value="2" calcext:value-type="float">
            <text:p>2</text:p>
          </table:table-cell>
          <table:table-cell table:formula="of:=IF([$'Form Responses 1'.J26]=&quot;&quot;;&quot;&quot;;IF(LEFT([$'Form Responses 1'.J26];8)=&quot;Slightly&quot;; 1; IF(LEFT([$'Form Responses 1'.J26];8)=&quot;Strongly&quot;; 2; 0))*IF(RIGHT([$'Form Responses 1'.J26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27]" office:value-type="string" office:string-value="researcher" calcext:value-type="string">
            <text:p>researcher</text:p>
          </table:table-cell>
          <table:table-cell table:formula="of:=[$'Form Responses 1'.C27]" office:value-type="float" office:value="0" calcext:value-type="float">
            <text:p>0</text:p>
          </table:table-cell>
          <table:table-cell table:formula="of:=[$'Form Responses 1'.D27]" office:value-type="float" office:value="2" calcext:value-type="float">
            <text:p>2</text:p>
          </table:table-cell>
          <table:table-cell table:formula="of:=IF([$'Form Responses 1'.E27]=&quot;&quot;;&quot;&quot;;IF(LEFT([$'Form Responses 1'.E27];8)=&quot;Slightly&quot;; 1; IF(LEFT([$'Form Responses 1'.E27];8)=&quot;Strongly&quot;; 2; 0))*IF(RIGHT([$'Form Responses 1'.E27];1)=&quot;B&quot;;-1;1))" office:value-type="float" office:value="2" calcext:value-type="float">
            <text:p>2</text:p>
          </table:table-cell>
          <table:table-cell table:formula="of:=IF([$'Form Responses 1'.F27]=&quot;&quot;;&quot;&quot;;IF(LEFT([$'Form Responses 1'.F27];8)=&quot;Slightly&quot;; 1; IF(LEFT([$'Form Responses 1'.F27];8)=&quot;Strongly&quot;; 2; 0))*IF(RIGHT([$'Form Responses 1'.F27];1)=&quot;B&quot;;-1;1))" office:value-type="float" office:value="1" calcext:value-type="float">
            <text:p>1</text:p>
          </table:table-cell>
          <table:table-cell table:formula="of:=IF([$'Form Responses 1'.G27]=&quot;&quot;;&quot;&quot;;IF(LEFT([$'Form Responses 1'.G27];8)=&quot;Slightly&quot;; 1; IF(LEFT([$'Form Responses 1'.G27];8)=&quot;Strongly&quot;; 2; 0))*IF(RIGHT([$'Form Responses 1'.G27];1)=&quot;B&quot;;-1;1))" office:value-type="float" office:value="2" calcext:value-type="float">
            <text:p>2</text:p>
          </table:table-cell>
          <table:table-cell table:formula="of:=IF([$'Form Responses 1'.H27]=&quot;&quot;;&quot;&quot;;IF(LEFT([$'Form Responses 1'.H27];8)=&quot;Slightly&quot;; 1; IF(LEFT([$'Form Responses 1'.H27];8)=&quot;Strongly&quot;; 2; 0))*IF(RIGHT([$'Form Responses 1'.H27];1)=&quot;B&quot;;-1;1))" office:value-type="float" office:value="1" calcext:value-type="float">
            <text:p>1</text:p>
          </table:table-cell>
          <table:table-cell table:formula="of:=IF([$'Form Responses 1'.I27]=&quot;&quot;;&quot;&quot;;IF(LEFT([$'Form Responses 1'.I27];8)=&quot;Slightly&quot;; 1; IF(LEFT([$'Form Responses 1'.I27];8)=&quot;Strongly&quot;; 2; 0))*IF(RIGHT([$'Form Responses 1'.I27];1)=&quot;B&quot;;-1;1))" office:value-type="float" office:value="2" calcext:value-type="float">
            <text:p>2</text:p>
          </table:table-cell>
          <table:table-cell table:formula="of:=IF([$'Form Responses 1'.J27]=&quot;&quot;;&quot;&quot;;IF(LEFT([$'Form Responses 1'.J27];8)=&quot;Slightly&quot;; 1; IF(LEFT([$'Form Responses 1'.J27];8)=&quot;Strongly&quot;; 2; 0))*IF(RIGHT([$'Form Responses 1'.J27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28]" office:value-type="string" office:string-value="researcher" calcext:value-type="string">
            <text:p>researcher</text:p>
          </table:table-cell>
          <table:table-cell table:formula="of:=[$'Form Responses 1'.C28]" office:value-type="float" office:value="4" calcext:value-type="float">
            <text:p>4</text:p>
          </table:table-cell>
          <table:table-cell table:formula="of:=[$'Form Responses 1'.D28]" office:value-type="float" office:value="2" calcext:value-type="float">
            <text:p>2</text:p>
          </table:table-cell>
          <table:table-cell table:formula="of:=IF([$'Form Responses 1'.E28]=&quot;&quot;;&quot;&quot;;IF(LEFT([$'Form Responses 1'.E28];8)=&quot;Slightly&quot;; 1; IF(LEFT([$'Form Responses 1'.E28];8)=&quot;Strongly&quot;; 2; 0))*IF(RIGHT([$'Form Responses 1'.E28];1)=&quot;B&quot;;-1;1))" office:value-type="float" office:value="1" calcext:value-type="float">
            <text:p>1</text:p>
          </table:table-cell>
          <table:table-cell table:formula="of:=IF([$'Form Responses 1'.F28]=&quot;&quot;;&quot;&quot;;IF(LEFT([$'Form Responses 1'.F28];8)=&quot;Slightly&quot;; 1; IF(LEFT([$'Form Responses 1'.F28];8)=&quot;Strongly&quot;; 2; 0))*IF(RIGHT([$'Form Responses 1'.F28];1)=&quot;B&quot;;-1;1))" office:value-type="float" office:value="1" calcext:value-type="float">
            <text:p>1</text:p>
          </table:table-cell>
          <table:table-cell table:formula="of:=IF([$'Form Responses 1'.G28]=&quot;&quot;;&quot;&quot;;IF(LEFT([$'Form Responses 1'.G28];8)=&quot;Slightly&quot;; 1; IF(LEFT([$'Form Responses 1'.G28];8)=&quot;Strongly&quot;; 2; 0))*IF(RIGHT([$'Form Responses 1'.G28];1)=&quot;B&quot;;-1;1))" office:value-type="float" office:value="-1" calcext:value-type="float">
            <text:p>-1</text:p>
          </table:table-cell>
          <table:table-cell table:formula="of:=IF([$'Form Responses 1'.H28]=&quot;&quot;;&quot;&quot;;IF(LEFT([$'Form Responses 1'.H28];8)=&quot;Slightly&quot;; 1; IF(LEFT([$'Form Responses 1'.H28];8)=&quot;Strongly&quot;; 2; 0))*IF(RIGHT([$'Form Responses 1'.H28];1)=&quot;B&quot;;-1;1))" office:value-type="float" office:value="1" calcext:value-type="float">
            <text:p>1</text:p>
          </table:table-cell>
          <table:table-cell table:formula="of:=IF([$'Form Responses 1'.I28]=&quot;&quot;;&quot;&quot;;IF(LEFT([$'Form Responses 1'.I28];8)=&quot;Slightly&quot;; 1; IF(LEFT([$'Form Responses 1'.I28];8)=&quot;Strongly&quot;; 2; 0))*IF(RIGHT([$'Form Responses 1'.I28];1)=&quot;B&quot;;-1;1))" office:value-type="float" office:value="1" calcext:value-type="float">
            <text:p>1</text:p>
          </table:table-cell>
          <table:table-cell table:formula="of:=IF([$'Form Responses 1'.J28]=&quot;&quot;;&quot;&quot;;IF(LEFT([$'Form Responses 1'.J28];8)=&quot;Slightly&quot;; 1; IF(LEFT([$'Form Responses 1'.J28];8)=&quot;Strongly&quot;; 2; 0))*IF(RIGHT([$'Form Responses 1'.J28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29]" office:value-type="string" office:string-value="researcher" calcext:value-type="string">
            <text:p>researcher</text:p>
          </table:table-cell>
          <table:table-cell table:formula="of:=[$'Form Responses 1'.C29]" office:value-type="float" office:value="2" calcext:value-type="float">
            <text:p>2</text:p>
          </table:table-cell>
          <table:table-cell table:formula="of:=[$'Form Responses 1'.D29]" office:value-type="float" office:value="2" calcext:value-type="float">
            <text:p>2</text:p>
          </table:table-cell>
          <table:table-cell table:formula="of:=IF([$'Form Responses 1'.E29]=&quot;&quot;;&quot;&quot;;IF(LEFT([$'Form Responses 1'.E29];8)=&quot;Slightly&quot;; 1; IF(LEFT([$'Form Responses 1'.E29];8)=&quot;Strongly&quot;; 2; 0))*IF(RIGHT([$'Form Responses 1'.E29];1)=&quot;B&quot;;-1;1))" office:value-type="float" office:value="1" calcext:value-type="float">
            <text:p>1</text:p>
          </table:table-cell>
          <table:table-cell table:formula="of:=IF([$'Form Responses 1'.F29]=&quot;&quot;;&quot;&quot;;IF(LEFT([$'Form Responses 1'.F29];8)=&quot;Slightly&quot;; 1; IF(LEFT([$'Form Responses 1'.F29];8)=&quot;Strongly&quot;; 2; 0))*IF(RIGHT([$'Form Responses 1'.F29];1)=&quot;B&quot;;-1;1))" office:value-type="float" office:value="1" calcext:value-type="float">
            <text:p>1</text:p>
          </table:table-cell>
          <table:table-cell table:formula="of:=IF([$'Form Responses 1'.G29]=&quot;&quot;;&quot;&quot;;IF(LEFT([$'Form Responses 1'.G29];8)=&quot;Slightly&quot;; 1; IF(LEFT([$'Form Responses 1'.G29];8)=&quot;Strongly&quot;; 2; 0))*IF(RIGHT([$'Form Responses 1'.G29];1)=&quot;B&quot;;-1;1))" office:value-type="float" office:value="1" calcext:value-type="float">
            <text:p>1</text:p>
          </table:table-cell>
          <table:table-cell table:formula="of:=IF([$'Form Responses 1'.H29]=&quot;&quot;;&quot;&quot;;IF(LEFT([$'Form Responses 1'.H29];8)=&quot;Slightly&quot;; 1; IF(LEFT([$'Form Responses 1'.H29];8)=&quot;Strongly&quot;; 2; 0))*IF(RIGHT([$'Form Responses 1'.H29];1)=&quot;B&quot;;-1;1))" office:value-type="float" office:value="1" calcext:value-type="float">
            <text:p>1</text:p>
          </table:table-cell>
          <table:table-cell table:formula="of:=IF([$'Form Responses 1'.I29]=&quot;&quot;;&quot;&quot;;IF(LEFT([$'Form Responses 1'.I29];8)=&quot;Slightly&quot;; 1; IF(LEFT([$'Form Responses 1'.I29];8)=&quot;Strongly&quot;; 2; 0))*IF(RIGHT([$'Form Responses 1'.I29];1)=&quot;B&quot;;-1;1))" office:value-type="float" office:value="2" calcext:value-type="float">
            <text:p>2</text:p>
          </table:table-cell>
          <table:table-cell table:formula="of:=IF([$'Form Responses 1'.J29]=&quot;&quot;;&quot;&quot;;IF(LEFT([$'Form Responses 1'.J29];8)=&quot;Slightly&quot;; 1; IF(LEFT([$'Form Responses 1'.J29];8)=&quot;Strongly&quot;; 2; 0))*IF(RIGHT([$'Form Responses 1'.J29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30]" office:value-type="string" office:string-value="researcher" calcext:value-type="string">
            <text:p>researcher</text:p>
          </table:table-cell>
          <table:table-cell table:formula="of:=[$'Form Responses 1'.C30]" office:value-type="float" office:value="0" calcext:value-type="float">
            <text:p>0</text:p>
          </table:table-cell>
          <table:table-cell table:formula="of:=[$'Form Responses 1'.D30]" office:value-type="float" office:value="1" calcext:value-type="float">
            <text:p>1</text:p>
          </table:table-cell>
          <table:table-cell table:formula="of:=IF([$'Form Responses 1'.E30]=&quot;&quot;;&quot;&quot;;IF(LEFT([$'Form Responses 1'.E30];8)=&quot;Slightly&quot;; 1; IF(LEFT([$'Form Responses 1'.E30];8)=&quot;Strongly&quot;; 2; 0))*IF(RIGHT([$'Form Responses 1'.E30];1)=&quot;B&quot;;-1;1))" office:value-type="float" office:value="0" calcext:value-type="float">
            <text:p>0</text:p>
          </table:table-cell>
          <table:table-cell table:formula="of:=IF([$'Form Responses 1'.F30]=&quot;&quot;;&quot;&quot;;IF(LEFT([$'Form Responses 1'.F30];8)=&quot;Slightly&quot;; 1; IF(LEFT([$'Form Responses 1'.F30];8)=&quot;Strongly&quot;; 2; 0))*IF(RIGHT([$'Form Responses 1'.F30];1)=&quot;B&quot;;-1;1))" office:value-type="float" office:value="0" calcext:value-type="float">
            <text:p>0</text:p>
          </table:table-cell>
          <table:table-cell table:formula="of:=IF([$'Form Responses 1'.G30]=&quot;&quot;;&quot;&quot;;IF(LEFT([$'Form Responses 1'.G30];8)=&quot;Slightly&quot;; 1; IF(LEFT([$'Form Responses 1'.G30];8)=&quot;Strongly&quot;; 2; 0))*IF(RIGHT([$'Form Responses 1'.G30];1)=&quot;B&quot;;-1;1))" office:value-type="float" office:value="-1" calcext:value-type="float">
            <text:p>-1</text:p>
          </table:table-cell>
          <table:table-cell table:formula="of:=IF([$'Form Responses 1'.H30]=&quot;&quot;;&quot;&quot;;IF(LEFT([$'Form Responses 1'.H30];8)=&quot;Slightly&quot;; 1; IF(LEFT([$'Form Responses 1'.H30];8)=&quot;Strongly&quot;; 2; 0))*IF(RIGHT([$'Form Responses 1'.H30];1)=&quot;B&quot;;-1;1))" office:value-type="float" office:value="-1" calcext:value-type="float">
            <text:p>-1</text:p>
          </table:table-cell>
          <table:table-cell table:formula="of:=IF([$'Form Responses 1'.I30]=&quot;&quot;;&quot;&quot;;IF(LEFT([$'Form Responses 1'.I30];8)=&quot;Slightly&quot;; 1; IF(LEFT([$'Form Responses 1'.I30];8)=&quot;Strongly&quot;; 2; 0))*IF(RIGHT([$'Form Responses 1'.I30];1)=&quot;B&quot;;-1;1))" office:value-type="float" office:value="-2" calcext:value-type="float">
            <text:p>-2</text:p>
          </table:table-cell>
          <table:table-cell table:formula="of:=IF([$'Form Responses 1'.J30]=&quot;&quot;;&quot;&quot;;IF(LEFT([$'Form Responses 1'.J30];8)=&quot;Slightly&quot;; 1; IF(LEFT([$'Form Responses 1'.J30];8)=&quot;Strongly&quot;; 2; 0))*IF(RIGHT([$'Form Responses 1'.J30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31]" office:value-type="string" office:string-value="researcher" calcext:value-type="string">
            <text:p>researcher</text:p>
          </table:table-cell>
          <table:table-cell table:formula="of:=[$'Form Responses 1'.C31]" office:value-type="float" office:value="3" calcext:value-type="float">
            <text:p>3</text:p>
          </table:table-cell>
          <table:table-cell table:formula="of:=[$'Form Responses 1'.D31]" office:value-type="float" office:value="3" calcext:value-type="float">
            <text:p>3</text:p>
          </table:table-cell>
          <table:table-cell table:formula="of:=IF([$'Form Responses 1'.E31]=&quot;&quot;;&quot;&quot;;IF(LEFT([$'Form Responses 1'.E31];8)=&quot;Slightly&quot;; 1; IF(LEFT([$'Form Responses 1'.E31];8)=&quot;Strongly&quot;; 2; 0))*IF(RIGHT([$'Form Responses 1'.E31];1)=&quot;B&quot;;-1;1))" office:value-type="float" office:value="1" calcext:value-type="float">
            <text:p>1</text:p>
          </table:table-cell>
          <table:table-cell table:formula="of:=IF([$'Form Responses 1'.F31]=&quot;&quot;;&quot;&quot;;IF(LEFT([$'Form Responses 1'.F31];8)=&quot;Slightly&quot;; 1; IF(LEFT([$'Form Responses 1'.F31];8)=&quot;Strongly&quot;; 2; 0))*IF(RIGHT([$'Form Responses 1'.F31];1)=&quot;B&quot;;-1;1))" office:value-type="float" office:value="0" calcext:value-type="float">
            <text:p>0</text:p>
          </table:table-cell>
          <table:table-cell table:formula="of:=IF([$'Form Responses 1'.G31]=&quot;&quot;;&quot;&quot;;IF(LEFT([$'Form Responses 1'.G31];8)=&quot;Slightly&quot;; 1; IF(LEFT([$'Form Responses 1'.G31];8)=&quot;Strongly&quot;; 2; 0))*IF(RIGHT([$'Form Responses 1'.G31];1)=&quot;B&quot;;-1;1))" office:value-type="float" office:value="1" calcext:value-type="float">
            <text:p>1</text:p>
          </table:table-cell>
          <table:table-cell table:formula="of:=IF([$'Form Responses 1'.H31]=&quot;&quot;;&quot;&quot;;IF(LEFT([$'Form Responses 1'.H31];8)=&quot;Slightly&quot;; 1; IF(LEFT([$'Form Responses 1'.H31];8)=&quot;Strongly&quot;; 2; 0))*IF(RIGHT([$'Form Responses 1'.H31];1)=&quot;B&quot;;-1;1))" office:value-type="float" office:value="1" calcext:value-type="float">
            <text:p>1</text:p>
          </table:table-cell>
          <table:table-cell table:formula="of:=IF([$'Form Responses 1'.I31]=&quot;&quot;;&quot;&quot;;IF(LEFT([$'Form Responses 1'.I31];8)=&quot;Slightly&quot;; 1; IF(LEFT([$'Form Responses 1'.I31];8)=&quot;Strongly&quot;; 2; 0))*IF(RIGHT([$'Form Responses 1'.I31];1)=&quot;B&quot;;-1;1))" office:value-type="float" office:value="1" calcext:value-type="float">
            <text:p>1</text:p>
          </table:table-cell>
          <table:table-cell table:formula="of:=IF([$'Form Responses 1'.J31]=&quot;&quot;;&quot;&quot;;IF(LEFT([$'Form Responses 1'.J31];8)=&quot;Slightly&quot;; 1; IF(LEFT([$'Form Responses 1'.J31];8)=&quot;Strongly&quot;; 2; 0))*IF(RIGHT([$'Form Responses 1'.J31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32]" office:value-type="string" office:string-value="researcher" calcext:value-type="string">
            <text:p>researcher</text:p>
          </table:table-cell>
          <table:table-cell table:formula="of:=[$'Form Responses 1'.C32]" office:value-type="float" office:value="1" calcext:value-type="float">
            <text:p>1</text:p>
          </table:table-cell>
          <table:table-cell table:formula="of:=[$'Form Responses 1'.D32]" office:value-type="float" office:value="3" calcext:value-type="float">
            <text:p>3</text:p>
          </table:table-cell>
          <table:table-cell table:formula="of:=IF([$'Form Responses 1'.E32]=&quot;&quot;;&quot;&quot;;IF(LEFT([$'Form Responses 1'.E32];8)=&quot;Slightly&quot;; 1; IF(LEFT([$'Form Responses 1'.E32];8)=&quot;Strongly&quot;; 2; 0))*IF(RIGHT([$'Form Responses 1'.E32];1)=&quot;B&quot;;-1;1))" office:value-type="float" office:value="-2" calcext:value-type="float">
            <text:p>-2</text:p>
          </table:table-cell>
          <table:table-cell table:formula="of:=IF([$'Form Responses 1'.F32]=&quot;&quot;;&quot;&quot;;IF(LEFT([$'Form Responses 1'.F32];8)=&quot;Slightly&quot;; 1; IF(LEFT([$'Form Responses 1'.F32];8)=&quot;Strongly&quot;; 2; 0))*IF(RIGHT([$'Form Responses 1'.F32];1)=&quot;B&quot;;-1;1))" office:value-type="float" office:value="-2" calcext:value-type="float">
            <text:p>-2</text:p>
          </table:table-cell>
          <table:table-cell table:formula="of:=IF([$'Form Responses 1'.G32]=&quot;&quot;;&quot;&quot;;IF(LEFT([$'Form Responses 1'.G32];8)=&quot;Slightly&quot;; 1; IF(LEFT([$'Form Responses 1'.G32];8)=&quot;Strongly&quot;; 2; 0))*IF(RIGHT([$'Form Responses 1'.G32];1)=&quot;B&quot;;-1;1))" office:value-type="float" office:value="-2" calcext:value-type="float">
            <text:p>-2</text:p>
          </table:table-cell>
          <table:table-cell table:formula="of:=IF([$'Form Responses 1'.H32]=&quot;&quot;;&quot;&quot;;IF(LEFT([$'Form Responses 1'.H32];8)=&quot;Slightly&quot;; 1; IF(LEFT([$'Form Responses 1'.H32];8)=&quot;Strongly&quot;; 2; 0))*IF(RIGHT([$'Form Responses 1'.H32];1)=&quot;B&quot;;-1;1))" office:value-type="float" office:value="-2" calcext:value-type="float">
            <text:p>-2</text:p>
          </table:table-cell>
          <table:table-cell table:formula="of:=IF([$'Form Responses 1'.I32]=&quot;&quot;;&quot;&quot;;IF(LEFT([$'Form Responses 1'.I32];8)=&quot;Slightly&quot;; 1; IF(LEFT([$'Form Responses 1'.I32];8)=&quot;Strongly&quot;; 2; 0))*IF(RIGHT([$'Form Responses 1'.I32];1)=&quot;B&quot;;-1;1))" office:value-type="float" office:value="-2" calcext:value-type="float">
            <text:p>-2</text:p>
          </table:table-cell>
          <table:table-cell table:formula="of:=IF([$'Form Responses 1'.J32]=&quot;&quot;;&quot;&quot;;IF(LEFT([$'Form Responses 1'.J32];8)=&quot;Slightly&quot;; 1; IF(LEFT([$'Form Responses 1'.J32];8)=&quot;Strongly&quot;; 2; 0))*IF(RIGHT([$'Form Responses 1'.J32];1)=&quot;B&quot;;-1;1))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[$'Form Responses 1'.B33]" office:value-type="string" office:string-value="researcher" calcext:value-type="string">
            <text:p>researcher</text:p>
          </table:table-cell>
          <table:table-cell table:formula="of:=[$'Form Responses 1'.C33]" office:value-type="float" office:value="4" calcext:value-type="float">
            <text:p>4</text:p>
          </table:table-cell>
          <table:table-cell table:formula="of:=[$'Form Responses 1'.D33]" office:value-type="float" office:value="2" calcext:value-type="float">
            <text:p>2</text:p>
          </table:table-cell>
          <table:table-cell table:formula="of:=IF([$'Form Responses 1'.E33]=&quot;&quot;;&quot;&quot;;IF(LEFT([$'Form Responses 1'.E33];8)=&quot;Slightly&quot;; 1; IF(LEFT([$'Form Responses 1'.E33];8)=&quot;Strongly&quot;; 2; 0))*IF(RIGHT([$'Form Responses 1'.E33];1)=&quot;B&quot;;-1;1))" office:value-type="float" office:value="-1" calcext:value-type="float">
            <text:p>-1</text:p>
          </table:table-cell>
          <table:table-cell table:formula="of:=IF([$'Form Responses 1'.F33]=&quot;&quot;;&quot;&quot;;IF(LEFT([$'Form Responses 1'.F33];8)=&quot;Slightly&quot;; 1; IF(LEFT([$'Form Responses 1'.F33];8)=&quot;Strongly&quot;; 2; 0))*IF(RIGHT([$'Form Responses 1'.F33];1)=&quot;B&quot;;-1;1))" office:value-type="float" office:value="2" calcext:value-type="float">
            <text:p>2</text:p>
          </table:table-cell>
          <table:table-cell table:formula="of:=IF([$'Form Responses 1'.G33]=&quot;&quot;;&quot;&quot;;IF(LEFT([$'Form Responses 1'.G33];8)=&quot;Slightly&quot;; 1; IF(LEFT([$'Form Responses 1'.G33];8)=&quot;Strongly&quot;; 2; 0))*IF(RIGHT([$'Form Responses 1'.G33];1)=&quot;B&quot;;-1;1))" office:value-type="float" office:value="-1" calcext:value-type="float">
            <text:p>-1</text:p>
          </table:table-cell>
          <table:table-cell table:formula="of:=IF([$'Form Responses 1'.H33]=&quot;&quot;;&quot;&quot;;IF(LEFT([$'Form Responses 1'.H33];8)=&quot;Slightly&quot;; 1; IF(LEFT([$'Form Responses 1'.H33];8)=&quot;Strongly&quot;; 2; 0))*IF(RIGHT([$'Form Responses 1'.H33];1)=&quot;B&quot;;-1;1))" office:value-type="float" office:value="1" calcext:value-type="float">
            <text:p>1</text:p>
          </table:table-cell>
          <table:table-cell table:formula="of:=IF([$'Form Responses 1'.I33]=&quot;&quot;;&quot;&quot;;IF(LEFT([$'Form Responses 1'.I33];8)=&quot;Slightly&quot;; 1; IF(LEFT([$'Form Responses 1'.I33];8)=&quot;Strongly&quot;; 2; 0))*IF(RIGHT([$'Form Responses 1'.I33];1)=&quot;B&quot;;-1;1))" office:value-type="float" office:value="0" calcext:value-type="float">
            <text:p>0</text:p>
          </table:table-cell>
          <table:table-cell table:formula="of:=IF([$'Form Responses 1'.J33]=&quot;&quot;;&quot;&quot;;IF(LEFT([$'Form Responses 1'.J33];8)=&quot;Slightly&quot;; 1; IF(LEFT([$'Form Responses 1'.J33];8)=&quot;Strongly&quot;; 2; 0))*IF(RIGHT([$'Form Responses 1'.J33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34]" office:value-type="string" office:string-value="researcher" calcext:value-type="string">
            <text:p>researcher</text:p>
          </table:table-cell>
          <table:table-cell table:formula="of:=[$'Form Responses 1'.C34]" office:value-type="float" office:value="0" calcext:value-type="float">
            <text:p>0</text:p>
          </table:table-cell>
          <table:table-cell table:formula="of:=[$'Form Responses 1'.D34]" office:value-type="float" office:value="4" calcext:value-type="float">
            <text:p>4</text:p>
          </table:table-cell>
          <table:table-cell table:formula="of:=IF([$'Form Responses 1'.E34]=&quot;&quot;;&quot;&quot;;IF(LEFT([$'Form Responses 1'.E34];8)=&quot;Slightly&quot;; 1; IF(LEFT([$'Form Responses 1'.E34];8)=&quot;Strongly&quot;; 2; 0))*IF(RIGHT([$'Form Responses 1'.E34];1)=&quot;B&quot;;-1;1))" office:value-type="float" office:value="2" calcext:value-type="float">
            <text:p>2</text:p>
          </table:table-cell>
          <table:table-cell table:formula="of:=IF([$'Form Responses 1'.F34]=&quot;&quot;;&quot;&quot;;IF(LEFT([$'Form Responses 1'.F34];8)=&quot;Slightly&quot;; 1; IF(LEFT([$'Form Responses 1'.F34];8)=&quot;Strongly&quot;; 2; 0))*IF(RIGHT([$'Form Responses 1'.F34];1)=&quot;B&quot;;-1;1))" office:value-type="float" office:value="-2" calcext:value-type="float">
            <text:p>-2</text:p>
          </table:table-cell>
          <table:table-cell table:formula="of:=IF([$'Form Responses 1'.G34]=&quot;&quot;;&quot;&quot;;IF(LEFT([$'Form Responses 1'.G34];8)=&quot;Slightly&quot;; 1; IF(LEFT([$'Form Responses 1'.G34];8)=&quot;Strongly&quot;; 2; 0))*IF(RIGHT([$'Form Responses 1'.G34];1)=&quot;B&quot;;-1;1))" office:value-type="float" office:value="1" calcext:value-type="float">
            <text:p>1</text:p>
          </table:table-cell>
          <table:table-cell table:formula="of:=IF([$'Form Responses 1'.H34]=&quot;&quot;;&quot;&quot;;IF(LEFT([$'Form Responses 1'.H34];8)=&quot;Slightly&quot;; 1; IF(LEFT([$'Form Responses 1'.H34];8)=&quot;Strongly&quot;; 2; 0))*IF(RIGHT([$'Form Responses 1'.H34];1)=&quot;B&quot;;-1;1))" office:value-type="float" office:value="0" calcext:value-type="float">
            <text:p>0</text:p>
          </table:table-cell>
          <table:table-cell table:formula="of:=IF([$'Form Responses 1'.I34]=&quot;&quot;;&quot;&quot;;IF(LEFT([$'Form Responses 1'.I34];8)=&quot;Slightly&quot;; 1; IF(LEFT([$'Form Responses 1'.I34];8)=&quot;Strongly&quot;; 2; 0))*IF(RIGHT([$'Form Responses 1'.I34];1)=&quot;B&quot;;-1;1))" office:value-type="float" office:value="0" calcext:value-type="float">
            <text:p>0</text:p>
          </table:table-cell>
          <table:table-cell table:formula="of:=IF([$'Form Responses 1'.J34]=&quot;&quot;;&quot;&quot;;IF(LEFT([$'Form Responses 1'.J34];8)=&quot;Slightly&quot;; 1; IF(LEFT([$'Form Responses 1'.J34];8)=&quot;Strongly&quot;; 2; 0))*IF(RIGHT([$'Form Responses 1'.J34];1)=&quot;B&quot;;-1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$'Form Responses 1'.B35]" office:value-type="string" office:string-value="researcher" calcext:value-type="string">
            <text:p>researcher</text:p>
          </table:table-cell>
          <table:table-cell table:formula="of:=[$'Form Responses 1'.C35]" office:value-type="float" office:value="3" calcext:value-type="float">
            <text:p>3</text:p>
          </table:table-cell>
          <table:table-cell table:formula="of:=[$'Form Responses 1'.D35]" office:value-type="float" office:value="3" calcext:value-type="float">
            <text:p>3</text:p>
          </table:table-cell>
          <table:table-cell table:formula="of:=IF([$'Form Responses 1'.E35]=&quot;&quot;;&quot;&quot;;IF(LEFT([$'Form Responses 1'.E35];8)=&quot;Slightly&quot;; 1; IF(LEFT([$'Form Responses 1'.E35];8)=&quot;Strongly&quot;; 2; 0))*IF(RIGHT([$'Form Responses 1'.E35];1)=&quot;B&quot;;-1;1))" office:value-type="float" office:value="2" calcext:value-type="float">
            <text:p>2</text:p>
          </table:table-cell>
          <table:table-cell table:formula="of:=IF([$'Form Responses 1'.F35]=&quot;&quot;;&quot;&quot;;IF(LEFT([$'Form Responses 1'.F35];8)=&quot;Slightly&quot;; 1; IF(LEFT([$'Form Responses 1'.F35];8)=&quot;Strongly&quot;; 2; 0))*IF(RIGHT([$'Form Responses 1'.F35];1)=&quot;B&quot;;-1;1))" office:value-type="float" office:value="1" calcext:value-type="float">
            <text:p>1</text:p>
          </table:table-cell>
          <table:table-cell table:formula="of:=IF([$'Form Responses 1'.G35]=&quot;&quot;;&quot;&quot;;IF(LEFT([$'Form Responses 1'.G35];8)=&quot;Slightly&quot;; 1; IF(LEFT([$'Form Responses 1'.G35];8)=&quot;Strongly&quot;; 2; 0))*IF(RIGHT([$'Form Responses 1'.G35];1)=&quot;B&quot;;-1;1))" office:value-type="float" office:value="2" calcext:value-type="float">
            <text:p>2</text:p>
          </table:table-cell>
          <table:table-cell table:formula="of:=IF([$'Form Responses 1'.H35]=&quot;&quot;;&quot;&quot;;IF(LEFT([$'Form Responses 1'.H35];8)=&quot;Slightly&quot;; 1; IF(LEFT([$'Form Responses 1'.H35];8)=&quot;Strongly&quot;; 2; 0))*IF(RIGHT([$'Form Responses 1'.H35];1)=&quot;B&quot;;-1;1))" office:value-type="float" office:value="1" calcext:value-type="float">
            <text:p>1</text:p>
          </table:table-cell>
          <table:table-cell table:formula="of:=IF([$'Form Responses 1'.I35]=&quot;&quot;;&quot;&quot;;IF(LEFT([$'Form Responses 1'.I35];8)=&quot;Slightly&quot;; 1; IF(LEFT([$'Form Responses 1'.I35];8)=&quot;Strongly&quot;; 2; 0))*IF(RIGHT([$'Form Responses 1'.I35];1)=&quot;B&quot;;-1;1))" office:value-type="float" office:value="2" calcext:value-type="float">
            <text:p>2</text:p>
          </table:table-cell>
          <table:table-cell table:formula="of:=IF([$'Form Responses 1'.J35]=&quot;&quot;;&quot;&quot;;IF(LEFT([$'Form Responses 1'.J35];8)=&quot;Slightly&quot;; 1; IF(LEFT([$'Form Responses 1'.J35];8)=&quot;Strongly&quot;; 2; 0))*IF(RIGHT([$'Form Responses 1'.J35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36]" office:value-type="string" office:string-value="researcher" calcext:value-type="string">
            <text:p>researcher</text:p>
          </table:table-cell>
          <table:table-cell table:formula="of:=[$'Form Responses 1'.C36]" office:value-type="float" office:value="0" calcext:value-type="float">
            <text:p>0</text:p>
          </table:table-cell>
          <table:table-cell table:formula="of:=[$'Form Responses 1'.D36]" office:value-type="float" office:value="1" calcext:value-type="float">
            <text:p>1</text:p>
          </table:table-cell>
          <table:table-cell table:formula="of:=IF([$'Form Responses 1'.E36]=&quot;&quot;;&quot;&quot;;IF(LEFT([$'Form Responses 1'.E36];8)=&quot;Slightly&quot;; 1; IF(LEFT([$'Form Responses 1'.E36];8)=&quot;Strongly&quot;; 2; 0))*IF(RIGHT([$'Form Responses 1'.E36];1)=&quot;B&quot;;-1;1))" office:value-type="float" office:value="-1" calcext:value-type="float">
            <text:p>-1</text:p>
          </table:table-cell>
          <table:table-cell table:formula="of:=IF([$'Form Responses 1'.F36]=&quot;&quot;;&quot;&quot;;IF(LEFT([$'Form Responses 1'.F36];8)=&quot;Slightly&quot;; 1; IF(LEFT([$'Form Responses 1'.F36];8)=&quot;Strongly&quot;; 2; 0))*IF(RIGHT([$'Form Responses 1'.F36];1)=&quot;B&quot;;-1;1))" office:value-type="float" office:value="1" calcext:value-type="float">
            <text:p>1</text:p>
          </table:table-cell>
          <table:table-cell table:formula="of:=IF([$'Form Responses 1'.G36]=&quot;&quot;;&quot;&quot;;IF(LEFT([$'Form Responses 1'.G36];8)=&quot;Slightly&quot;; 1; IF(LEFT([$'Form Responses 1'.G36];8)=&quot;Strongly&quot;; 2; 0))*IF(RIGHT([$'Form Responses 1'.G36];1)=&quot;B&quot;;-1;1))" office:value-type="float" office:value="1" calcext:value-type="float">
            <text:p>1</text:p>
          </table:table-cell>
          <table:table-cell table:formula="of:=IF([$'Form Responses 1'.H36]=&quot;&quot;;&quot;&quot;;IF(LEFT([$'Form Responses 1'.H36];8)=&quot;Slightly&quot;; 1; IF(LEFT([$'Form Responses 1'.H36];8)=&quot;Strongly&quot;; 2; 0))*IF(RIGHT([$'Form Responses 1'.H36];1)=&quot;B&quot;;-1;1))" office:value-type="float" office:value="1" calcext:value-type="float">
            <text:p>1</text:p>
          </table:table-cell>
          <table:table-cell table:formula="of:=IF([$'Form Responses 1'.I36]=&quot;&quot;;&quot;&quot;;IF(LEFT([$'Form Responses 1'.I36];8)=&quot;Slightly&quot;; 1; IF(LEFT([$'Form Responses 1'.I36];8)=&quot;Strongly&quot;; 2; 0))*IF(RIGHT([$'Form Responses 1'.I36];1)=&quot;B&quot;;-1;1))" office:value-type="float" office:value="1" calcext:value-type="float">
            <text:p>1</text:p>
          </table:table-cell>
          <table:table-cell table:formula="of:=IF([$'Form Responses 1'.J36]=&quot;&quot;;&quot;&quot;;IF(LEFT([$'Form Responses 1'.J36];8)=&quot;Slightly&quot;; 1; IF(LEFT([$'Form Responses 1'.J36];8)=&quot;Strongly&quot;; 2; 0))*IF(RIGHT([$'Form Responses 1'.J36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37]" office:value-type="string" office:string-value="researcher" calcext:value-type="string">
            <text:p>researcher</text:p>
          </table:table-cell>
          <table:table-cell table:formula="of:=[$'Form Responses 1'.C37]" office:value-type="float" office:value="2" calcext:value-type="float">
            <text:p>2</text:p>
          </table:table-cell>
          <table:table-cell table:formula="of:=[$'Form Responses 1'.D37]" office:value-type="float" office:value="2" calcext:value-type="float">
            <text:p>2</text:p>
          </table:table-cell>
          <table:table-cell table:formula="of:=IF([$'Form Responses 1'.E37]=&quot;&quot;;&quot;&quot;;IF(LEFT([$'Form Responses 1'.E37];8)=&quot;Slightly&quot;; 1; IF(LEFT([$'Form Responses 1'.E37];8)=&quot;Strongly&quot;; 2; 0))*IF(RIGHT([$'Form Responses 1'.E37];1)=&quot;B&quot;;-1;1))" office:value-type="float" office:value="1" calcext:value-type="float">
            <text:p>1</text:p>
          </table:table-cell>
          <table:table-cell table:formula="of:=IF([$'Form Responses 1'.F37]=&quot;&quot;;&quot;&quot;;IF(LEFT([$'Form Responses 1'.F37];8)=&quot;Slightly&quot;; 1; IF(LEFT([$'Form Responses 1'.F37];8)=&quot;Strongly&quot;; 2; 0))*IF(RIGHT([$'Form Responses 1'.F37];1)=&quot;B&quot;;-1;1))" office:value-type="float" office:value="2" calcext:value-type="float">
            <text:p>2</text:p>
          </table:table-cell>
          <table:table-cell table:formula="of:=IF([$'Form Responses 1'.G37]=&quot;&quot;;&quot;&quot;;IF(LEFT([$'Form Responses 1'.G37];8)=&quot;Slightly&quot;; 1; IF(LEFT([$'Form Responses 1'.G37];8)=&quot;Strongly&quot;; 2; 0))*IF(RIGHT([$'Form Responses 1'.G37];1)=&quot;B&quot;;-1;1))" office:value-type="float" office:value="1" calcext:value-type="float">
            <text:p>1</text:p>
          </table:table-cell>
          <table:table-cell table:formula="of:=IF([$'Form Responses 1'.H37]=&quot;&quot;;&quot;&quot;;IF(LEFT([$'Form Responses 1'.H37];8)=&quot;Slightly&quot;; 1; IF(LEFT([$'Form Responses 1'.H37];8)=&quot;Strongly&quot;; 2; 0))*IF(RIGHT([$'Form Responses 1'.H37];1)=&quot;B&quot;;-1;1))" office:value-type="float" office:value="1" calcext:value-type="float">
            <text:p>1</text:p>
          </table:table-cell>
          <table:table-cell table:formula="of:=IF([$'Form Responses 1'.I37]=&quot;&quot;;&quot;&quot;;IF(LEFT([$'Form Responses 1'.I37];8)=&quot;Slightly&quot;; 1; IF(LEFT([$'Form Responses 1'.I37];8)=&quot;Strongly&quot;; 2; 0))*IF(RIGHT([$'Form Responses 1'.I37];1)=&quot;B&quot;;-1;1))" office:value-type="float" office:value="1" calcext:value-type="float">
            <text:p>1</text:p>
          </table:table-cell>
          <table:table-cell table:formula="of:=IF([$'Form Responses 1'.J37]=&quot;&quot;;&quot;&quot;;IF(LEFT([$'Form Responses 1'.J37];8)=&quot;Slightly&quot;; 1; IF(LEFT([$'Form Responses 1'.J37];8)=&quot;Strongly&quot;; 2; 0))*IF(RIGHT([$'Form Responses 1'.J37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38]" office:value-type="string" office:string-value="developer" calcext:value-type="string">
            <text:p>developer</text:p>
          </table:table-cell>
          <table:table-cell table:formula="of:=[$'Form Responses 1'.C38]" office:value-type="float" office:value="3" calcext:value-type="float">
            <text:p>3</text:p>
          </table:table-cell>
          <table:table-cell table:formula="of:=[$'Form Responses 1'.D38]" office:value-type="float" office:value="4" calcext:value-type="float">
            <text:p>4</text:p>
          </table:table-cell>
          <table:table-cell table:formula="of:=IF([$'Form Responses 1'.E38]=&quot;&quot;;&quot;&quot;;IF(LEFT([$'Form Responses 1'.E38];8)=&quot;Slightly&quot;; 1; IF(LEFT([$'Form Responses 1'.E38];8)=&quot;Strongly&quot;; 2; 0))*IF(RIGHT([$'Form Responses 1'.E38];1)=&quot;B&quot;;-1;1))" office:value-type="float" office:value="2" calcext:value-type="float">
            <text:p>2</text:p>
          </table:table-cell>
          <table:table-cell table:formula="of:=IF([$'Form Responses 1'.F38]=&quot;&quot;;&quot;&quot;;IF(LEFT([$'Form Responses 1'.F38];8)=&quot;Slightly&quot;; 1; IF(LEFT([$'Form Responses 1'.F38];8)=&quot;Strongly&quot;; 2; 0))*IF(RIGHT([$'Form Responses 1'.F38];1)=&quot;B&quot;;-1;1))" office:value-type="float" office:value="2" calcext:value-type="float">
            <text:p>2</text:p>
          </table:table-cell>
          <table:table-cell table:formula="of:=IF([$'Form Responses 1'.G38]=&quot;&quot;;&quot;&quot;;IF(LEFT([$'Form Responses 1'.G38];8)=&quot;Slightly&quot;; 1; IF(LEFT([$'Form Responses 1'.G38];8)=&quot;Strongly&quot;; 2; 0))*IF(RIGHT([$'Form Responses 1'.G38];1)=&quot;B&quot;;-1;1))" office:value-type="float" office:value="1" calcext:value-type="float">
            <text:p>1</text:p>
          </table:table-cell>
          <table:table-cell table:formula="of:=IF([$'Form Responses 1'.H38]=&quot;&quot;;&quot;&quot;;IF(LEFT([$'Form Responses 1'.H38];8)=&quot;Slightly&quot;; 1; IF(LEFT([$'Form Responses 1'.H38];8)=&quot;Strongly&quot;; 2; 0))*IF(RIGHT([$'Form Responses 1'.H38];1)=&quot;B&quot;;-1;1))" office:value-type="float" office:value="1" calcext:value-type="float">
            <text:p>1</text:p>
          </table:table-cell>
          <table:table-cell table:formula="of:=IF([$'Form Responses 1'.I38]=&quot;&quot;;&quot;&quot;;IF(LEFT([$'Form Responses 1'.I38];8)=&quot;Slightly&quot;; 1; IF(LEFT([$'Form Responses 1'.I38];8)=&quot;Strongly&quot;; 2; 0))*IF(RIGHT([$'Form Responses 1'.I38];1)=&quot;B&quot;;-1;1))" office:value-type="float" office:value="2" calcext:value-type="float">
            <text:p>2</text:p>
          </table:table-cell>
          <table:table-cell table:formula="of:=IF([$'Form Responses 1'.J38]=&quot;&quot;;&quot;&quot;;IF(LEFT([$'Form Responses 1'.J38];8)=&quot;Slightly&quot;; 1; IF(LEFT([$'Form Responses 1'.J38];8)=&quot;Strongly&quot;; 2; 0))*IF(RIGHT([$'Form Responses 1'.J38];1)=&quot;B&quot;;-1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$'Form Responses 1'.B39]" office:value-type="string" office:string-value="researcher" calcext:value-type="string">
            <text:p>researcher</text:p>
          </table:table-cell>
          <table:table-cell table:formula="of:=[$'Form Responses 1'.C39]" office:value-type="float" office:value="3" calcext:value-type="float">
            <text:p>3</text:p>
          </table:table-cell>
          <table:table-cell table:formula="of:=[$'Form Responses 1'.D39]" office:value-type="float" office:value="4" calcext:value-type="float">
            <text:p>4</text:p>
          </table:table-cell>
          <table:table-cell table:formula="of:=IF([$'Form Responses 1'.E39]=&quot;&quot;;&quot;&quot;;IF(LEFT([$'Form Responses 1'.E39];8)=&quot;Slightly&quot;; 1; IF(LEFT([$'Form Responses 1'.E39];8)=&quot;Strongly&quot;; 2; 0))*IF(RIGHT([$'Form Responses 1'.E39];1)=&quot;B&quot;;-1;1))" office:value-type="float" office:value="1" calcext:value-type="float">
            <text:p>1</text:p>
          </table:table-cell>
          <table:table-cell table:formula="of:=IF([$'Form Responses 1'.F39]=&quot;&quot;;&quot;&quot;;IF(LEFT([$'Form Responses 1'.F39];8)=&quot;Slightly&quot;; 1; IF(LEFT([$'Form Responses 1'.F39];8)=&quot;Strongly&quot;; 2; 0))*IF(RIGHT([$'Form Responses 1'.F39];1)=&quot;B&quot;;-1;1))" office:value-type="float" office:value="-1" calcext:value-type="float">
            <text:p>-1</text:p>
          </table:table-cell>
          <table:table-cell table:formula="of:=IF([$'Form Responses 1'.G39]=&quot;&quot;;&quot;&quot;;IF(LEFT([$'Form Responses 1'.G39];8)=&quot;Slightly&quot;; 1; IF(LEFT([$'Form Responses 1'.G39];8)=&quot;Strongly&quot;; 2; 0))*IF(RIGHT([$'Form Responses 1'.G39];1)=&quot;B&quot;;-1;1))" office:value-type="float" office:value="1" calcext:value-type="float">
            <text:p>1</text:p>
          </table:table-cell>
          <table:table-cell table:formula="of:=IF([$'Form Responses 1'.H39]=&quot;&quot;;&quot;&quot;;IF(LEFT([$'Form Responses 1'.H39];8)=&quot;Slightly&quot;; 1; IF(LEFT([$'Form Responses 1'.H39];8)=&quot;Strongly&quot;; 2; 0))*IF(RIGHT([$'Form Responses 1'.H39];1)=&quot;B&quot;;-1;1))" office:value-type="float" office:value="1" calcext:value-type="float">
            <text:p>1</text:p>
          </table:table-cell>
          <table:table-cell table:formula="of:=IF([$'Form Responses 1'.I39]=&quot;&quot;;&quot;&quot;;IF(LEFT([$'Form Responses 1'.I39];8)=&quot;Slightly&quot;; 1; IF(LEFT([$'Form Responses 1'.I39];8)=&quot;Strongly&quot;; 2; 0))*IF(RIGHT([$'Form Responses 1'.I39];1)=&quot;B&quot;;-1;1))" office:value-type="float" office:value="2" calcext:value-type="float">
            <text:p>2</text:p>
          </table:table-cell>
          <table:table-cell table:formula="of:=IF([$'Form Responses 1'.J39]=&quot;&quot;;&quot;&quot;;IF(LEFT([$'Form Responses 1'.J39];8)=&quot;Slightly&quot;; 1; IF(LEFT([$'Form Responses 1'.J39];8)=&quot;Strongly&quot;; 2; 0))*IF(RIGHT([$'Form Responses 1'.J39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40]" office:value-type="string" office:string-value="researcher" calcext:value-type="string">
            <text:p>researcher</text:p>
          </table:table-cell>
          <table:table-cell table:formula="of:=[$'Form Responses 1'.C40]" office:value-type="float" office:value="3" calcext:value-type="float">
            <text:p>3</text:p>
          </table:table-cell>
          <table:table-cell table:formula="of:=[$'Form Responses 1'.D40]" office:value-type="float" office:value="4" calcext:value-type="float">
            <text:p>4</text:p>
          </table:table-cell>
          <table:table-cell table:formula="of:=IF([$'Form Responses 1'.E40]=&quot;&quot;;&quot;&quot;;IF(LEFT([$'Form Responses 1'.E40];8)=&quot;Slightly&quot;; 1; IF(LEFT([$'Form Responses 1'.E40];8)=&quot;Strongly&quot;; 2; 0))*IF(RIGHT([$'Form Responses 1'.E40];1)=&quot;B&quot;;-1;1))" office:value-type="float" office:value="2" calcext:value-type="float">
            <text:p>2</text:p>
          </table:table-cell>
          <table:table-cell table:formula="of:=IF([$'Form Responses 1'.F40]=&quot;&quot;;&quot;&quot;;IF(LEFT([$'Form Responses 1'.F40];8)=&quot;Slightly&quot;; 1; IF(LEFT([$'Form Responses 1'.F40];8)=&quot;Strongly&quot;; 2; 0))*IF(RIGHT([$'Form Responses 1'.F40];1)=&quot;B&quot;;-1;1))" office:value-type="float" office:value="2" calcext:value-type="float">
            <text:p>2</text:p>
          </table:table-cell>
          <table:table-cell table:formula="of:=IF([$'Form Responses 1'.G40]=&quot;&quot;;&quot;&quot;;IF(LEFT([$'Form Responses 1'.G40];8)=&quot;Slightly&quot;; 1; IF(LEFT([$'Form Responses 1'.G40];8)=&quot;Strongly&quot;; 2; 0))*IF(RIGHT([$'Form Responses 1'.G40];1)=&quot;B&quot;;-1;1))" office:value-type="float" office:value="2" calcext:value-type="float">
            <text:p>2</text:p>
          </table:table-cell>
          <table:table-cell table:formula="of:=IF([$'Form Responses 1'.H40]=&quot;&quot;;&quot;&quot;;IF(LEFT([$'Form Responses 1'.H40];8)=&quot;Slightly&quot;; 1; IF(LEFT([$'Form Responses 1'.H40];8)=&quot;Strongly&quot;; 2; 0))*IF(RIGHT([$'Form Responses 1'.H40];1)=&quot;B&quot;;-1;1))" office:value-type="float" office:value="2" calcext:value-type="float">
            <text:p>2</text:p>
          </table:table-cell>
          <table:table-cell table:formula="of:=IF([$'Form Responses 1'.I40]=&quot;&quot;;&quot;&quot;;IF(LEFT([$'Form Responses 1'.I40];8)=&quot;Slightly&quot;; 1; IF(LEFT([$'Form Responses 1'.I40];8)=&quot;Strongly&quot;; 2; 0))*IF(RIGHT([$'Form Responses 1'.I40];1)=&quot;B&quot;;-1;1))" office:value-type="float" office:value="1" calcext:value-type="float">
            <text:p>1</text:p>
          </table:table-cell>
          <table:table-cell table:formula="of:=IF([$'Form Responses 1'.J40]=&quot;&quot;;&quot;&quot;;IF(LEFT([$'Form Responses 1'.J40];8)=&quot;Slightly&quot;; 1; IF(LEFT([$'Form Responses 1'.J40];8)=&quot;Strongly&quot;; 2; 0))*IF(RIGHT([$'Form Responses 1'.J40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41]" office:value-type="string" office:string-value="researcher" calcext:value-type="string">
            <text:p>researcher</text:p>
          </table:table-cell>
          <table:table-cell table:formula="of:=[$'Form Responses 1'.C41]" office:value-type="float" office:value="4" calcext:value-type="float">
            <text:p>4</text:p>
          </table:table-cell>
          <table:table-cell table:formula="of:=[$'Form Responses 1'.D41]" office:value-type="float" office:value="4" calcext:value-type="float">
            <text:p>4</text:p>
          </table:table-cell>
          <table:table-cell table:formula="of:=IF([$'Form Responses 1'.E41]=&quot;&quot;;&quot;&quot;;IF(LEFT([$'Form Responses 1'.E41];8)=&quot;Slightly&quot;; 1; IF(LEFT([$'Form Responses 1'.E41];8)=&quot;Strongly&quot;; 2; 0))*IF(RIGHT([$'Form Responses 1'.E41];1)=&quot;B&quot;;-1;1))" office:value-type="float" office:value="2" calcext:value-type="float">
            <text:p>2</text:p>
          </table:table-cell>
          <table:table-cell table:formula="of:=IF([$'Form Responses 1'.F41]=&quot;&quot;;&quot;&quot;;IF(LEFT([$'Form Responses 1'.F41];8)=&quot;Slightly&quot;; 1; IF(LEFT([$'Form Responses 1'.F41];8)=&quot;Strongly&quot;; 2; 0))*IF(RIGHT([$'Form Responses 1'.F41];1)=&quot;B&quot;;-1;1))" office:value-type="float" office:value="2" calcext:value-type="float">
            <text:p>2</text:p>
          </table:table-cell>
          <table:table-cell table:formula="of:=IF([$'Form Responses 1'.G41]=&quot;&quot;;&quot;&quot;;IF(LEFT([$'Form Responses 1'.G41];8)=&quot;Slightly&quot;; 1; IF(LEFT([$'Form Responses 1'.G41];8)=&quot;Strongly&quot;; 2; 0))*IF(RIGHT([$'Form Responses 1'.G41];1)=&quot;B&quot;;-1;1))" office:value-type="float" office:value="1" calcext:value-type="float">
            <text:p>1</text:p>
          </table:table-cell>
          <table:table-cell table:formula="of:=IF([$'Form Responses 1'.H41]=&quot;&quot;;&quot;&quot;;IF(LEFT([$'Form Responses 1'.H41];8)=&quot;Slightly&quot;; 1; IF(LEFT([$'Form Responses 1'.H41];8)=&quot;Strongly&quot;; 2; 0))*IF(RIGHT([$'Form Responses 1'.H41];1)=&quot;B&quot;;-1;1))" office:value-type="float" office:value="2" calcext:value-type="float">
            <text:p>2</text:p>
          </table:table-cell>
          <table:table-cell table:formula="of:=IF([$'Form Responses 1'.I41]=&quot;&quot;;&quot;&quot;;IF(LEFT([$'Form Responses 1'.I41];8)=&quot;Slightly&quot;; 1; IF(LEFT([$'Form Responses 1'.I41];8)=&quot;Strongly&quot;; 2; 0))*IF(RIGHT([$'Form Responses 1'.I41];1)=&quot;B&quot;;-1;1))" office:value-type="float" office:value="1" calcext:value-type="float">
            <text:p>1</text:p>
          </table:table-cell>
          <table:table-cell table:formula="of:=IF([$'Form Responses 1'.J41]=&quot;&quot;;&quot;&quot;;IF(LEFT([$'Form Responses 1'.J41];8)=&quot;Slightly&quot;; 1; IF(LEFT([$'Form Responses 1'.J41];8)=&quot;Strongly&quot;; 2; 0))*IF(RIGHT([$'Form Responses 1'.J41];1)=&quot;B&quot;;-1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$'Form Responses 1'.B42]" office:value-type="string" office:string-value="researcher" calcext:value-type="string">
            <text:p>researcher</text:p>
          </table:table-cell>
          <table:table-cell table:formula="of:=[$'Form Responses 1'.C42]" office:value-type="float" office:value="3" calcext:value-type="float">
            <text:p>3</text:p>
          </table:table-cell>
          <table:table-cell table:formula="of:=[$'Form Responses 1'.D42]" office:value-type="float" office:value="2" calcext:value-type="float">
            <text:p>2</text:p>
          </table:table-cell>
          <table:table-cell table:formula="of:=IF([$'Form Responses 1'.E42]=&quot;&quot;;&quot;&quot;;IF(LEFT([$'Form Responses 1'.E42];8)=&quot;Slightly&quot;; 1; IF(LEFT([$'Form Responses 1'.E42];8)=&quot;Strongly&quot;; 2; 0))*IF(RIGHT([$'Form Responses 1'.E42];1)=&quot;B&quot;;-1;1))" office:value-type="float" office:value="1" calcext:value-type="float">
            <text:p>1</text:p>
          </table:table-cell>
          <table:table-cell table:formula="of:=IF([$'Form Responses 1'.F42]=&quot;&quot;;&quot;&quot;;IF(LEFT([$'Form Responses 1'.F42];8)=&quot;Slightly&quot;; 1; IF(LEFT([$'Form Responses 1'.F42];8)=&quot;Strongly&quot;; 2; 0))*IF(RIGHT([$'Form Responses 1'.F42];1)=&quot;B&quot;;-1;1))" office:value-type="float" office:value="2" calcext:value-type="float">
            <text:p>2</text:p>
          </table:table-cell>
          <table:table-cell table:formula="of:=IF([$'Form Responses 1'.G42]=&quot;&quot;;&quot;&quot;;IF(LEFT([$'Form Responses 1'.G42];8)=&quot;Slightly&quot;; 1; IF(LEFT([$'Form Responses 1'.G42];8)=&quot;Strongly&quot;; 2; 0))*IF(RIGHT([$'Form Responses 1'.G42];1)=&quot;B&quot;;-1;1))" office:value-type="float" office:value="-1" calcext:value-type="float">
            <text:p>-1</text:p>
          </table:table-cell>
          <table:table-cell table:formula="of:=IF([$'Form Responses 1'.H42]=&quot;&quot;;&quot;&quot;;IF(LEFT([$'Form Responses 1'.H42];8)=&quot;Slightly&quot;; 1; IF(LEFT([$'Form Responses 1'.H42];8)=&quot;Strongly&quot;; 2; 0))*IF(RIGHT([$'Form Responses 1'.H42];1)=&quot;B&quot;;-1;1))" office:value-type="float" office:value="0" calcext:value-type="float">
            <text:p>0</text:p>
          </table:table-cell>
          <table:table-cell table:formula="of:=IF([$'Form Responses 1'.I42]=&quot;&quot;;&quot;&quot;;IF(LEFT([$'Form Responses 1'.I42];8)=&quot;Slightly&quot;; 1; IF(LEFT([$'Form Responses 1'.I42];8)=&quot;Strongly&quot;; 2; 0))*IF(RIGHT([$'Form Responses 1'.I42];1)=&quot;B&quot;;-1;1))" office:value-type="float" office:value="-1" calcext:value-type="float">
            <text:p>-1</text:p>
          </table:table-cell>
          <table:table-cell table:formula="of:=IF([$'Form Responses 1'.J42]=&quot;&quot;;&quot;&quot;;IF(LEFT([$'Form Responses 1'.J42];8)=&quot;Slightly&quot;; 1; IF(LEFT([$'Form Responses 1'.J42];8)=&quot;Strongly&quot;; 2; 0))*IF(RIGHT([$'Form Responses 1'.J42];1)=&quot;B&quot;;-1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$'Form Responses 1'.B43]" office:value-type="string" office:string-value="researcher" calcext:value-type="string">
            <text:p>researcher</text:p>
          </table:table-cell>
          <table:table-cell table:formula="of:=[$'Form Responses 1'.C43]" office:value-type="float" office:value="4" calcext:value-type="float">
            <text:p>4</text:p>
          </table:table-cell>
          <table:table-cell table:formula="of:=[$'Form Responses 1'.D43]" office:value-type="float" office:value="4" calcext:value-type="float">
            <text:p>4</text:p>
          </table:table-cell>
          <table:table-cell table:formula="of:=IF([$'Form Responses 1'.E43]=&quot;&quot;;&quot;&quot;;IF(LEFT([$'Form Responses 1'.E43];8)=&quot;Slightly&quot;; 1; IF(LEFT([$'Form Responses 1'.E43];8)=&quot;Strongly&quot;; 2; 0))*IF(RIGHT([$'Form Responses 1'.E43];1)=&quot;B&quot;;-1;1))" office:value-type="float" office:value="1" calcext:value-type="float">
            <text:p>1</text:p>
          </table:table-cell>
          <table:table-cell table:formula="of:=IF([$'Form Responses 1'.F43]=&quot;&quot;;&quot;&quot;;IF(LEFT([$'Form Responses 1'.F43];8)=&quot;Slightly&quot;; 1; IF(LEFT([$'Form Responses 1'.F43];8)=&quot;Strongly&quot;; 2; 0))*IF(RIGHT([$'Form Responses 1'.F43];1)=&quot;B&quot;;-1;1))" office:value-type="float" office:value="1" calcext:value-type="float">
            <text:p>1</text:p>
          </table:table-cell>
          <table:table-cell table:formula="of:=IF([$'Form Responses 1'.G43]=&quot;&quot;;&quot;&quot;;IF(LEFT([$'Form Responses 1'.G43];8)=&quot;Slightly&quot;; 1; IF(LEFT([$'Form Responses 1'.G43];8)=&quot;Strongly&quot;; 2; 0))*IF(RIGHT([$'Form Responses 1'.G43];1)=&quot;B&quot;;-1;1))" office:value-type="float" office:value="2" calcext:value-type="float">
            <text:p>2</text:p>
          </table:table-cell>
          <table:table-cell table:formula="of:=IF([$'Form Responses 1'.H43]=&quot;&quot;;&quot;&quot;;IF(LEFT([$'Form Responses 1'.H43];8)=&quot;Slightly&quot;; 1; IF(LEFT([$'Form Responses 1'.H43];8)=&quot;Strongly&quot;; 2; 0))*IF(RIGHT([$'Form Responses 1'.H43];1)=&quot;B&quot;;-1;1))" office:value-type="float" office:value="1" calcext:value-type="float">
            <text:p>1</text:p>
          </table:table-cell>
          <table:table-cell table:formula="of:=IF([$'Form Responses 1'.I43]=&quot;&quot;;&quot;&quot;;IF(LEFT([$'Form Responses 1'.I43];8)=&quot;Slightly&quot;; 1; IF(LEFT([$'Form Responses 1'.I43];8)=&quot;Strongly&quot;; 2; 0))*IF(RIGHT([$'Form Responses 1'.I43];1)=&quot;B&quot;;-1;1))" office:value-type="float" office:value="1" calcext:value-type="float">
            <text:p>1</text:p>
          </table:table-cell>
          <table:table-cell table:formula="of:=IF([$'Form Responses 1'.J43]=&quot;&quot;;&quot;&quot;;IF(LEFT([$'Form Responses 1'.J43];8)=&quot;Slightly&quot;; 1; IF(LEFT([$'Form Responses 1'.J43];8)=&quot;Strongly&quot;; 2; 0))*IF(RIGHT([$'Form Responses 1'.J43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44]" office:value-type="string" office:string-value="researcher" calcext:value-type="string">
            <text:p>researcher</text:p>
          </table:table-cell>
          <table:table-cell table:formula="of:=[$'Form Responses 1'.C44]" office:value-type="float" office:value="3" calcext:value-type="float">
            <text:p>3</text:p>
          </table:table-cell>
          <table:table-cell table:formula="of:=[$'Form Responses 1'.D44]" office:value-type="float" office:value="4" calcext:value-type="float">
            <text:p>4</text:p>
          </table:table-cell>
          <table:table-cell table:formula="of:=IF([$'Form Responses 1'.E44]=&quot;&quot;;&quot;&quot;;IF(LEFT([$'Form Responses 1'.E44];8)=&quot;Slightly&quot;; 1; IF(LEFT([$'Form Responses 1'.E44];8)=&quot;Strongly&quot;; 2; 0))*IF(RIGHT([$'Form Responses 1'.E44];1)=&quot;B&quot;;-1;1))" office:value-type="float" office:value="2" calcext:value-type="float">
            <text:p>2</text:p>
          </table:table-cell>
          <table:table-cell table:formula="of:=IF([$'Form Responses 1'.F44]=&quot;&quot;;&quot;&quot;;IF(LEFT([$'Form Responses 1'.F44];8)=&quot;Slightly&quot;; 1; IF(LEFT([$'Form Responses 1'.F44];8)=&quot;Strongly&quot;; 2; 0))*IF(RIGHT([$'Form Responses 1'.F44];1)=&quot;B&quot;;-1;1))" office:value-type="float" office:value="2" calcext:value-type="float">
            <text:p>2</text:p>
          </table:table-cell>
          <table:table-cell table:formula="of:=IF([$'Form Responses 1'.G44]=&quot;&quot;;&quot;&quot;;IF(LEFT([$'Form Responses 1'.G44];8)=&quot;Slightly&quot;; 1; IF(LEFT([$'Form Responses 1'.G44];8)=&quot;Strongly&quot;; 2; 0))*IF(RIGHT([$'Form Responses 1'.G44];1)=&quot;B&quot;;-1;1))" office:value-type="float" office:value="2" calcext:value-type="float">
            <text:p>2</text:p>
          </table:table-cell>
          <table:table-cell table:formula="of:=IF([$'Form Responses 1'.H44]=&quot;&quot;;&quot;&quot;;IF(LEFT([$'Form Responses 1'.H44];8)=&quot;Slightly&quot;; 1; IF(LEFT([$'Form Responses 1'.H44];8)=&quot;Strongly&quot;; 2; 0))*IF(RIGHT([$'Form Responses 1'.H44];1)=&quot;B&quot;;-1;1))" office:value-type="float" office:value="2" calcext:value-type="float">
            <text:p>2</text:p>
          </table:table-cell>
          <table:table-cell table:formula="of:=IF([$'Form Responses 1'.I44]=&quot;&quot;;&quot;&quot;;IF(LEFT([$'Form Responses 1'.I44];8)=&quot;Slightly&quot;; 1; IF(LEFT([$'Form Responses 1'.I44];8)=&quot;Strongly&quot;; 2; 0))*IF(RIGHT([$'Form Responses 1'.I44];1)=&quot;B&quot;;-1;1))" office:value-type="float" office:value="2" calcext:value-type="float">
            <text:p>2</text:p>
          </table:table-cell>
          <table:table-cell table:formula="of:=IF([$'Form Responses 1'.J44]=&quot;&quot;;&quot;&quot;;IF(LEFT([$'Form Responses 1'.J44];8)=&quot;Slightly&quot;; 1; IF(LEFT([$'Form Responses 1'.J44];8)=&quot;Strongly&quot;; 2; 0))*IF(RIGHT([$'Form Responses 1'.J44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45]" office:value-type="string" office:string-value="researcher" calcext:value-type="string">
            <text:p>researcher</text:p>
          </table:table-cell>
          <table:table-cell table:formula="of:=[$'Form Responses 1'.C45]" office:value-type="float" office:value="3" calcext:value-type="float">
            <text:p>3</text:p>
          </table:table-cell>
          <table:table-cell table:formula="of:=[$'Form Responses 1'.D45]" office:value-type="float" office:value="3" calcext:value-type="float">
            <text:p>3</text:p>
          </table:table-cell>
          <table:table-cell table:formula="of:=IF([$'Form Responses 1'.E45]=&quot;&quot;;&quot;&quot;;IF(LEFT([$'Form Responses 1'.E45];8)=&quot;Slightly&quot;; 1; IF(LEFT([$'Form Responses 1'.E45];8)=&quot;Strongly&quot;; 2; 0))*IF(RIGHT([$'Form Responses 1'.E45];1)=&quot;B&quot;;-1;1))" office:value-type="float" office:value="2" calcext:value-type="float">
            <text:p>2</text:p>
          </table:table-cell>
          <table:table-cell table:formula="of:=IF([$'Form Responses 1'.F45]=&quot;&quot;;&quot;&quot;;IF(LEFT([$'Form Responses 1'.F45];8)=&quot;Slightly&quot;; 1; IF(LEFT([$'Form Responses 1'.F45];8)=&quot;Strongly&quot;; 2; 0))*IF(RIGHT([$'Form Responses 1'.F45];1)=&quot;B&quot;;-1;1))" office:value-type="float" office:value="-1" calcext:value-type="float">
            <text:p>-1</text:p>
          </table:table-cell>
          <table:table-cell table:formula="of:=IF([$'Form Responses 1'.G45]=&quot;&quot;;&quot;&quot;;IF(LEFT([$'Form Responses 1'.G45];8)=&quot;Slightly&quot;; 1; IF(LEFT([$'Form Responses 1'.G45];8)=&quot;Strongly&quot;; 2; 0))*IF(RIGHT([$'Form Responses 1'.G45];1)=&quot;B&quot;;-1;1))" office:value-type="float" office:value="2" calcext:value-type="float">
            <text:p>2</text:p>
          </table:table-cell>
          <table:table-cell table:formula="of:=IF([$'Form Responses 1'.H45]=&quot;&quot;;&quot;&quot;;IF(LEFT([$'Form Responses 1'.H45];8)=&quot;Slightly&quot;; 1; IF(LEFT([$'Form Responses 1'.H45];8)=&quot;Strongly&quot;; 2; 0))*IF(RIGHT([$'Form Responses 1'.H45];1)=&quot;B&quot;;-1;1))" office:value-type="float" office:value="-1" calcext:value-type="float">
            <text:p>-1</text:p>
          </table:table-cell>
          <table:table-cell table:formula="of:=IF([$'Form Responses 1'.I45]=&quot;&quot;;&quot;&quot;;IF(LEFT([$'Form Responses 1'.I45];8)=&quot;Slightly&quot;; 1; IF(LEFT([$'Form Responses 1'.I45];8)=&quot;Strongly&quot;; 2; 0))*IF(RIGHT([$'Form Responses 1'.I45];1)=&quot;B&quot;;-1;1))" office:value-type="float" office:value="2" calcext:value-type="float">
            <text:p>2</text:p>
          </table:table-cell>
          <table:table-cell table:formula="of:=IF([$'Form Responses 1'.J45]=&quot;&quot;;&quot;&quot;;IF(LEFT([$'Form Responses 1'.J45];8)=&quot;Slightly&quot;; 1; IF(LEFT([$'Form Responses 1'.J45];8)=&quot;Strongly&quot;; 2; 0))*IF(RIGHT([$'Form Responses 1'.J45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46]" office:value-type="string" office:string-value="other" calcext:value-type="string">
            <text:p>other</text:p>
          </table:table-cell>
          <table:table-cell table:formula="of:=[$'Form Responses 1'.C46]" office:value-type="float" office:value="4" calcext:value-type="float">
            <text:p>4</text:p>
          </table:table-cell>
          <table:table-cell table:formula="of:=[$'Form Responses 1'.D46]" office:value-type="float" office:value="4" calcext:value-type="float">
            <text:p>4</text:p>
          </table:table-cell>
          <table:table-cell table:formula="of:=IF([$'Form Responses 1'.E46]=&quot;&quot;;&quot;&quot;;IF(LEFT([$'Form Responses 1'.E46];8)=&quot;Slightly&quot;; 1; IF(LEFT([$'Form Responses 1'.E46];8)=&quot;Strongly&quot;; 2; 0))*IF(RIGHT([$'Form Responses 1'.E46];1)=&quot;B&quot;;-1;1))" office:value-type="float" office:value="-1" calcext:value-type="float">
            <text:p>-1</text:p>
          </table:table-cell>
          <table:table-cell table:formula="of:=IF([$'Form Responses 1'.F46]=&quot;&quot;;&quot;&quot;;IF(LEFT([$'Form Responses 1'.F46];8)=&quot;Slightly&quot;; 1; IF(LEFT([$'Form Responses 1'.F46];8)=&quot;Strongly&quot;; 2; 0))*IF(RIGHT([$'Form Responses 1'.F46];1)=&quot;B&quot;;-1;1))" office:value-type="float" office:value="-1" calcext:value-type="float">
            <text:p>-1</text:p>
          </table:table-cell>
          <table:table-cell table:formula="of:=IF([$'Form Responses 1'.G46]=&quot;&quot;;&quot;&quot;;IF(LEFT([$'Form Responses 1'.G46];8)=&quot;Slightly&quot;; 1; IF(LEFT([$'Form Responses 1'.G46];8)=&quot;Strongly&quot;; 2; 0))*IF(RIGHT([$'Form Responses 1'.G46];1)=&quot;B&quot;;-1;1))" office:value-type="float" office:value="-1" calcext:value-type="float">
            <text:p>-1</text:p>
          </table:table-cell>
          <table:table-cell table:formula="of:=IF([$'Form Responses 1'.H46]=&quot;&quot;;&quot;&quot;;IF(LEFT([$'Form Responses 1'.H46];8)=&quot;Slightly&quot;; 1; IF(LEFT([$'Form Responses 1'.H46];8)=&quot;Strongly&quot;; 2; 0))*IF(RIGHT([$'Form Responses 1'.H46];1)=&quot;B&quot;;-1;1))" office:value-type="float" office:value="1" calcext:value-type="float">
            <text:p>1</text:p>
          </table:table-cell>
          <table:table-cell table:formula="of:=IF([$'Form Responses 1'.I46]=&quot;&quot;;&quot;&quot;;IF(LEFT([$'Form Responses 1'.I46];8)=&quot;Slightly&quot;; 1; IF(LEFT([$'Form Responses 1'.I46];8)=&quot;Strongly&quot;; 2; 0))*IF(RIGHT([$'Form Responses 1'.I46];1)=&quot;B&quot;;-1;1))" office:value-type="float" office:value="1" calcext:value-type="float">
            <text:p>1</text:p>
          </table:table-cell>
          <table:table-cell table:formula="of:=IF([$'Form Responses 1'.J46]=&quot;&quot;;&quot;&quot;;IF(LEFT([$'Form Responses 1'.J46];8)=&quot;Slightly&quot;; 1; IF(LEFT([$'Form Responses 1'.J46];8)=&quot;Strongly&quot;; 2; 0))*IF(RIGHT([$'Form Responses 1'.J46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47]" office:value-type="string" office:string-value="other" calcext:value-type="string">
            <text:p>other</text:p>
          </table:table-cell>
          <table:table-cell table:formula="of:=[$'Form Responses 1'.C47]" office:value-type="float" office:value="1" calcext:value-type="float">
            <text:p>1</text:p>
          </table:table-cell>
          <table:table-cell table:formula="of:=[$'Form Responses 1'.D47]" office:value-type="float" office:value="3" calcext:value-type="float">
            <text:p>3</text:p>
          </table:table-cell>
          <table:table-cell table:formula="of:=IF([$'Form Responses 1'.E47]=&quot;&quot;;&quot;&quot;;IF(LEFT([$'Form Responses 1'.E47];8)=&quot;Slightly&quot;; 1; IF(LEFT([$'Form Responses 1'.E47];8)=&quot;Strongly&quot;; 2; 0))*IF(RIGHT([$'Form Responses 1'.E47];1)=&quot;B&quot;;-1;1))" office:value-type="float" office:value="2" calcext:value-type="float">
            <text:p>2</text:p>
          </table:table-cell>
          <table:table-cell table:formula="of:=IF([$'Form Responses 1'.F47]=&quot;&quot;;&quot;&quot;;IF(LEFT([$'Form Responses 1'.F47];8)=&quot;Slightly&quot;; 1; IF(LEFT([$'Form Responses 1'.F47];8)=&quot;Strongly&quot;; 2; 0))*IF(RIGHT([$'Form Responses 1'.F47];1)=&quot;B&quot;;-1;1))" office:value-type="float" office:value="2" calcext:value-type="float">
            <text:p>2</text:p>
          </table:table-cell>
          <table:table-cell table:formula="of:=IF([$'Form Responses 1'.G47]=&quot;&quot;;&quot;&quot;;IF(LEFT([$'Form Responses 1'.G47];8)=&quot;Slightly&quot;; 1; IF(LEFT([$'Form Responses 1'.G47];8)=&quot;Strongly&quot;; 2; 0))*IF(RIGHT([$'Form Responses 1'.G47];1)=&quot;B&quot;;-1;1))" office:value-type="float" office:value="2" calcext:value-type="float">
            <text:p>2</text:p>
          </table:table-cell>
          <table:table-cell table:formula="of:=IF([$'Form Responses 1'.H47]=&quot;&quot;;&quot;&quot;;IF(LEFT([$'Form Responses 1'.H47];8)=&quot;Slightly&quot;; 1; IF(LEFT([$'Form Responses 1'.H47];8)=&quot;Strongly&quot;; 2; 0))*IF(RIGHT([$'Form Responses 1'.H47];1)=&quot;B&quot;;-1;1))" office:value-type="float" office:value="2" calcext:value-type="float">
            <text:p>2</text:p>
          </table:table-cell>
          <table:table-cell table:formula="of:=IF([$'Form Responses 1'.I47]=&quot;&quot;;&quot;&quot;;IF(LEFT([$'Form Responses 1'.I47];8)=&quot;Slightly&quot;; 1; IF(LEFT([$'Form Responses 1'.I47];8)=&quot;Strongly&quot;; 2; 0))*IF(RIGHT([$'Form Responses 1'.I47];1)=&quot;B&quot;;-1;1))" office:value-type="float" office:value="2" calcext:value-type="float">
            <text:p>2</text:p>
          </table:table-cell>
          <table:table-cell table:formula="of:=IF([$'Form Responses 1'.J47]=&quot;&quot;;&quot;&quot;;IF(LEFT([$'Form Responses 1'.J47];8)=&quot;Slightly&quot;; 1; IF(LEFT([$'Form Responses 1'.J47];8)=&quot;Strongly&quot;; 2; 0))*IF(RIGHT([$'Form Responses 1'.J47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48]" office:value-type="string" office:string-value="developer" calcext:value-type="string">
            <text:p>developer</text:p>
          </table:table-cell>
          <table:table-cell table:formula="of:=[$'Form Responses 1'.C48]" office:value-type="float" office:value="3" calcext:value-type="float">
            <text:p>3</text:p>
          </table:table-cell>
          <table:table-cell table:formula="of:=[$'Form Responses 1'.D48]" office:value-type="float" office:value="4" calcext:value-type="float">
            <text:p>4</text:p>
          </table:table-cell>
          <table:table-cell table:formula="of:=IF([$'Form Responses 1'.E48]=&quot;&quot;;&quot;&quot;;IF(LEFT([$'Form Responses 1'.E48];8)=&quot;Slightly&quot;; 1; IF(LEFT([$'Form Responses 1'.E48];8)=&quot;Strongly&quot;; 2; 0))*IF(RIGHT([$'Form Responses 1'.E48];1)=&quot;B&quot;;-1;1))" office:value-type="float" office:value="2" calcext:value-type="float">
            <text:p>2</text:p>
          </table:table-cell>
          <table:table-cell table:formula="of:=IF([$'Form Responses 1'.F48]=&quot;&quot;;&quot;&quot;;IF(LEFT([$'Form Responses 1'.F48];8)=&quot;Slightly&quot;; 1; IF(LEFT([$'Form Responses 1'.F48];8)=&quot;Strongly&quot;; 2; 0))*IF(RIGHT([$'Form Responses 1'.F48];1)=&quot;B&quot;;-1;1))" office:value-type="float" office:value="2" calcext:value-type="float">
            <text:p>2</text:p>
          </table:table-cell>
          <table:table-cell table:formula="of:=IF([$'Form Responses 1'.G48]=&quot;&quot;;&quot;&quot;;IF(LEFT([$'Form Responses 1'.G48];8)=&quot;Slightly&quot;; 1; IF(LEFT([$'Form Responses 1'.G48];8)=&quot;Strongly&quot;; 2; 0))*IF(RIGHT([$'Form Responses 1'.G48];1)=&quot;B&quot;;-1;1))" office:value-type="float" office:value="2" calcext:value-type="float">
            <text:p>2</text:p>
          </table:table-cell>
          <table:table-cell table:formula="of:=IF([$'Form Responses 1'.H48]=&quot;&quot;;&quot;&quot;;IF(LEFT([$'Form Responses 1'.H48];8)=&quot;Slightly&quot;; 1; IF(LEFT([$'Form Responses 1'.H48];8)=&quot;Strongly&quot;; 2; 0))*IF(RIGHT([$'Form Responses 1'.H48];1)=&quot;B&quot;;-1;1))" office:value-type="float" office:value="2" calcext:value-type="float">
            <text:p>2</text:p>
          </table:table-cell>
          <table:table-cell table:formula="of:=IF([$'Form Responses 1'.I48]=&quot;&quot;;&quot;&quot;;IF(LEFT([$'Form Responses 1'.I48];8)=&quot;Slightly&quot;; 1; IF(LEFT([$'Form Responses 1'.I48];8)=&quot;Strongly&quot;; 2; 0))*IF(RIGHT([$'Form Responses 1'.I48];1)=&quot;B&quot;;-1;1))" office:value-type="float" office:value="2" calcext:value-type="float">
            <text:p>2</text:p>
          </table:table-cell>
          <table:table-cell table:formula="of:=IF([$'Form Responses 1'.J48]=&quot;&quot;;&quot;&quot;;IF(LEFT([$'Form Responses 1'.J48];8)=&quot;Slightly&quot;; 1; IF(LEFT([$'Form Responses 1'.J48];8)=&quot;Strongly&quot;; 2; 0))*IF(RIGHT([$'Form Responses 1'.J48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49]" office:value-type="string" office:string-value="researcher" calcext:value-type="string">
            <text:p>researcher</text:p>
          </table:table-cell>
          <table:table-cell table:formula="of:=[$'Form Responses 1'.C49]" office:value-type="float" office:value="2" calcext:value-type="float">
            <text:p>2</text:p>
          </table:table-cell>
          <table:table-cell table:formula="of:=[$'Form Responses 1'.D49]" office:value-type="float" office:value="4" calcext:value-type="float">
            <text:p>4</text:p>
          </table:table-cell>
          <table:table-cell table:formula="of:=IF([$'Form Responses 1'.E49]=&quot;&quot;;&quot;&quot;;IF(LEFT([$'Form Responses 1'.E49];8)=&quot;Slightly&quot;; 1; IF(LEFT([$'Form Responses 1'.E49];8)=&quot;Strongly&quot;; 2; 0))*IF(RIGHT([$'Form Responses 1'.E49];1)=&quot;B&quot;;-1;1))" office:value-type="float" office:value="-1" calcext:value-type="float">
            <text:p>-1</text:p>
          </table:table-cell>
          <table:table-cell table:formula="of:=IF([$'Form Responses 1'.F49]=&quot;&quot;;&quot;&quot;;IF(LEFT([$'Form Responses 1'.F49];8)=&quot;Slightly&quot;; 1; IF(LEFT([$'Form Responses 1'.F49];8)=&quot;Strongly&quot;; 2; 0))*IF(RIGHT([$'Form Responses 1'.F49];1)=&quot;B&quot;;-1;1))" office:value-type="float" office:value="2" calcext:value-type="float">
            <text:p>2</text:p>
          </table:table-cell>
          <table:table-cell table:formula="of:=IF([$'Form Responses 1'.G49]=&quot;&quot;;&quot;&quot;;IF(LEFT([$'Form Responses 1'.G49];8)=&quot;Slightly&quot;; 1; IF(LEFT([$'Form Responses 1'.G49];8)=&quot;Strongly&quot;; 2; 0))*IF(RIGHT([$'Form Responses 1'.G49];1)=&quot;B&quot;;-1;1))" office:value-type="float" office:value="1" calcext:value-type="float">
            <text:p>1</text:p>
          </table:table-cell>
          <table:table-cell table:formula="of:=IF([$'Form Responses 1'.H49]=&quot;&quot;;&quot;&quot;;IF(LEFT([$'Form Responses 1'.H49];8)=&quot;Slightly&quot;; 1; IF(LEFT([$'Form Responses 1'.H49];8)=&quot;Strongly&quot;; 2; 0))*IF(RIGHT([$'Form Responses 1'.H49];1)=&quot;B&quot;;-1;1))" office:value-type="float" office:value="2" calcext:value-type="float">
            <text:p>2</text:p>
          </table:table-cell>
          <table:table-cell table:formula="of:=IF([$'Form Responses 1'.I49]=&quot;&quot;;&quot;&quot;;IF(LEFT([$'Form Responses 1'.I49];8)=&quot;Slightly&quot;; 1; IF(LEFT([$'Form Responses 1'.I49];8)=&quot;Strongly&quot;; 2; 0))*IF(RIGHT([$'Form Responses 1'.I49];1)=&quot;B&quot;;-1;1))" office:value-type="float" office:value="2" calcext:value-type="float">
            <text:p>2</text:p>
          </table:table-cell>
          <table:table-cell table:formula="of:=IF([$'Form Responses 1'.J49]=&quot;&quot;;&quot;&quot;;IF(LEFT([$'Form Responses 1'.J49];8)=&quot;Slightly&quot;; 1; IF(LEFT([$'Form Responses 1'.J49];8)=&quot;Strongly&quot;; 2; 0))*IF(RIGHT([$'Form Responses 1'.J49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50]" office:value-type="string" office:string-value="researcher" calcext:value-type="string">
            <text:p>researcher</text:p>
          </table:table-cell>
          <table:table-cell table:formula="of:=[$'Form Responses 1'.C50]" office:value-type="float" office:value="3" calcext:value-type="float">
            <text:p>3</text:p>
          </table:table-cell>
          <table:table-cell table:formula="of:=[$'Form Responses 1'.D50]" office:value-type="float" office:value="4" calcext:value-type="float">
            <text:p>4</text:p>
          </table:table-cell>
          <table:table-cell table:formula="of:=IF([$'Form Responses 1'.E50]=&quot;&quot;;&quot;&quot;;IF(LEFT([$'Form Responses 1'.E50];8)=&quot;Slightly&quot;; 1; IF(LEFT([$'Form Responses 1'.E50];8)=&quot;Strongly&quot;; 2; 0))*IF(RIGHT([$'Form Responses 1'.E50];1)=&quot;B&quot;;-1;1))" office:value-type="float" office:value="-2" calcext:value-type="float">
            <text:p>-2</text:p>
          </table:table-cell>
          <table:table-cell table:formula="of:=IF([$'Form Responses 1'.F50]=&quot;&quot;;&quot;&quot;;IF(LEFT([$'Form Responses 1'.F50];8)=&quot;Slightly&quot;; 1; IF(LEFT([$'Form Responses 1'.F50];8)=&quot;Strongly&quot;; 2; 0))*IF(RIGHT([$'Form Responses 1'.F50];1)=&quot;B&quot;;-1;1))" office:value-type="float" office:value="2" calcext:value-type="float">
            <text:p>2</text:p>
          </table:table-cell>
          <table:table-cell table:formula="of:=IF([$'Form Responses 1'.G50]=&quot;&quot;;&quot;&quot;;IF(LEFT([$'Form Responses 1'.G50];8)=&quot;Slightly&quot;; 1; IF(LEFT([$'Form Responses 1'.G50];8)=&quot;Strongly&quot;; 2; 0))*IF(RIGHT([$'Form Responses 1'.G50];1)=&quot;B&quot;;-1;1))" office:value-type="float" office:value="-2" calcext:value-type="float">
            <text:p>-2</text:p>
          </table:table-cell>
          <table:table-cell table:formula="of:=IF([$'Form Responses 1'.H50]=&quot;&quot;;&quot;&quot;;IF(LEFT([$'Form Responses 1'.H50];8)=&quot;Slightly&quot;; 1; IF(LEFT([$'Form Responses 1'.H50];8)=&quot;Strongly&quot;; 2; 0))*IF(RIGHT([$'Form Responses 1'.H50];1)=&quot;B&quot;;-1;1))" office:value-type="float" office:value="2" calcext:value-type="float">
            <text:p>2</text:p>
          </table:table-cell>
          <table:table-cell table:formula="of:=IF([$'Form Responses 1'.I50]=&quot;&quot;;&quot;&quot;;IF(LEFT([$'Form Responses 1'.I50];8)=&quot;Slightly&quot;; 1; IF(LEFT([$'Form Responses 1'.I50];8)=&quot;Strongly&quot;; 2; 0))*IF(RIGHT([$'Form Responses 1'.I50];1)=&quot;B&quot;;-1;1))" office:value-type="float" office:value="-2" calcext:value-type="float">
            <text:p>-2</text:p>
          </table:table-cell>
          <table:table-cell table:formula="of:=IF([$'Form Responses 1'.J50]=&quot;&quot;;&quot;&quot;;IF(LEFT([$'Form Responses 1'.J50];8)=&quot;Slightly&quot;; 1; IF(LEFT([$'Form Responses 1'.J50];8)=&quot;Strongly&quot;; 2; 0))*IF(RIGHT([$'Form Responses 1'.J50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51]" office:value-type="string" office:string-value="researcher" calcext:value-type="string">
            <text:p>researcher</text:p>
          </table:table-cell>
          <table:table-cell table:formula="of:=[$'Form Responses 1'.C51]" office:value-type="float" office:value="3" calcext:value-type="float">
            <text:p>3</text:p>
          </table:table-cell>
          <table:table-cell table:formula="of:=[$'Form Responses 1'.D51]" office:value-type="float" office:value="3" calcext:value-type="float">
            <text:p>3</text:p>
          </table:table-cell>
          <table:table-cell table:formula="of:=IF([$'Form Responses 1'.E51]=&quot;&quot;;&quot;&quot;;IF(LEFT([$'Form Responses 1'.E51];8)=&quot;Slightly&quot;; 1; IF(LEFT([$'Form Responses 1'.E51];8)=&quot;Strongly&quot;; 2; 0))*IF(RIGHT([$'Form Responses 1'.E51];1)=&quot;B&quot;;-1;1))" office:value-type="float" office:value="-2" calcext:value-type="float">
            <text:p>-2</text:p>
          </table:table-cell>
          <table:table-cell table:formula="of:=IF([$'Form Responses 1'.F51]=&quot;&quot;;&quot;&quot;;IF(LEFT([$'Form Responses 1'.F51];8)=&quot;Slightly&quot;; 1; IF(LEFT([$'Form Responses 1'.F51];8)=&quot;Strongly&quot;; 2; 0))*IF(RIGHT([$'Form Responses 1'.F51];1)=&quot;B&quot;;-1;1))" office:value-type="float" office:value="2" calcext:value-type="float">
            <text:p>2</text:p>
          </table:table-cell>
          <table:table-cell table:formula="of:=IF([$'Form Responses 1'.G51]=&quot;&quot;;&quot;&quot;;IF(LEFT([$'Form Responses 1'.G51];8)=&quot;Slightly&quot;; 1; IF(LEFT([$'Form Responses 1'.G51];8)=&quot;Strongly&quot;; 2; 0))*IF(RIGHT([$'Form Responses 1'.G51];1)=&quot;B&quot;;-1;1))" office:value-type="float" office:value="2" calcext:value-type="float">
            <text:p>2</text:p>
          </table:table-cell>
          <table:table-cell table:formula="of:=IF([$'Form Responses 1'.H51]=&quot;&quot;;&quot;&quot;;IF(LEFT([$'Form Responses 1'.H51];8)=&quot;Slightly&quot;; 1; IF(LEFT([$'Form Responses 1'.H51];8)=&quot;Strongly&quot;; 2; 0))*IF(RIGHT([$'Form Responses 1'.H51];1)=&quot;B&quot;;-1;1))" office:value-type="float" office:value="2" calcext:value-type="float">
            <text:p>2</text:p>
          </table:table-cell>
          <table:table-cell table:formula="of:=IF([$'Form Responses 1'.I51]=&quot;&quot;;&quot;&quot;;IF(LEFT([$'Form Responses 1'.I51];8)=&quot;Slightly&quot;; 1; IF(LEFT([$'Form Responses 1'.I51];8)=&quot;Strongly&quot;; 2; 0))*IF(RIGHT([$'Form Responses 1'.I51];1)=&quot;B&quot;;-1;1))" office:value-type="float" office:value="2" calcext:value-type="float">
            <text:p>2</text:p>
          </table:table-cell>
          <table:table-cell table:formula="of:=IF([$'Form Responses 1'.J51]=&quot;&quot;;&quot;&quot;;IF(LEFT([$'Form Responses 1'.J51];8)=&quot;Slightly&quot;; 1; IF(LEFT([$'Form Responses 1'.J51];8)=&quot;Strongly&quot;; 2; 0))*IF(RIGHT([$'Form Responses 1'.J51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52]" office:value-type="string" office:string-value="researcher" calcext:value-type="string">
            <text:p>researcher</text:p>
          </table:table-cell>
          <table:table-cell table:formula="of:=[$'Form Responses 1'.C52]" office:value-type="float" office:value="4" calcext:value-type="float">
            <text:p>4</text:p>
          </table:table-cell>
          <table:table-cell table:formula="of:=[$'Form Responses 1'.D52]" office:value-type="float" office:value="4" calcext:value-type="float">
            <text:p>4</text:p>
          </table:table-cell>
          <table:table-cell table:formula="of:=IF([$'Form Responses 1'.E52]=&quot;&quot;;&quot;&quot;;IF(LEFT([$'Form Responses 1'.E52];8)=&quot;Slightly&quot;; 1; IF(LEFT([$'Form Responses 1'.E52];8)=&quot;Strongly&quot;; 2; 0))*IF(RIGHT([$'Form Responses 1'.E52];1)=&quot;B&quot;;-1;1))" office:value-type="float" office:value="-1" calcext:value-type="float">
            <text:p>-1</text:p>
          </table:table-cell>
          <table:table-cell table:formula="of:=IF([$'Form Responses 1'.F52]=&quot;&quot;;&quot;&quot;;IF(LEFT([$'Form Responses 1'.F52];8)=&quot;Slightly&quot;; 1; IF(LEFT([$'Form Responses 1'.F52];8)=&quot;Strongly&quot;; 2; 0))*IF(RIGHT([$'Form Responses 1'.F52];1)=&quot;B&quot;;-1;1))" office:value-type="float" office:value="-2" calcext:value-type="float">
            <text:p>-2</text:p>
          </table:table-cell>
          <table:table-cell table:formula="of:=IF([$'Form Responses 1'.G52]=&quot;&quot;;&quot;&quot;;IF(LEFT([$'Form Responses 1'.G52];8)=&quot;Slightly&quot;; 1; IF(LEFT([$'Form Responses 1'.G52];8)=&quot;Strongly&quot;; 2; 0))*IF(RIGHT([$'Form Responses 1'.G52];1)=&quot;B&quot;;-1;1))" office:value-type="float" office:value="-1" calcext:value-type="float">
            <text:p>-1</text:p>
          </table:table-cell>
          <table:table-cell table:formula="of:=IF([$'Form Responses 1'.H52]=&quot;&quot;;&quot;&quot;;IF(LEFT([$'Form Responses 1'.H52];8)=&quot;Slightly&quot;; 1; IF(LEFT([$'Form Responses 1'.H52];8)=&quot;Strongly&quot;; 2; 0))*IF(RIGHT([$'Form Responses 1'.H52];1)=&quot;B&quot;;-1;1))" office:value-type="float" office:value="-2" calcext:value-type="float">
            <text:p>-2</text:p>
          </table:table-cell>
          <table:table-cell table:formula="of:=IF([$'Form Responses 1'.I52]=&quot;&quot;;&quot;&quot;;IF(LEFT([$'Form Responses 1'.I52];8)=&quot;Slightly&quot;; 1; IF(LEFT([$'Form Responses 1'.I52];8)=&quot;Strongly&quot;; 2; 0))*IF(RIGHT([$'Form Responses 1'.I52];1)=&quot;B&quot;;-1;1))" office:value-type="float" office:value="-1" calcext:value-type="float">
            <text:p>-1</text:p>
          </table:table-cell>
          <table:table-cell table:formula="of:=IF([$'Form Responses 1'.J52]=&quot;&quot;;&quot;&quot;;IF(LEFT([$'Form Responses 1'.J52];8)=&quot;Slightly&quot;; 1; IF(LEFT([$'Form Responses 1'.J52];8)=&quot;Strongly&quot;; 2; 0))*IF(RIGHT([$'Form Responses 1'.J52];1)=&quot;B&quot;;-1;1))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[$'Form Responses 1'.B53]" office:value-type="string" office:string-value="researcher" calcext:value-type="string">
            <text:p>researcher</text:p>
          </table:table-cell>
          <table:table-cell table:formula="of:=[$'Form Responses 1'.C53]" office:value-type="float" office:value="4" calcext:value-type="float">
            <text:p>4</text:p>
          </table:table-cell>
          <table:table-cell table:formula="of:=[$'Form Responses 1'.D53]" office:value-type="float" office:value="3" calcext:value-type="float">
            <text:p>3</text:p>
          </table:table-cell>
          <table:table-cell table:formula="of:=IF([$'Form Responses 1'.E53]=&quot;&quot;;&quot;&quot;;IF(LEFT([$'Form Responses 1'.E53];8)=&quot;Slightly&quot;; 1; IF(LEFT([$'Form Responses 1'.E53];8)=&quot;Strongly&quot;; 2; 0))*IF(RIGHT([$'Form Responses 1'.E53];1)=&quot;B&quot;;-1;1))" office:value-type="float" office:value="1" calcext:value-type="float">
            <text:p>1</text:p>
          </table:table-cell>
          <table:table-cell table:formula="of:=IF([$'Form Responses 1'.F53]=&quot;&quot;;&quot;&quot;;IF(LEFT([$'Form Responses 1'.F53];8)=&quot;Slightly&quot;; 1; IF(LEFT([$'Form Responses 1'.F53];8)=&quot;Strongly&quot;; 2; 0))*IF(RIGHT([$'Form Responses 1'.F53];1)=&quot;B&quot;;-1;1))" office:value-type="float" office:value="1" calcext:value-type="float">
            <text:p>1</text:p>
          </table:table-cell>
          <table:table-cell table:formula="of:=IF([$'Form Responses 1'.G53]=&quot;&quot;;&quot;&quot;;IF(LEFT([$'Form Responses 1'.G53];8)=&quot;Slightly&quot;; 1; IF(LEFT([$'Form Responses 1'.G53];8)=&quot;Strongly&quot;; 2; 0))*IF(RIGHT([$'Form Responses 1'.G53];1)=&quot;B&quot;;-1;1))" office:value-type="float" office:value="2" calcext:value-type="float">
            <text:p>2</text:p>
          </table:table-cell>
          <table:table-cell table:formula="of:=IF([$'Form Responses 1'.H53]=&quot;&quot;;&quot;&quot;;IF(LEFT([$'Form Responses 1'.H53];8)=&quot;Slightly&quot;; 1; IF(LEFT([$'Form Responses 1'.H53];8)=&quot;Strongly&quot;; 2; 0))*IF(RIGHT([$'Form Responses 1'.H53];1)=&quot;B&quot;;-1;1))" office:value-type="float" office:value="1" calcext:value-type="float">
            <text:p>1</text:p>
          </table:table-cell>
          <table:table-cell table:formula="of:=IF([$'Form Responses 1'.I53]=&quot;&quot;;&quot;&quot;;IF(LEFT([$'Form Responses 1'.I53];8)=&quot;Slightly&quot;; 1; IF(LEFT([$'Form Responses 1'.I53];8)=&quot;Strongly&quot;; 2; 0))*IF(RIGHT([$'Form Responses 1'.I53];1)=&quot;B&quot;;-1;1))" office:value-type="float" office:value="2" calcext:value-type="float">
            <text:p>2</text:p>
          </table:table-cell>
          <table:table-cell table:formula="of:=IF([$'Form Responses 1'.J53]=&quot;&quot;;&quot;&quot;;IF(LEFT([$'Form Responses 1'.J53];8)=&quot;Slightly&quot;; 1; IF(LEFT([$'Form Responses 1'.J53];8)=&quot;Strongly&quot;; 2; 0))*IF(RIGHT([$'Form Responses 1'.J53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$'Form Responses 1'.B54]" office:value-type="string" office:string-value="other" calcext:value-type="string">
            <text:p>other</text:p>
          </table:table-cell>
          <table:table-cell table:formula="of:=[$'Form Responses 1'.C54]" office:value-type="float" office:value="4" calcext:value-type="float">
            <text:p>4</text:p>
          </table:table-cell>
          <table:table-cell table:formula="of:=[$'Form Responses 1'.D54]" office:value-type="float" office:value="3" calcext:value-type="float">
            <text:p>3</text:p>
          </table:table-cell>
          <table:table-cell table:formula="of:=IF([$'Form Responses 1'.E54]=&quot;&quot;;&quot;&quot;;IF(LEFT([$'Form Responses 1'.E54];8)=&quot;Slightly&quot;; 1; IF(LEFT([$'Form Responses 1'.E54];8)=&quot;Strongly&quot;; 2; 0))*IF(RIGHT([$'Form Responses 1'.E54];1)=&quot;B&quot;;-1;1))" office:value-type="float" office:value="2" calcext:value-type="float">
            <text:p>2</text:p>
          </table:table-cell>
          <table:table-cell table:formula="of:=IF([$'Form Responses 1'.F54]=&quot;&quot;;&quot;&quot;;IF(LEFT([$'Form Responses 1'.F54];8)=&quot;Slightly&quot;; 1; IF(LEFT([$'Form Responses 1'.F54];8)=&quot;Strongly&quot;; 2; 0))*IF(RIGHT([$'Form Responses 1'.F54];1)=&quot;B&quot;;-1;1))" office:value-type="float" office:value="2" calcext:value-type="float">
            <text:p>2</text:p>
          </table:table-cell>
          <table:table-cell table:formula="of:=IF([$'Form Responses 1'.G54]=&quot;&quot;;&quot;&quot;;IF(LEFT([$'Form Responses 1'.G54];8)=&quot;Slightly&quot;; 1; IF(LEFT([$'Form Responses 1'.G54];8)=&quot;Strongly&quot;; 2; 0))*IF(RIGHT([$'Form Responses 1'.G54];1)=&quot;B&quot;;-1;1))" office:value-type="float" office:value="2" calcext:value-type="float">
            <text:p>2</text:p>
          </table:table-cell>
          <table:table-cell table:formula="of:=IF([$'Form Responses 1'.H54]=&quot;&quot;;&quot;&quot;;IF(LEFT([$'Form Responses 1'.H54];8)=&quot;Slightly&quot;; 1; IF(LEFT([$'Form Responses 1'.H54];8)=&quot;Strongly&quot;; 2; 0))*IF(RIGHT([$'Form Responses 1'.H54];1)=&quot;B&quot;;-1;1))" office:value-type="float" office:value="2" calcext:value-type="float">
            <text:p>2</text:p>
          </table:table-cell>
          <table:table-cell table:formula="of:=IF([$'Form Responses 1'.I54]=&quot;&quot;;&quot;&quot;;IF(LEFT([$'Form Responses 1'.I54];8)=&quot;Slightly&quot;; 1; IF(LEFT([$'Form Responses 1'.I54];8)=&quot;Strongly&quot;; 2; 0))*IF(RIGHT([$'Form Responses 1'.I54];1)=&quot;B&quot;;-1;1))" office:value-type="float" office:value="2" calcext:value-type="float">
            <text:p>2</text:p>
          </table:table-cell>
          <table:table-cell table:formula="of:=IF([$'Form Responses 1'.J54]=&quot;&quot;;&quot;&quot;;IF(LEFT([$'Form Responses 1'.J54];8)=&quot;Slightly&quot;; 1; IF(LEFT([$'Form Responses 1'.J54];8)=&quot;Strongly&quot;; 2; 0))*IF(RIGHT([$'Form Responses 1'.J54];1)=&quot;B&quot;;-1;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'Form Responses 1'.B55]" office:value-type="string" office:string-value="researcher" calcext:value-type="string">
            <text:p>researcher</text:p>
          </table:table-cell>
          <table:table-cell table:formula="of:=[$'Form Responses 1'.C55]" office:value-type="float" office:value="1" calcext:value-type="float">
            <text:p>1</text:p>
          </table:table-cell>
          <table:table-cell table:formula="of:=[$'Form Responses 1'.D55]" office:value-type="float" office:value="3" calcext:value-type="float">
            <text:p>3</text:p>
          </table:table-cell>
          <table:table-cell table:formula="of:=IF([$'Form Responses 1'.E55]=&quot;&quot;;&quot;&quot;;IF(LEFT([$'Form Responses 1'.E55];8)=&quot;Slightly&quot;; 1; IF(LEFT([$'Form Responses 1'.E55];8)=&quot;Strongly&quot;; 2; 0))*IF(RIGHT([$'Form Responses 1'.E55];1)=&quot;B&quot;;-1;1))" office:value-type="float" office:value="1" calcext:value-type="float">
            <text:p>1</text:p>
          </table:table-cell>
          <table:table-cell table:formula="of:=IF([$'Form Responses 1'.F55]=&quot;&quot;;&quot;&quot;;IF(LEFT([$'Form Responses 1'.F55];8)=&quot;Slightly&quot;; 1; IF(LEFT([$'Form Responses 1'.F55];8)=&quot;Strongly&quot;; 2; 0))*IF(RIGHT([$'Form Responses 1'.F55];1)=&quot;B&quot;;-1;1))" office:value-type="float" office:value="-1" calcext:value-type="float">
            <text:p>-1</text:p>
          </table:table-cell>
          <table:table-cell table:formula="of:=IF([$'Form Responses 1'.G55]=&quot;&quot;;&quot;&quot;;IF(LEFT([$'Form Responses 1'.G55];8)=&quot;Slightly&quot;; 1; IF(LEFT([$'Form Responses 1'.G55];8)=&quot;Strongly&quot;; 2; 0))*IF(RIGHT([$'Form Responses 1'.G55];1)=&quot;B&quot;;-1;1))" office:value-type="float" office:value="2" calcext:value-type="float">
            <text:p>2</text:p>
          </table:table-cell>
          <table:table-cell table:formula="of:=IF([$'Form Responses 1'.H55]=&quot;&quot;;&quot;&quot;;IF(LEFT([$'Form Responses 1'.H55];8)=&quot;Slightly&quot;; 1; IF(LEFT([$'Form Responses 1'.H55];8)=&quot;Strongly&quot;; 2; 0))*IF(RIGHT([$'Form Responses 1'.H55];1)=&quot;B&quot;;-1;1))" office:value-type="float" office:value="-1" calcext:value-type="float">
            <text:p>-1</text:p>
          </table:table-cell>
          <table:table-cell table:formula="of:=IF([$'Form Responses 1'.I55]=&quot;&quot;;&quot;&quot;;IF(LEFT([$'Form Responses 1'.I55];8)=&quot;Slightly&quot;; 1; IF(LEFT([$'Form Responses 1'.I55];8)=&quot;Strongly&quot;; 2; 0))*IF(RIGHT([$'Form Responses 1'.I55];1)=&quot;B&quot;;-1;1))" office:value-type="float" office:value="2" calcext:value-type="float">
            <text:p>2</text:p>
          </table:table-cell>
          <table:table-cell table:formula="of:=IF([$'Form Responses 1'.J55]=&quot;&quot;;&quot;&quot;;IF(LEFT([$'Form Responses 1'.J55];8)=&quot;Slightly&quot;; 1; IF(LEFT([$'Form Responses 1'.J55];8)=&quot;Strongly&quot;; 2; 0))*IF(RIGHT([$'Form Responses 1'.J55];1)=&quot;B&quot;;-1;1))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[$'Form Responses 1'.B56]" office:value-type="string" office:string-value="developer" calcext:value-type="string">
            <text:p>developer</text:p>
          </table:table-cell>
          <table:table-cell table:formula="of:=[$'Form Responses 1'.C56]" office:value-type="float" office:value="1" calcext:value-type="float">
            <text:p>1</text:p>
          </table:table-cell>
          <table:table-cell table:formula="of:=[$'Form Responses 1'.D56]" office:value-type="float" office:value="3" calcext:value-type="float">
            <text:p>3</text:p>
          </table:table-cell>
          <table:table-cell table:formula="of:=IF([$'Form Responses 1'.E56]=&quot;&quot;;&quot;&quot;;IF(LEFT([$'Form Responses 1'.E56];8)=&quot;Slightly&quot;; 1; IF(LEFT([$'Form Responses 1'.E56];8)=&quot;Strongly&quot;; 2; 0))*IF(RIGHT([$'Form Responses 1'.E56];1)=&quot;B&quot;;-1;1))" office:value-type="float" office:value="2" calcext:value-type="float">
            <text:p>2</text:p>
          </table:table-cell>
          <table:table-cell table:formula="of:=IF([$'Form Responses 1'.F56]=&quot;&quot;;&quot;&quot;;IF(LEFT([$'Form Responses 1'.F56];8)=&quot;Slightly&quot;; 1; IF(LEFT([$'Form Responses 1'.F56];8)=&quot;Strongly&quot;; 2; 0))*IF(RIGHT([$'Form Responses 1'.F56];1)=&quot;B&quot;;-1;1))" office:value-type="float" office:value="1" calcext:value-type="float">
            <text:p>1</text:p>
          </table:table-cell>
          <table:table-cell table:formula="of:=IF([$'Form Responses 1'.G56]=&quot;&quot;;&quot;&quot;;IF(LEFT([$'Form Responses 1'.G56];8)=&quot;Slightly&quot;; 1; IF(LEFT([$'Form Responses 1'.G56];8)=&quot;Strongly&quot;; 2; 0))*IF(RIGHT([$'Form Responses 1'.G56];1)=&quot;B&quot;;-1;1))" office:value-type="float" office:value="2" calcext:value-type="float">
            <text:p>2</text:p>
          </table:table-cell>
          <table:table-cell table:formula="of:=IF([$'Form Responses 1'.H56]=&quot;&quot;;&quot;&quot;;IF(LEFT([$'Form Responses 1'.H56];8)=&quot;Slightly&quot;; 1; IF(LEFT([$'Form Responses 1'.H56];8)=&quot;Strongly&quot;; 2; 0))*IF(RIGHT([$'Form Responses 1'.H56];1)=&quot;B&quot;;-1;1))" office:value-type="float" office:value="1" calcext:value-type="float">
            <text:p>1</text:p>
          </table:table-cell>
          <table:table-cell table:formula="of:=IF([$'Form Responses 1'.I56]=&quot;&quot;;&quot;&quot;;IF(LEFT([$'Form Responses 1'.I56];8)=&quot;Slightly&quot;; 1; IF(LEFT([$'Form Responses 1'.I56];8)=&quot;Strongly&quot;; 2; 0))*IF(RIGHT([$'Form Responses 1'.I56];1)=&quot;B&quot;;-1;1))" office:value-type="float" office:value="2" calcext:value-type="float">
            <text:p>2</text:p>
          </table:table-cell>
          <table:table-cell table:formula="of:=IF([$'Form Responses 1'.J56]=&quot;&quot;;&quot;&quot;;IF(LEFT([$'Form Responses 1'.J56];8)=&quot;Slightly&quot;; 1; IF(LEFT([$'Form Responses 1'.J56];8)=&quot;Strongly&quot;; 2; 0))*IF(RIGHT([$'Form Responses 1'.J56];1)=&quot;B&quot;;-1;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IF([$'Form Responses 1'.E66]=&quot;&quot;;&quot;&quot;;IF(LEFT([$'Form Responses 1'.E66];8)=&quot;Slightly&quot;; 1; IF(LEFT([$'Form Responses 1'.E66];8)=&quot;Strongly&quot;; 2; 0))*IF(RIGHT([$'Form Responses 1'.E66];1)=&quot;B&quot;;-1;1))">
            <text:p/>
          </table:table-cell>
          <table:table-cell table:formula="of:=IF([$'Form Responses 1'.F66]=&quot;&quot;;&quot;&quot;;IF(LEFT([$'Form Responses 1'.F66];8)=&quot;Slightly&quot;; 1; IF(LEFT([$'Form Responses 1'.F66];8)=&quot;Strongly&quot;; 2; 0))*IF(RIGHT([$'Form Responses 1'.F66];1)=&quot;B&quot;;-1;1))">
            <text:p/>
          </table:table-cell>
          <table:table-cell table:formula="of:=IF([$'Form Responses 1'.G66]=&quot;&quot;;&quot;&quot;;IF(LEFT([$'Form Responses 1'.G66];8)=&quot;Slightly&quot;; 1; IF(LEFT([$'Form Responses 1'.G66];8)=&quot;Strongly&quot;; 2; 0))*IF(RIGHT([$'Form Responses 1'.G66];1)=&quot;B&quot;;-1;1))">
            <text:p/>
          </table:table-cell>
          <table:table-cell table:formula="of:=IF([$'Form Responses 1'.H66]=&quot;&quot;;&quot;&quot;;IF(LEFT([$'Form Responses 1'.H66];8)=&quot;Slightly&quot;; 1; IF(LEFT([$'Form Responses 1'.H66];8)=&quot;Strongly&quot;; 2; 0))*IF(RIGHT([$'Form Responses 1'.H66];1)=&quot;B&quot;;-1;1))">
            <text:p/>
          </table:table-cell>
          <table:table-cell table:formula="of:=IF([$'Form Responses 1'.I66]=&quot;&quot;;&quot;&quot;;IF(LEFT([$'Form Responses 1'.I66];8)=&quot;Slightly&quot;; 1; IF(LEFT([$'Form Responses 1'.I66];8)=&quot;Strongly&quot;; 2; 0))*IF(RIGHT([$'Form Responses 1'.I66];1)=&quot;B&quot;;-1;1))">
            <text:p/>
          </table:table-cell>
          <table:table-cell table:formula="of:=IF([$'Form Responses 1'.J66]=&quot;&quot;;&quot;&quot;;IF(LEFT([$'Form Responses 1'.J66];8)=&quot;Slightly&quot;; 1; IF(LEFT([$'Form Responses 1'.J66];8)=&quot;Strongly&quot;; 2; 0))*IF(RIGHT([$'Form Responses 1'.J66];1)=&quot;B&quot;;-1;1)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average:</text:p>
          </table:table-cell>
          <table:table-cell table:style-name="ce16" table:formula="of:=AVERAGE([.B2:.B57])" office:value-type="float" office:value="2.43636363636364" calcext:value-type="float">
            <text:p>2.44</text:p>
          </table:table-cell>
          <table:table-cell table:style-name="ce16" table:formula="of:=AVERAGE([.C2:.C57])" office:value-type="float" office:value="2.87272727272727" calcext:value-type="float">
            <text:p>2.87</text:p>
          </table:table-cell>
          <table:table-cell table:style-name="ce16" table:formula="of:=AVERAGE([.D2:.D57])" office:value-type="float" office:value="0.818181818181818" calcext:value-type="float">
            <text:p>0.82</text:p>
          </table:table-cell>
          <table:table-cell table:style-name="ce16" table:formula="of:=AVERAGE([.E2:.E57])" office:value-type="float" office:value="0.854545454545455" calcext:value-type="float">
            <text:p>0.85</text:p>
          </table:table-cell>
          <table:table-cell table:style-name="ce16" table:formula="of:=AVERAGE([.F2:.F57])" office:value-type="float" office:value="0.8" calcext:value-type="float">
            <text:p>0.80</text:p>
          </table:table-cell>
          <table:table-cell table:style-name="ce16" table:formula="of:=AVERAGE([.G2:.G57])" office:value-type="float" office:value="0.872727272727273" calcext:value-type="float">
            <text:p>0.87</text:p>
          </table:table-cell>
          <table:table-cell table:style-name="ce16" table:formula="of:=AVERAGE([.H2:.H57])" office:value-type="float" office:value="0.927272727272727" calcext:value-type="float">
            <text:p>0.93</text:p>
          </table:table-cell>
          <table:table-cell table:style-name="ce16" table:formula="of:=AVERAGE([.I2:.I57])" office:value-type="float" office:value="0.8" calcext:value-type="float">
            <text:p>0.80</text:p>
          </table:table-cell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15" office:value-type="string" calcext:value-type="string">
            <text:p>positive:</text:p>
          </table:table-cell>
          <table:table-cell table:style-name="ce17"/>
          <table:table-cell/>
          <table:table-cell table:style-name="ce17" table:formula="of:=COUNTIF([.D2:.D57];&quot;&gt;0&quot;)" office:value-type="float" office:value="40" calcext:value-type="float">
            <text:p>40</text:p>
          </table:table-cell>
          <table:table-cell table:style-name="ce17" table:formula="of:=COUNTIF([.E2:.E57];&quot;&gt;0&quot;)" office:value-type="float" office:value="39" calcext:value-type="float">
            <text:p>39</text:p>
          </table:table-cell>
          <table:table-cell table:style-name="ce17" table:formula="of:=COUNTIF([.F2:.F57];&quot;&gt;0&quot;)" office:value-type="float" office:value="40" calcext:value-type="float">
            <text:p>40</text:p>
          </table:table-cell>
          <table:table-cell table:style-name="ce17" table:formula="of:=COUNTIF([.G2:.G57];&quot;&gt;0&quot;)" office:value-type="float" office:value="42" calcext:value-type="float">
            <text:p>42</text:p>
          </table:table-cell>
          <table:table-cell table:style-name="ce17" table:formula="of:=COUNTIF([.H2:.H57];&quot;&gt;0&quot;)" office:value-type="float" office:value="41" calcext:value-type="float">
            <text:p>41</text:p>
          </table:table-cell>
          <table:table-cell table:style-name="ce17" table:formula="of:=COUNTIF([.I2:.I57];&quot;&gt;0&quot;)" office:value-type="float" office:value="38" calcext:value-type="float">
            <text:p>38</text:p>
          </table:table-cell>
          <table:table-cell table:style-name="ce17" table:number-columns-repeated="17"/>
          <table:table-cell table:number-columns-repeated="998"/>
        </table:table-row>
        <table:table-row table:style-name="ro1">
          <table:table-cell table:style-name="ce15" office:value-type="string" calcext:value-type="string">
            <text:p>not negative:</text:p>
          </table:table-cell>
          <table:table-cell table:style-name="ce17"/>
          <table:table-cell/>
          <table:table-cell table:style-name="ce17" table:formula="of:=COUNTIF([.D2:.D57];&quot;&gt;=0&quot;)" office:value-type="float" office:value="43" calcext:value-type="float">
            <text:p>43</text:p>
          </table:table-cell>
          <table:table-cell table:style-name="ce17" table:formula="of:=COUNTIF([.E2:.E57];&quot;&gt;=0&quot;)" office:value-type="float" office:value="43" calcext:value-type="float">
            <text:p>43</text:p>
          </table:table-cell>
          <table:table-cell table:style-name="ce17" table:formula="of:=COUNTIF([.F2:.F57];&quot;&gt;=0&quot;)" office:value-type="float" office:value="42" calcext:value-type="float">
            <text:p>42</text:p>
          </table:table-cell>
          <table:table-cell table:style-name="ce17" table:formula="of:=COUNTIF([.G2:.G57];&quot;&gt;=0&quot;)" office:value-type="float" office:value="45" calcext:value-type="float">
            <text:p>45</text:p>
          </table:table-cell>
          <table:table-cell table:style-name="ce17" table:formula="of:=COUNTIF([.H2:.H57];&quot;&gt;=0&quot;)" office:value-type="float" office:value="44" calcext:value-type="float">
            <text:p>44</text:p>
          </table:table-cell>
          <table:table-cell table:style-name="ce17" table:formula="of:=COUNTIF([.I2:.I57];&quot;&gt;=0&quot;)" office:value-type="float" office:value="43" calcext:value-type="float">
            <text:p>43</text:p>
          </table:table-cell>
          <table:table-cell table:style-name="ce17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negative:</text:p>
          </table:table-cell>
          <table:table-cell table:number-columns-repeated="2"/>
          <table:table-cell table:formula="of:=COUNTIF([.D2:.D57];&quot;&lt;0&quot;)" office:value-type="float" office:value="12" calcext:value-type="float">
            <text:p>12</text:p>
          </table:table-cell>
          <table:table-cell table:formula="of:=COUNTIF([.E2:.E57];&quot;&lt;0&quot;)" office:value-type="float" office:value="12" calcext:value-type="float">
            <text:p>12</text:p>
          </table:table-cell>
          <table:table-cell table:formula="of:=COUNTIF([.F2:.F57];&quot;&lt;0&quot;)" office:value-type="float" office:value="13" calcext:value-type="float">
            <text:p>13</text:p>
          </table:table-cell>
          <table:table-cell table:formula="of:=COUNTIF([.G2:.G57];&quot;&lt;0&quot;)" office:value-type="float" office:value="10" calcext:value-type="float">
            <text:p>10</text:p>
          </table:table-cell>
          <table:table-cell table:formula="of:=COUNTIF([.H2:.H57];&quot;&lt;0&quot;)" office:value-type="float" office:value="11" calcext:value-type="float">
            <text:p>11</text:p>
          </table:table-cell>
          <table:table-cell table:formula="of:=COUNTIF([.I2:.I57];&quot;&lt;0&quot;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on-zero:</text:p>
          </table:table-cell>
          <table:table-cell table:number-columns-repeated="2"/>
          <table:table-cell table:style-name="ce17" table:formula="of:=[.D59]+[.D61]" office:value-type="float" office:value="52" calcext:value-type="float">
            <text:p>52</text:p>
          </table:table-cell>
          <table:table-cell table:style-name="ce17" table:formula="of:=[.E59]+[.E61]" office:value-type="float" office:value="51" calcext:value-type="float">
            <text:p>51</text:p>
          </table:table-cell>
          <table:table-cell table:style-name="ce17" table:formula="of:=[.F59]+[.F61]" office:value-type="float" office:value="53" calcext:value-type="float">
            <text:p>53</text:p>
          </table:table-cell>
          <table:table-cell table:style-name="ce17" table:formula="of:=[.G59]+[.G61]" office:value-type="float" office:value="52" calcext:value-type="float">
            <text:p>52</text:p>
          </table:table-cell>
          <table:table-cell table:style-name="ce17" table:formula="of:=[.H59]+[.H61]" office:value-type="float" office:value="52" calcext:value-type="float">
            <text:p>52</text:p>
          </table:table-cell>
          <table:table-cell table:style-name="ce17" table:formula="of:=[.I59]+[.I61]" office:value-type="float" office:value="50" calcext:value-type="float">
            <text:p>50</text:p>
          </table:table-cell>
          <table:table-cell table:number-columns-repeated="1015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48:56.830796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10T14:50:18.596304812</dc:date>
    <dc:creator>Tobias Kuhn</dc:creator>
    <meta:editing-duration>PT1M20S</meta:editing-duration>
    <meta:editing-cycles>3</meta:editing-cycles>
    <meta:document-statistic meta:table-count="2" meta:cell-count="1114" meta:object-count="0"/>
  </office:meta>
</office:document-meta>
</file>